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1EHZ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0.626" calcext:value-type="float">
            <text:p>50,626</text:p>
          </table:table-cell>
          <table:table-cell office:value-type="float" office:value="49.73" calcext:value-type="float">
            <text:p>49,73</text:p>
          </table:table-cell>
          <table:table-cell office:value-type="float" office:value="50.573" calcext:value-type="float">
            <text:p>50,573</text:p>
          </table:table-cell>
          <table:table-cell office:value-type="float" office:value="1" calcext:value-type="float">
            <text:p>1</text:p>
          </table:table-cell>
          <table:table-cell office:value-type="float" office:value="100.19" calcext:value-type="float">
            <text:p>100,1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54.635" calcext:value-type="float">
            <text:p>54,635</text:p>
          </table:table-cell>
          <table:table-cell office:value-type="float" office:value="50.42" calcext:value-type="float">
            <text:p>50,42</text:p>
          </table:table-cell>
          <table:table-cell office:value-type="float" office:value="53.741" calcext:value-type="float">
            <text:p>53,741</text:p>
          </table:table-cell>
          <table:table-cell office:value-type="float" office:value="1" calcext:value-type="float">
            <text:p>1</text:p>
          </table:table-cell>
          <table:table-cell office:value-type="float" office:value="100.19" calcext:value-type="float">
            <text:p>100,1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60.184" calcext:value-type="float">
            <text:p>60,184</text:p>
          </table:table-cell>
          <table:table-cell office:value-type="float" office:value="49.419" calcext:value-type="float">
            <text:p>49,419</text:p>
          </table:table-cell>
          <table:table-cell office:value-type="float" office:value="54.574" calcext:value-type="float">
            <text:p>54,574</text:p>
          </table:table-cell>
          <table:table-cell office:value-type="float" office:value="1" calcext:value-type="float">
            <text:p>1</text:p>
          </table:table-cell>
          <table:table-cell office:value-type="float" office:value="92.31" calcext:value-type="float">
            <text:p>92,3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65.295" calcext:value-type="float">
            <text:p>65,295</text:p>
          </table:table-cell>
          <table:table-cell office:value-type="float" office:value="47.868" calcext:value-type="float">
            <text:p>47,868</text:p>
          </table:table-cell>
          <table:table-cell office:value-type="float" office:value="51.793" calcext:value-type="float">
            <text:p>51,793</text:p>
          </table:table-cell>
          <table:table-cell office:value-type="float" office:value="1" calcext:value-type="float">
            <text:p>1</text:p>
          </table:table-cell>
          <table:table-cell office:value-type="float" office:value="79.34" calcext:value-type="float">
            <text:p>79,3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68.53" calcext:value-type="float">
            <text:p>68,53</text:p>
          </table:table-cell>
          <table:table-cell office:value-type="float" office:value="45.722" calcext:value-type="float">
            <text:p>45,722</text:p>
          </table:table-cell>
          <table:table-cell office:value-type="float" office:value="46.789" calcext:value-type="float">
            <text:p>46,789</text:p>
          </table:table-cell>
          <table:table-cell office:value-type="float" office:value="1" calcext:value-type="float">
            <text:p>1</text:p>
          </table:table-cell>
          <table:table-cell office:value-type="float" office:value="59.03" calcext:value-type="float">
            <text:p>59,0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69.15" calcext:value-type="float">
            <text:p>69,15</text:p>
          </table:table-cell>
          <table:table-cell office:value-type="float" office:value="45.179" calcext:value-type="float">
            <text:p>45,179</text:p>
          </table:table-cell>
          <table:table-cell office:value-type="float" office:value="41.392" calcext:value-type="float">
            <text:p>41,392</text:p>
          </table:table-cell>
          <table:table-cell office:value-type="float" office:value="1" calcext:value-type="float">
            <text:p>1</text:p>
          </table:table-cell>
          <table:table-cell office:value-type="float" office:value="55.09" calcext:value-type="float">
            <text:p>55,0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67.463" calcext:value-type="float">
            <text:p>67,463</text:p>
          </table:table-cell>
          <table:table-cell office:value-type="float" office:value="47.074" calcext:value-type="float">
            <text:p>47,074</text:p>
          </table:table-cell>
          <table:table-cell office:value-type="float" office:value="35.969" calcext:value-type="float">
            <text:p>35,969</text:p>
          </table:table-cell>
          <table:table-cell office:value-type="float" office:value="1" calcext:value-type="float">
            <text:p>1</text:p>
          </table:table-cell>
          <table:table-cell office:value-type="float" office:value="44.37" calcext:value-type="float">
            <text:p>44,3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63.884" calcext:value-type="float">
            <text:p>63,884</text:p>
          </table:table-cell>
          <table:table-cell office:value-type="float" office:value="49.282" calcext:value-type="float">
            <text:p>49,282</text:p>
          </table:table-cell>
          <table:table-cell office:value-type="float" office:value="30.858" calcext:value-type="float">
            <text:p>30,858</text:p>
          </table:table-cell>
          <table:table-cell office:value-type="float" office:value="1" calcext:value-type="float">
            <text:p>1</text:p>
          </table:table-cell>
          <table:table-cell office:value-type="float" office:value="36.77" calcext:value-type="float">
            <text:p>36,7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64.755" calcext:value-type="float">
            <text:p>64,755</text:p>
          </table:table-cell>
          <table:table-cell office:value-type="float" office:value="50.731" calcext:value-type="float">
            <text:p>50,731</text:p>
          </table:table-cell>
          <table:table-cell office:value-type="float" office:value="26.311" calcext:value-type="float">
            <text:p>26,311</text:p>
          </table:table-cell>
          <table:table-cell office:value-type="float" office:value="1" calcext:value-type="float">
            <text:p>1</text:p>
          </table:table-cell>
          <table:table-cell office:value-type="float" office:value="32.05" calcext:value-type="float">
            <text:p>32,0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61.504" calcext:value-type="float">
            <text:p>61,504</text:p>
          </table:table-cell>
          <table:table-cell office:value-type="float" office:value="51.328" calcext:value-type="float">
            <text:p>51,328</text:p>
          </table:table-cell>
          <table:table-cell office:value-type="float" office:value="21.232" calcext:value-type="float">
            <text:p>21,232</text:p>
          </table:table-cell>
          <table:table-cell office:value-type="float" office:value="1" calcext:value-type="float">
            <text:p>1</text:p>
          </table:table-cell>
          <table:table-cell office:value-type="float" office:value="44.21" calcext:value-type="float">
            <text:p>44,2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59.474" calcext:value-type="float">
            <text:p>59,474</text:p>
          </table:table-cell>
          <table:table-cell office:value-type="float" office:value="46.418" calcext:value-type="float">
            <text:p>46,418</text:p>
          </table:table-cell>
          <table:table-cell office:value-type="float" office:value="23.818" calcext:value-type="float">
            <text:p>23,818</text:p>
          </table:table-cell>
          <table:table-cell office:value-type="float" office:value="1" calcext:value-type="float">
            <text:p>1</text:p>
          </table:table-cell>
          <table:table-cell office:value-type="float" office:value="50.75" calcext:value-type="float">
            <text:p>50,7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60.976" calcext:value-type="float">
            <text:p>60,976</text:p>
          </table:table-cell>
          <table:table-cell office:value-type="float" office:value="41.853" calcext:value-type="float">
            <text:p>41,853</text:p>
          </table:table-cell>
          <table:table-cell office:value-type="float" office:value="26.874" calcext:value-type="float">
            <text:p>26,874</text:p>
          </table:table-cell>
          <table:table-cell office:value-type="float" office:value="1" calcext:value-type="float">
            <text:p>1</text:p>
          </table:table-cell>
          <table:table-cell office:value-type="float" office:value="57.65" calcext:value-type="float">
            <text:p>57,6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65.498" calcext:value-type="float">
            <text:p>65,498</text:p>
          </table:table-cell>
          <table:table-cell office:value-type="float" office:value="40.095" calcext:value-type="float">
            <text:p>40,095</text:p>
          </table:table-cell>
          <table:table-cell office:value-type="float" office:value="30.251" calcext:value-type="float">
            <text:p>30,251</text:p>
          </table:table-cell>
          <table:table-cell office:value-type="float" office:value="1" calcext:value-type="float">
            <text:p>1</text:p>
          </table:table-cell>
          <table:table-cell office:value-type="float" office:value="51.82" calcext:value-type="float">
            <text:p>51,8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71.499" calcext:value-type="float">
            <text:p>71,499</text:p>
          </table:table-cell>
          <table:table-cell office:value-type="float" office:value="42.582" calcext:value-type="float">
            <text:p>42,582</text:p>
          </table:table-cell>
          <table:table-cell office:value-type="float" office:value="32.585" calcext:value-type="float">
            <text:p>32,585</text:p>
          </table:table-cell>
          <table:table-cell office:value-type="float" office:value="1" calcext:value-type="float">
            <text:p>1</text:p>
          </table:table-cell>
          <table:table-cell office:value-type="float" office:value="52.69" calcext:value-type="float">
            <text:p>52,6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76.463" calcext:value-type="float">
            <text:p>76,463</text:p>
          </table:table-cell>
          <table:table-cell office:value-type="float" office:value="45.227" calcext:value-type="float">
            <text:p>45,227</text:p>
          </table:table-cell>
          <table:table-cell office:value-type="float" office:value="33.56" calcext:value-type="float">
            <text:p>33,56</text:p>
          </table:table-cell>
          <table:table-cell office:value-type="float" office:value="1" calcext:value-type="float">
            <text:p>1</text:p>
          </table:table-cell>
          <table:table-cell office:value-type="float" office:value="38.35" calcext:value-type="float">
            <text:p>38,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2U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79.106" calcext:value-type="float">
            <text:p>79,106</text:p>
          </table:table-cell>
          <table:table-cell office:value-type="float" office:value="49.914" calcext:value-type="float">
            <text:p>49,914</text:p>
          </table:table-cell>
          <table:table-cell office:value-type="float" office:value="35.099" calcext:value-type="float">
            <text:p>35,099</text:p>
          </table:table-cell>
          <table:table-cell office:value-type="float" office:value="1" calcext:value-type="float">
            <text:p>1</text:p>
          </table:table-cell>
          <table:table-cell office:value-type="float" office:value="64.01" calcext:value-type="float">
            <text:p>64,0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2U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83.371" calcext:value-type="float">
            <text:p>83,371</text:p>
          </table:table-cell>
          <table:table-cell office:value-type="float" office:value="53.708" calcext:value-type="float">
            <text:p>53,708</text:p>
          </table:table-cell>
          <table:table-cell office:value-type="float" office:value="33.472" calcext:value-type="float">
            <text:p>33,472</text:p>
          </table:table-cell>
          <table:table-cell office:value-type="float" office:value="1" calcext:value-type="float">
            <text:p>1</text:p>
          </table:table-cell>
          <table:table-cell office:value-type="float" office:value="82.84" calcext:value-type="float">
            <text:p>82,8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81.804" calcext:value-type="float">
            <text:p>81,804</text:p>
          </table:table-cell>
          <table:table-cell office:value-type="float" office:value="57.491" calcext:value-type="float">
            <text:p>57,491</text:p>
          </table:table-cell>
          <table:table-cell office:value-type="float" office:value="38.803" calcext:value-type="float">
            <text:p>38,803</text:p>
          </table:table-cell>
          <table:table-cell office:value-type="float" office:value="1" calcext:value-type="float">
            <text:p>1</text:p>
          </table:table-cell>
          <table:table-cell office:value-type="float" office:value="53.35" calcext:value-type="float">
            <text:p>53,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81.705" calcext:value-type="float">
            <text:p>81,705</text:p>
          </table:table-cell>
          <table:table-cell office:value-type="float" office:value="59.935" calcext:value-type="float">
            <text:p>59,935</text:p>
          </table:table-cell>
          <table:table-cell office:value-type="float" office:value="32.855" calcext:value-type="float">
            <text:p>32,855</text:p>
          </table:table-cell>
          <table:table-cell office:value-type="float" office:value="1" calcext:value-type="float">
            <text:p>1</text:p>
          </table:table-cell>
          <table:table-cell office:value-type="float" office:value="34.61" calcext:value-type="float">
            <text:p>34,6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79.212" calcext:value-type="float">
            <text:p>79,212</text:p>
          </table:table-cell>
          <table:table-cell office:value-type="float" office:value="62.27" calcext:value-type="float">
            <text:p>62,27</text:p>
          </table:table-cell>
          <table:table-cell office:value-type="float" office:value="27.169" calcext:value-type="float">
            <text:p>27,169</text:p>
          </table:table-cell>
          <table:table-cell office:value-type="float" office:value="1" calcext:value-type="float">
            <text:p>1</text:p>
          </table:table-cell>
          <table:table-cell office:value-type="float" office:value="37.57" calcext:value-type="float">
            <text:p>37,5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76.96" calcext:value-type="float">
            <text:p>76,96</text:p>
          </table:table-cell>
          <table:table-cell office:value-type="float" office:value="61.541" calcext:value-type="float">
            <text:p>61,541</text:p>
          </table:table-cell>
          <table:table-cell office:value-type="float" office:value="23.213" calcext:value-type="float">
            <text:p>23,213</text:p>
          </table:table-cell>
          <table:table-cell office:value-type="float" office:value="1" calcext:value-type="float">
            <text:p>1</text:p>
          </table:table-cell>
          <table:table-cell office:value-type="float" office:value="35.97" calcext:value-type="float">
            <text:p>35,9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76.122" calcext:value-type="float">
            <text:p>76,122</text:p>
          </table:table-cell>
          <table:table-cell office:value-type="float" office:value="55.607" calcext:value-type="float">
            <text:p>55,607</text:p>
          </table:table-cell>
          <table:table-cell office:value-type="float" office:value="20.624" calcext:value-type="float">
            <text:p>20,624</text:p>
          </table:table-cell>
          <table:table-cell office:value-type="float" office:value="1" calcext:value-type="float">
            <text:p>1</text:p>
          </table:table-cell>
          <table:table-cell office:value-type="float" office:value="36.77" calcext:value-type="float">
            <text:p>36,7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75.571" calcext:value-type="float">
            <text:p>75,571</text:p>
          </table:table-cell>
          <table:table-cell office:value-type="float" office:value="49.404" calcext:value-type="float">
            <text:p>49,404</text:p>
          </table:table-cell>
          <table:table-cell office:value-type="float" office:value="18.784" calcext:value-type="float">
            <text:p>18,784</text:p>
          </table:table-cell>
          <table:table-cell office:value-type="float" office:value="1" calcext:value-type="float">
            <text:p>1</text:p>
          </table:table-cell>
          <table:table-cell office:value-type="float" office:value="38.64" calcext:value-type="float">
            <text:p>38,6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75.691" calcext:value-type="float">
            <text:p>75,691</text:p>
          </table:table-cell>
          <table:table-cell office:value-type="float" office:value="43.814" calcext:value-type="float">
            <text:p>43,814</text:p>
          </table:table-cell>
          <table:table-cell office:value-type="float" office:value="17.17" calcext:value-type="float">
            <text:p>17,17</text:p>
          </table:table-cell>
          <table:table-cell office:value-type="float" office:value="1" calcext:value-type="float">
            <text:p>1</text:p>
          </table:table-cell>
          <table:table-cell office:value-type="float" office:value="44.02" calcext:value-type="float">
            <text:p>44,0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72.66" calcext:value-type="float">
            <text:p>72,66</text:p>
          </table:table-cell>
          <table:table-cell office:value-type="float" office:value="39.699" calcext:value-type="float">
            <text:p>39,699</text:p>
          </table:table-cell>
          <table:table-cell office:value-type="float" office:value="15.392" calcext:value-type="float">
            <text:p>15,392</text:p>
          </table:table-cell>
          <table:table-cell office:value-type="float" office:value="1" calcext:value-type="float">
            <text:p>1</text:p>
          </table:table-cell>
          <table:table-cell office:value-type="float" office:value="49.58" calcext:value-type="float">
            <text:p>49,5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2G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67.297" calcext:value-type="float">
            <text:p>67,297</text:p>
          </table:table-cell>
          <table:table-cell office:value-type="float" office:value="38.593" calcext:value-type="float">
            <text:p>38,593</text:p>
          </table:table-cell>
          <table:table-cell office:value-type="float" office:value="13.077" calcext:value-type="float">
            <text:p>13,077</text:p>
          </table:table-cell>
          <table:table-cell office:value-type="float" office:value="1" calcext:value-type="float">
            <text:p>1</text:p>
          </table:table-cell>
          <table:table-cell office:value-type="float" office:value="53.21" calcext:value-type="float">
            <text:p>53,2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62.86" calcext:value-type="float">
            <text:p>62,86</text:p>
          </table:table-cell>
          <table:table-cell office:value-type="float" office:value="40.709" calcext:value-type="float">
            <text:p>40,709</text:p>
          </table:table-cell>
          <table:table-cell office:value-type="float" office:value="10.569" calcext:value-type="float">
            <text:p>10,569</text:p>
          </table:table-cell>
          <table:table-cell office:value-type="float" office:value="1" calcext:value-type="float">
            <text:p>1</text:p>
          </table:table-cell>
          <table:table-cell office:value-type="float" office:value="53.96" calcext:value-type="float">
            <text:p>53,9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61.715" calcext:value-type="float">
            <text:p>61,715</text:p>
          </table:table-cell>
          <table:table-cell office:value-type="float" office:value="44.551" calcext:value-type="float">
            <text:p>44,551</text:p>
          </table:table-cell>
          <table:table-cell office:value-type="float" office:value="6.429" calcext:value-type="float">
            <text:p>6,429</text:p>
          </table:table-cell>
          <table:table-cell office:value-type="float" office:value="1" calcext:value-type="float">
            <text:p>1</text:p>
          </table:table-cell>
          <table:table-cell office:value-type="float" office:value="61.6" calcext:value-type="float">
            <text:p>61,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64.134" calcext:value-type="float">
            <text:p>64,134</text:p>
          </table:table-cell>
          <table:table-cell office:value-type="float" office:value="46.81" calcext:value-type="float">
            <text:p>46,81</text:p>
          </table:table-cell>
          <table:table-cell office:value-type="float" office:value="1.715" calcext:value-type="float">
            <text:p>1,715</text:p>
          </table:table-cell>
          <table:table-cell office:value-type="float" office:value="1" calcext:value-type="float">
            <text:p>1</text:p>
          </table:table-cell>
          <table:table-cell office:value-type="float" office:value="65.77" calcext:value-type="float">
            <text:p>65,7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69.148" calcext:value-type="float">
            <text:p>69,148</text:p>
          </table:table-cell>
          <table:table-cell office:value-type="float" office:value="46.986" calcext:value-type="float">
            <text:p>46,986</text:p>
          </table:table-cell>
          <table:table-cell office:value-type="float" office:value="-1.875" calcext:value-type="float">
            <text:p>-1,875</text:p>
          </table:table-cell>
          <table:table-cell office:value-type="float" office:value="1" calcext:value-type="float">
            <text:p>1</text:p>
          </table:table-cell>
          <table:table-cell office:value-type="float" office:value="63.15" calcext:value-type="float">
            <text:p>63,1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74.53" calcext:value-type="float">
            <text:p>74,53</text:p>
          </table:table-cell>
          <table:table-cell office:value-type="float" office:value="45.886" calcext:value-type="float">
            <text:p>45,886</text:p>
          </table:table-cell>
          <table:table-cell office:value-type="float" office:value="-4.075" calcext:value-type="float">
            <text:p>-4,075</text:p>
          </table:table-cell>
          <table:table-cell office:value-type="float" office:value="1" calcext:value-type="float">
            <text:p>1</text:p>
          </table:table-cell>
          <table:table-cell office:value-type="float" office:value="69.42" calcext:value-type="float">
            <text:p>69,4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MC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77.644" calcext:value-type="float">
            <text:p>77,644</text:p>
          </table:table-cell>
          <table:table-cell office:value-type="float" office:value="41.515" calcext:value-type="float">
            <text:p>41,515</text:p>
          </table:table-cell>
          <table:table-cell office:value-type="float" office:value="-5.33" calcext:value-type="float">
            <text:p>-5,33</text:p>
          </table:table-cell>
          <table:table-cell office:value-type="float" office:value="1" calcext:value-type="float">
            <text:p>1</text:p>
          </table:table-cell>
          <table:table-cell office:value-type="float" office:value="70.88" calcext:value-type="float">
            <text:p>70,8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76.971" calcext:value-type="float">
            <text:p>76,971</text:p>
          </table:table-cell>
          <table:table-cell office:value-type="float" office:value="35.962" calcext:value-type="float">
            <text:p>35,962</text:p>
          </table:table-cell>
          <table:table-cell office:value-type="float" office:value="-6.783" calcext:value-type="float">
            <text:p>-6,783</text:p>
          </table:table-cell>
          <table:table-cell office:value-type="float" office:value="1" calcext:value-type="float">
            <text:p>1</text:p>
          </table:table-cell>
          <table:table-cell office:value-type="float" office:value="72.91" calcext:value-type="float">
            <text:p>72,9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office:value-type="float" office:value="73.785" calcext:value-type="float">
            <text:p>73,785</text:p>
          </table:table-cell>
          <table:table-cell office:value-type="float" office:value="32.556" calcext:value-type="float">
            <text:p>32,556</text:p>
          </table:table-cell>
          <table:table-cell office:value-type="float" office:value="-9.678" calcext:value-type="float">
            <text:p>-9,678</text:p>
          </table:table-cell>
          <table:table-cell office:value-type="float" office:value="1" calcext:value-type="float">
            <text:p>1</text:p>
          </table:table-cell>
          <table:table-cell office:value-type="float" office:value="71.12" calcext:value-type="float">
            <text:p>71,1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69.287" calcext:value-type="float">
            <text:p>69,287</text:p>
          </table:table-cell>
          <table:table-cell office:value-type="float" office:value="35.959" calcext:value-type="float">
            <text:p>35,959</text:p>
          </table:table-cell>
          <table:table-cell office:value-type="float" office:value="-8.637" calcext:value-type="float">
            <text:p>-8,637</text:p>
          </table:table-cell>
          <table:table-cell office:value-type="float" office:value="1" calcext:value-type="float">
            <text:p>1</text:p>
          </table:table-cell>
          <table:table-cell office:value-type="float" office:value="69.94" calcext:value-type="float">
            <text:p>69,9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66.113" calcext:value-type="float">
            <text:p>66,113</text:p>
          </table:table-cell>
          <table:table-cell office:value-type="float" office:value="36.647" calcext:value-type="float">
            <text:p>36,647</text:p>
          </table:table-cell>
          <table:table-cell office:value-type="float" office:value="-4.115" calcext:value-type="float">
            <text:p>-4,115</text:p>
          </table:table-cell>
          <table:table-cell office:value-type="float" office:value="1" calcext:value-type="float">
            <text:p>1</text:p>
          </table:table-cell>
          <table:table-cell office:value-type="float" office:value="81.67" calcext:value-type="float">
            <text:p>81,6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YG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66.875" calcext:value-type="float">
            <text:p>66,875</text:p>
          </table:table-cell>
          <table:table-cell office:value-type="float" office:value="35.46" calcext:value-type="float">
            <text:p>35,46</text:p>
          </table:table-cell>
          <table:table-cell office:value-type="float" office:value="1.815" calcext:value-type="float">
            <text:p>1,815</text:p>
          </table:table-cell>
          <table:table-cell office:value-type="float" office:value="1" calcext:value-type="float">
            <text:p>1</text:p>
          </table:table-cell>
          <table:table-cell office:value-type="float" office:value="99.01" calcext:value-type="float">
            <text:p>99,0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69.075" calcext:value-type="float">
            <text:p>69,075</text:p>
          </table:table-cell>
          <table:table-cell office:value-type="float" office:value="33.984" calcext:value-type="float">
            <text:p>33,984</text:p>
          </table:table-cell>
          <table:table-cell office:value-type="float" office:value="6.915" calcext:value-type="float">
            <text:p>6,915</text:p>
          </table:table-cell>
          <table:table-cell office:value-type="float" office:value="1" calcext:value-type="float">
            <text:p>1</text:p>
          </table:table-cell>
          <table:table-cell office:value-type="float" office:value="95.95" calcext:value-type="float">
            <text:p>95,9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U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73.308" calcext:value-type="float">
            <text:p>73,308</text:p>
          </table:table-cell>
          <table:table-cell office:value-type="float" office:value="34.151" calcext:value-type="float">
            <text:p>34,151</text:p>
          </table:table-cell>
          <table:table-cell office:value-type="float" office:value="9.814" calcext:value-type="float">
            <text:p>9,814</text:p>
          </table:table-cell>
          <table:table-cell office:value-type="float" office:value="1" calcext:value-type="float">
            <text:p>1</text:p>
          </table:table-cell>
          <table:table-cell office:value-type="float" office:value="92.76" calcext:value-type="float">
            <text:p>92,7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5MC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78.152" calcext:value-type="float">
            <text:p>78,152</text:p>
          </table:table-cell>
          <table:table-cell office:value-type="float" office:value="36.942" calcext:value-type="float">
            <text:p>36,942</text:p>
          </table:table-cell>
          <table:table-cell office:value-type="float" office:value="10.553" calcext:value-type="float">
            <text:p>10,553</text:p>
          </table:table-cell>
          <table:table-cell office:value-type="float" office:value="1" calcext:value-type="float">
            <text:p>1</text:p>
          </table:table-cell>
          <table:table-cell office:value-type="float" office:value="79.24" calcext:value-type="float">
            <text:p>79,2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float" office:value="80.313" calcext:value-type="float">
            <text:p>80,313</text:p>
          </table:table-cell>
          <table:table-cell office:value-type="float" office:value="42.447" calcext:value-type="float">
            <text:p>42,447</text:p>
          </table:table-cell>
          <table:table-cell office:value-type="float" office:value="9.767" calcext:value-type="float">
            <text:p>9,767</text:p>
          </table:table-cell>
          <table:table-cell office:value-type="float" office:value="1" calcext:value-type="float">
            <text:p>1</text:p>
          </table:table-cell>
          <table:table-cell office:value-type="float" office:value="63.29" calcext:value-type="float">
            <text:p>63,2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79.705" calcext:value-type="float">
            <text:p>79,705</text:p>
          </table:table-cell>
          <table:table-cell office:value-type="float" office:value="47.861" calcext:value-type="float">
            <text:p>47,861</text:p>
          </table:table-cell>
          <table:table-cell office:value-type="float" office:value="9.545" calcext:value-type="float">
            <text:p>9,545</text:p>
          </table:table-cell>
          <table:table-cell office:value-type="float" office:value="1" calcext:value-type="float">
            <text:p>1</text:p>
          </table:table-cell>
          <table:table-cell office:value-type="float" office:value="53.54" calcext:value-type="float">
            <text:p>53,5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76.348" calcext:value-type="float">
            <text:p>76,348</text:p>
          </table:table-cell>
          <table:table-cell office:value-type="float" office:value="53.024" calcext:value-type="float">
            <text:p>53,024</text:p>
          </table:table-cell>
          <table:table-cell office:value-type="float" office:value="9.953" calcext:value-type="float">
            <text:p>9,953</text:p>
          </table:table-cell>
          <table:table-cell office:value-type="float" office:value="1" calcext:value-type="float">
            <text:p>1</text:p>
          </table:table-cell>
          <table:table-cell office:value-type="float" office:value="59.25" calcext:value-type="float">
            <text:p>59,2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71.83" calcext:value-type="float">
            <text:p>71,83</text:p>
          </table:table-cell>
          <table:table-cell office:value-type="float" office:value="56.434" calcext:value-type="float">
            <text:p>56,434</text:p>
          </table:table-cell>
          <table:table-cell office:value-type="float" office:value="11.191" calcext:value-type="float">
            <text:p>11,191</text:p>
          </table:table-cell>
          <table:table-cell office:value-type="float" office:value="1" calcext:value-type="float">
            <text:p>1</text:p>
          </table:table-cell>
          <table:table-cell office:value-type="float" office:value="59.72" calcext:value-type="float">
            <text:p>59,7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float" office:value="66.47" calcext:value-type="float">
            <text:p>66,47</text:p>
          </table:table-cell>
          <table:table-cell office:value-type="float" office:value="57.914" calcext:value-type="float">
            <text:p>57,914</text:p>
          </table:table-cell>
          <table:table-cell office:value-type="float" office:value="13.62" calcext:value-type="float">
            <text:p>13,62</text:p>
          </table:table-cell>
          <table:table-cell office:value-type="float" office:value="1" calcext:value-type="float">
            <text:p>1</text:p>
          </table:table-cell>
          <table:table-cell office:value-type="float" office:value="58.58" calcext:value-type="float">
            <text:p>58,5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7MG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float" office:value="63.905" calcext:value-type="float">
            <text:p>63,905</text:p>
          </table:table-cell>
          <table:table-cell office:value-type="float" office:value="57.326" calcext:value-type="float">
            <text:p>57,326</text:p>
          </table:table-cell>
          <table:table-cell office:value-type="float" office:value="18.31" calcext:value-type="float">
            <text:p>18,31</text:p>
          </table:table-cell>
          <table:table-cell office:value-type="float" office:value="1" calcext:value-type="float">
            <text:p>1</text:p>
          </table:table-cell>
          <table:table-cell office:value-type="float" office:value="53.01" calcext:value-type="float">
            <text:p>53,0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61.607" calcext:value-type="float">
            <text:p>61,607</text:p>
          </table:table-cell>
          <table:table-cell office:value-type="float" office:value="57.698" calcext:value-type="float">
            <text:p>57,698</text:p>
          </table:table-cell>
          <table:table-cell office:value-type="float" office:value="23.777" calcext:value-type="float">
            <text:p>23,777</text:p>
          </table:table-cell>
          <table:table-cell office:value-type="float" office:value="1" calcext:value-type="float">
            <text:p>1</text:p>
          </table:table-cell>
          <table:table-cell office:value-type="float" office:value="47.19" calcext:value-type="float">
            <text:p>47,1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65.235" calcext:value-type="float">
            <text:p>65,235</text:p>
          </table:table-cell>
          <table:table-cell office:value-type="float" office:value="59.648" calcext:value-type="float">
            <text:p>59,648</text:p>
          </table:table-cell>
          <table:table-cell office:value-type="float" office:value="28.26" calcext:value-type="float">
            <text:p>28,26</text:p>
          </table:table-cell>
          <table:table-cell office:value-type="float" office:value="1" calcext:value-type="float">
            <text:p>1</text:p>
          </table:table-cell>
          <table:table-cell office:value-type="float" office:value="51.91" calcext:value-type="float">
            <text:p>51,9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5MC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65.638" calcext:value-type="float">
            <text:p>65,638</text:p>
          </table:table-cell>
          <table:table-cell office:value-type="float" office:value="54.464" calcext:value-type="float">
            <text:p>54,464</text:p>
          </table:table-cell>
          <table:table-cell office:value-type="float" office:value="33.461" calcext:value-type="float">
            <text:p>33,461</text:p>
          </table:table-cell>
          <table:table-cell office:value-type="float" office:value="1" calcext:value-type="float">
            <text:p>1</text:p>
          </table:table-cell>
          <table:table-cell office:value-type="float" office:value="31.61" calcext:value-type="float">
            <text:p>31,6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62.421" calcext:value-type="float">
            <text:p>62,421</text:p>
          </table:table-cell>
          <table:table-cell office:value-type="float" office:value="58.828" calcext:value-type="float">
            <text:p>58,828</text:p>
          </table:table-cell>
          <table:table-cell office:value-type="float" office:value="32.744" calcext:value-type="float">
            <text:p>32,744</text:p>
          </table:table-cell>
          <table:table-cell office:value-type="float" office:value="1" calcext:value-type="float">
            <text:p>1</text:p>
          </table:table-cell>
          <table:table-cell office:value-type="float" office:value="33.43" calcext:value-type="float">
            <text:p>33,4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float" office:value="60.854" calcext:value-type="float">
            <text:p>60,854</text:p>
          </table:table-cell>
          <table:table-cell office:value-type="float" office:value="63.992" calcext:value-type="float">
            <text:p>63,992</text:p>
          </table:table-cell>
          <table:table-cell office:value-type="float" office:value="34.167" calcext:value-type="float">
            <text:p>34,167</text:p>
          </table:table-cell>
          <table:table-cell office:value-type="float" office:value="1" calcext:value-type="float">
            <text:p>1</text:p>
          </table:table-cell>
          <table:table-cell office:value-type="float" office:value="39.01" calcext:value-type="float">
            <text:p>39,0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float" office:value="61.706" calcext:value-type="float">
            <text:p>61,706</text:p>
          </table:table-cell>
          <table:table-cell office:value-type="float" office:value="68.803" calcext:value-type="float">
            <text:p>68,803</text:p>
          </table:table-cell>
          <table:table-cell office:value-type="float" office:value="37.121" calcext:value-type="float">
            <text:p>37,121</text:p>
          </table:table-cell>
          <table:table-cell office:value-type="float" office:value="1" calcext:value-type="float">
            <text:p>1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3" calcext:value-type="float">
            <text:p>53</text:p>
          </table:table-cell>
          <table:table-cell office:value-type="float" office:value="65.414" calcext:value-type="float">
            <text:p>65,414</text:p>
          </table:table-cell>
          <table:table-cell office:value-type="float" office:value="71.746" calcext:value-type="float">
            <text:p>71,746</text:p>
          </table:table-cell>
          <table:table-cell office:value-type="float" office:value="40.572" calcext:value-type="float">
            <text:p>40,572</text:p>
          </table:table-cell>
          <table:table-cell office:value-type="float" office:value="1" calcext:value-type="float">
            <text:p>1</text:p>
          </table:table-cell>
          <table:table-cell office:value-type="float" office:value="37.07" calcext:value-type="float">
            <text:p>37,0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5MU</text:p>
          </table:table-cell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office:value-type="float" office:value="70.668" calcext:value-type="float">
            <text:p>70,668</text:p>
          </table:table-cell>
          <table:table-cell office:value-type="float" office:value="72.485" calcext:value-type="float">
            <text:p>72,485</text:p>
          </table:table-cell>
          <table:table-cell office:value-type="float" office:value="43.743" calcext:value-type="float">
            <text:p>43,743</text:p>
          </table:table-cell>
          <table:table-cell office:value-type="float" office:value="1" calcext:value-type="float">
            <text:p>1</text:p>
          </table:table-cell>
          <table:table-cell office:value-type="float" office:value="37.08" calcext:value-type="float">
            <text:p>37,0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U</text:p>
          </table:table-cell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float" office:value="75.925" calcext:value-type="float">
            <text:p>75,925</text:p>
          </table:table-cell>
          <table:table-cell office:value-type="float" office:value="72.471" calcext:value-type="float">
            <text:p>72,471</text:p>
          </table:table-cell>
          <table:table-cell office:value-type="float" office:value="43.991" calcext:value-type="float">
            <text:p>43,991</text:p>
          </table:table-cell>
          <table:table-cell office:value-type="float" office:value="1" calcext:value-type="float">
            <text:p>1</text:p>
          </table:table-cell>
          <table:table-cell office:value-type="float" office:value="43.83" calcext:value-type="float">
            <text:p>43,8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79.893" calcext:value-type="float">
            <text:p>79,893</text:p>
          </table:table-cell>
          <table:table-cell office:value-type="float" office:value="73.323" calcext:value-type="float">
            <text:p>73,323</text:p>
          </table:table-cell>
          <table:table-cell office:value-type="float" office:value="40.427" calcext:value-type="float">
            <text:p>40,427</text:p>
          </table:table-cell>
          <table:table-cell office:value-type="float" office:value="1" calcext:value-type="float">
            <text:p>1</text:p>
          </table:table-cell>
          <table:table-cell office:value-type="float" office:value="37.81" calcext:value-type="float">
            <text:p>37,8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office:value-type="float" office:value="76.379" calcext:value-type="float">
            <text:p>76,379</text:p>
          </table:table-cell>
          <table:table-cell office:value-type="float" office:value="72.458" calcext:value-type="float">
            <text:p>72,458</text:p>
          </table:table-cell>
          <table:table-cell office:value-type="float" office:value="36.349" calcext:value-type="float">
            <text:p>36,349</text:p>
          </table:table-cell>
          <table:table-cell office:value-type="float" office:value="1" calcext:value-type="float">
            <text:p>1</text:p>
          </table:table-cell>
          <table:table-cell office:value-type="float" office:value="32.12" calcext:value-type="float">
            <text:p>32,1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MA</text:p>
          </table:table-cell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office:value-type="float" office:value="73.77" calcext:value-type="float">
            <text:p>73,77</text:p>
          </table:table-cell>
          <table:table-cell office:value-type="float" office:value="67.765" calcext:value-type="float">
            <text:p>67,765</text:p>
          </table:table-cell>
          <table:table-cell office:value-type="float" office:value="34.057" calcext:value-type="float">
            <text:p>34,057</text:p>
          </table:table-cell>
          <table:table-cell office:value-type="float" office:value="1" calcext:value-type="float">
            <text:p>1</text:p>
          </table:table-cell>
          <table:table-cell office:value-type="float" office:value="30.65" calcext:value-type="float">
            <text:p>30,6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72.617" calcext:value-type="float">
            <text:p>72,617</text:p>
          </table:table-cell>
          <table:table-cell office:value-type="float" office:value="61.53" calcext:value-type="float">
            <text:p>61,53</text:p>
          </table:table-cell>
          <table:table-cell office:value-type="float" office:value="31.733" calcext:value-type="float">
            <text:p>31,73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71.267" calcext:value-type="float">
            <text:p>71,267</text:p>
          </table:table-cell>
          <table:table-cell office:value-type="float" office:value="59.539" calcext:value-type="float">
            <text:p>59,539</text:p>
          </table:table-cell>
          <table:table-cell office:value-type="float" office:value="36.803" calcext:value-type="float">
            <text:p>36,803</text:p>
          </table:table-cell>
          <table:table-cell office:value-type="float" office:value="1" calcext:value-type="float">
            <text:p>1</text:p>
          </table:table-cell>
          <table:table-cell office:value-type="float" office:value="33.56" calcext:value-type="float">
            <text:p>33,5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 office:value-type="float" office:value="74.243" calcext:value-type="float">
            <text:p>74,243</text:p>
          </table:table-cell>
          <table:table-cell office:value-type="float" office:value="55.584" calcext:value-type="float">
            <text:p>55,584</text:p>
          </table:table-cell>
          <table:table-cell office:value-type="float" office:value="41.447" calcext:value-type="float">
            <text:p>41,447</text:p>
          </table:table-cell>
          <table:table-cell office:value-type="float" office:value="1" calcext:value-type="float">
            <text:p>1</text:p>
          </table:table-cell>
          <table:table-cell office:value-type="float" office:value="42.61" calcext:value-type="float">
            <text:p>42,6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72.777" calcext:value-type="float">
            <text:p>72,777</text:p>
          </table:table-cell>
          <table:table-cell office:value-type="float" office:value="57.319" calcext:value-type="float">
            <text:p>57,319</text:p>
          </table:table-cell>
          <table:table-cell office:value-type="float" office:value="46.334" calcext:value-type="float">
            <text:p>46,334</text:p>
          </table:table-cell>
          <table:table-cell office:value-type="float" office:value="1" calcext:value-type="float">
            <text:p>1</text:p>
          </table:table-cell>
          <table:table-cell office:value-type="float" office:value="42.33" calcext:value-type="float">
            <text:p>42,3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68.913" calcext:value-type="float">
            <text:p>68,913</text:p>
          </table:table-cell>
          <table:table-cell office:value-type="float" office:value="58.881" calcext:value-type="float">
            <text:p>58,881</text:p>
          </table:table-cell>
          <table:table-cell office:value-type="float" office:value="49.918" calcext:value-type="float">
            <text:p>49,918</text:p>
          </table:table-cell>
          <table:table-cell office:value-type="float" office:value="1" calcext:value-type="float">
            <text:p>1</text:p>
          </table:table-cell>
          <table:table-cell office:value-type="float" office:value="43.35" calcext:value-type="float">
            <text:p>43,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63.129" calcext:value-type="float">
            <text:p>63,129</text:p>
          </table:table-cell>
          <table:table-cell office:value-type="float" office:value="59.542" calcext:value-type="float">
            <text:p>59,542</text:p>
          </table:table-cell>
          <table:table-cell office:value-type="float" office:value="50.943" calcext:value-type="float">
            <text:p>50,943</text:p>
          </table:table-cell>
          <table:table-cell office:value-type="float" office:value="1" calcext:value-type="float">
            <text:p>1</text:p>
          </table:table-cell>
          <table:table-cell office:value-type="float" office:value="57.75" calcext:value-type="float">
            <text:p>57,7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float" office:value="58.068" calcext:value-type="float">
            <text:p>58,068</text:p>
          </table:table-cell>
          <table:table-cell office:value-type="float" office:value="58.186" calcext:value-type="float">
            <text:p>58,186</text:p>
          </table:table-cell>
          <table:table-cell office:value-type="float" office:value="49.152" calcext:value-type="float">
            <text:p>49,152</text:p>
          </table:table-cell>
          <table:table-cell office:value-type="float" office:value="1" calcext:value-type="float">
            <text:p>1</text:p>
          </table:table-cell>
          <table:table-cell office:value-type="float" office:value="58.45" calcext:value-type="float">
            <text:p>58,4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54.074" calcext:value-type="float">
            <text:p>54,074</text:p>
          </table:table-cell>
          <table:table-cell office:value-type="float" office:value="55.782" calcext:value-type="float">
            <text:p>55,782</text:p>
          </table:table-cell>
          <table:table-cell office:value-type="float" office:value="45.41" calcext:value-type="float">
            <text:p>45,41</text:p>
          </table:table-cell>
          <table:table-cell office:value-type="float" office:value="1" calcext:value-type="float">
            <text:p>1</text:p>
          </table:table-cell>
          <table:table-cell office:value-type="float" office:value="48.51" calcext:value-type="float">
            <text:p>48,5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67" calcext:value-type="float">
            <text:p>67</text:p>
          </table:table-cell>
          <table:table-cell office:value-type="float" office:value="51.95" calcext:value-type="float">
            <text:p>51,95</text:p>
          </table:table-cell>
          <table:table-cell office:value-type="float" office:value="52.18" calcext:value-type="float">
            <text:p>52,18</text:p>
          </table:table-cell>
          <table:table-cell office:value-type="float" office:value="41.62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office:value-type="float" office:value="46.84" calcext:value-type="float">
            <text:p>46,8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52.371" calcext:value-type="float">
            <text:p>52,371</text:p>
          </table:table-cell>
          <table:table-cell office:value-type="float" office:value="46.894" calcext:value-type="float">
            <text:p>46,894</text:p>
          </table:table-cell>
          <table:table-cell office:value-type="float" office:value="38.917" calcext:value-type="float">
            <text:p>38,917</text:p>
          </table:table-cell>
          <table:table-cell office:value-type="float" office:value="1" calcext:value-type="float">
            <text:p>1</text:p>
          </table:table-cell>
          <table:table-cell office:value-type="float" office:value="42.45" calcext:value-type="float">
            <text:p>42,4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54.151" calcext:value-type="float">
            <text:p>54,151</text:p>
          </table:table-cell>
          <table:table-cell office:value-type="float" office:value="41.542" calcext:value-type="float">
            <text:p>41,542</text:p>
          </table:table-cell>
          <table:table-cell office:value-type="float" office:value="38.559" calcext:value-type="float">
            <text:p>38,559</text:p>
          </table:table-cell>
          <table:table-cell office:value-type="float" office:value="1" calcext:value-type="float">
            <text:p>1</text:p>
          </table:table-cell>
          <table:table-cell office:value-type="float" office:value="39.53" calcext:value-type="float">
            <text:p>39,5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56.232" calcext:value-type="float">
            <text:p>56,232</text:p>
          </table:table-cell>
          <table:table-cell office:value-type="float" office:value="37.065" calcext:value-type="float">
            <text:p>37,065</text:p>
          </table:table-cell>
          <table:table-cell office:value-type="float" office:value="41.726" calcext:value-type="float">
            <text:p>41,726</text:p>
          </table:table-cell>
          <table:table-cell office:value-type="float" office:value="1" calcext:value-type="float">
            <text:p>1</text:p>
          </table:table-cell>
          <table:table-cell office:value-type="float" office:value="41.13" calcext:value-type="float">
            <text:p>41,1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57.514" calcext:value-type="float">
            <text:p>57,514</text:p>
          </table:table-cell>
          <table:table-cell office:value-type="float" office:value="33.856" calcext:value-type="float">
            <text:p>33,856</text:p>
          </table:table-cell>
          <table:table-cell office:value-type="float" office:value="46.509" calcext:value-type="float">
            <text:p>46,509</text:p>
          </table:table-cell>
          <table:table-cell office:value-type="float" office:value="1" calcext:value-type="float">
            <text:p>1</text:p>
          </table:table-cell>
          <table:table-cell office:value-type="float" office:value="51.79" calcext:value-type="float">
            <text:p>51,7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float" office:value="57.094" calcext:value-type="float">
            <text:p>57,094</text:p>
          </table:table-cell>
          <table:table-cell office:value-type="float" office:value="33.402" calcext:value-type="float">
            <text:p>33,402</text:p>
          </table:table-cell>
          <table:table-cell office:value-type="float" office:value="52.426" calcext:value-type="float">
            <text:p>52,426</text:p>
          </table:table-cell>
          <table:table-cell office:value-type="float" office:value="1" calcext:value-type="float">
            <text:p>1</text:p>
          </table:table-cell>
          <table:table-cell office:value-type="float" office:value="73.67" calcext:value-type="float">
            <text:p>73,6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54.383" calcext:value-type="float">
            <text:p>54,383</text:p>
          </table:table-cell>
          <table:table-cell office:value-type="float" office:value="35.178" calcext:value-type="float">
            <text:p>35,178</text:p>
          </table:table-cell>
          <table:table-cell office:value-type="float" office:value="57.55" calcext:value-type="float">
            <text:p>57,55</text:p>
          </table:table-cell>
          <table:table-cell office:value-type="float" office:value="1" calcext:value-type="float">
            <text:p>1</text:p>
          </table:table-cell>
          <table:table-cell office:value-type="float" office:value="79.81" calcext:value-type="float">
            <text:p>79,8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74" calcext:value-type="float">
            <text:p>74</text:p>
          </table:table-cell>
          <table:table-cell office:value-type="float" office:value="49.934" calcext:value-type="float">
            <text:p>49,934</text:p>
          </table:table-cell>
          <table:table-cell office:value-type="float" office:value="37.68" calcext:value-type="float">
            <text:p>37,68</text:p>
          </table:table-cell>
          <table:table-cell office:value-type="float" office:value="60.03" calcext:value-type="float">
            <text:p>60,03</text:p>
          </table:table-cell>
          <table:table-cell office:value-type="float" office:value="1" calcext:value-type="float">
            <text:p>1</text:p>
          </table:table-cell>
          <table:table-cell office:value-type="float" office:value="78.48" calcext:value-type="float">
            <text:p>78,4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75" calcext:value-type="float">
            <text:p>75</text:p>
          </table:table-cell>
          <table:table-cell office:value-type="float" office:value="44.492" calcext:value-type="float">
            <text:p>44,492</text:p>
          </table:table-cell>
          <table:table-cell office:value-type="float" office:value="38.295" calcext:value-type="float">
            <text:p>38,295</text:p>
          </table:table-cell>
          <table:table-cell office:value-type="float" office:value="59.994" calcext:value-type="float">
            <text:p>59,99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float" office:value="40.334" calcext:value-type="float">
            <text:p>40,334</text:p>
          </table:table-cell>
          <table:table-cell office:value-type="float" office:value="35.77" calcext:value-type="float">
            <text:p>35,77</text:p>
          </table:table-cell>
          <table:table-cell office:value-type="float" office:value="58.33" calcext:value-type="float">
            <text:p>58,3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,54</text:p>
          </table:table-cell>
          <table:table-cell office:value-type="string" calcext:value-type="string">
            <text:p>P</text:p>
          </table:table-cell>
        </table:table-row>
      </table:table>
      <table:table table:name="1EVV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2.4" calcext:value-type="float">
            <text:p>22,4</text:p>
          </table:table-cell>
          <table:table-cell office:value-type="float" office:value="4.865" calcext:value-type="float">
            <text:p>4,865</text:p>
          </table:table-cell>
          <table:table-cell office:value-type="float" office:value="49.778" calcext:value-type="float">
            <text:p>49,778</text:p>
          </table:table-cell>
          <table:table-cell office:value-type="float" office:value="1" calcext:value-type="float">
            <text:p>1</text:p>
          </table:table-cell>
          <table:table-cell office:value-type="float" office:value="119.67" calcext:value-type="float">
            <text:p>119,6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27.31" calcext:value-type="float">
            <text:p>27,31</text:p>
          </table:table-cell>
          <table:table-cell office:value-type="float" office:value="5.219" calcext:value-type="float">
            <text:p>5,219</text:p>
          </table:table-cell>
          <table:table-cell office:value-type="float" office:value="54.943" calcext:value-type="float">
            <text:p>54,943</text:p>
          </table:table-cell>
          <table:table-cell office:value-type="float" office:value="1" calcext:value-type="float">
            <text:p>1</text:p>
          </table:table-cell>
          <table:table-cell office:value-type="float" office:value="107.53" calcext:value-type="float">
            <text:p>107,5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32.339" calcext:value-type="float">
            <text:p>32,339</text:p>
          </table:table-cell>
          <table:table-cell office:value-type="float" office:value="4.709" calcext:value-type="float">
            <text:p>4,709</text:p>
          </table:table-cell>
          <table:table-cell office:value-type="float" office:value="54.738" calcext:value-type="float">
            <text:p>54,738</text:p>
          </table:table-cell>
          <table:table-cell office:value-type="float" office:value="1" calcext:value-type="float">
            <text:p>1</text:p>
          </table:table-cell>
          <table:table-cell office:value-type="float" office:value="98.04" calcext:value-type="float">
            <text:p>98,0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7.411" calcext:value-type="float">
            <text:p>37,411</text:p>
          </table:table-cell>
          <table:table-cell office:value-type="float" office:value="3.1" calcext:value-type="float">
            <text:p>3,1</text:p>
          </table:table-cell>
          <table:table-cell office:value-type="float" office:value="51.73" calcext:value-type="float">
            <text:p>51,73</text:p>
          </table:table-cell>
          <table:table-cell office:value-type="float" office:value="1" calcext:value-type="float">
            <text:p>1</text:p>
          </table:table-cell>
          <table:table-cell office:value-type="float" office:value="78.4" calcext:value-type="float">
            <text:p>78,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40.88" calcext:value-type="float">
            <text:p>40,88</text:p>
          </table:table-cell>
          <table:table-cell office:value-type="float" office:value="1.127" calcext:value-type="float">
            <text:p>1,127</text:p>
          </table:table-cell>
          <table:table-cell office:value-type="float" office:value="47.065" calcext:value-type="float">
            <text:p>47,065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,4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41.668" calcext:value-type="float">
            <text:p>41,668</text:p>
          </table:table-cell>
          <table:table-cell office:value-type="float" office:value="0.63" calcext:value-type="float">
            <text:p>0,63</text:p>
          </table:table-cell>
          <table:table-cell office:value-type="float" office:value="41.603" calcext:value-type="float">
            <text:p>41,603</text:p>
          </table:table-cell>
          <table:table-cell office:value-type="float" office:value="1" calcext:value-type="float">
            <text:p>1</text:p>
          </table:table-cell>
          <table:table-cell office:value-type="float" office:value="60.44" calcext:value-type="float">
            <text:p>60,4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40.015" calcext:value-type="float">
            <text:p>40,015</text:p>
          </table:table-cell>
          <table:table-cell office:value-type="float" office:value="2.385" calcext:value-type="float">
            <text:p>2,385</text:p>
          </table:table-cell>
          <table:table-cell office:value-type="float" office:value="36.177" calcext:value-type="float">
            <text:p>36,177</text:p>
          </table:table-cell>
          <table:table-cell office:value-type="float" office:value="1" calcext:value-type="float">
            <text:p>1</text:p>
          </table:table-cell>
          <table:table-cell office:value-type="float" office:value="45.8" calcext:value-type="float">
            <text:p>45,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36.577" calcext:value-type="float">
            <text:p>36,577</text:p>
          </table:table-cell>
          <table:table-cell office:value-type="float" office:value="4.374" calcext:value-type="float">
            <text:p>4,374</text:p>
          </table:table-cell>
          <table:table-cell office:value-type="float" office:value="31.006" calcext:value-type="float">
            <text:p>31,00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37.413" calcext:value-type="float">
            <text:p>37,413</text:p>
          </table:table-cell>
          <table:table-cell office:value-type="float" office:value="5.688" calcext:value-type="float">
            <text:p>5,688</text:p>
          </table:table-cell>
          <table:table-cell office:value-type="float" office:value="26.254" calcext:value-type="float">
            <text:p>26,254</text:p>
          </table:table-cell>
          <table:table-cell office:value-type="float" office:value="1" calcext:value-type="float">
            <text:p>1</text:p>
          </table:table-cell>
          <table:table-cell office:value-type="float" office:value="35.12" calcext:value-type="float">
            <text:p>35,1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4.182" calcext:value-type="float">
            <text:p>34,182</text:p>
          </table:table-cell>
          <table:table-cell office:value-type="float" office:value="6.441" calcext:value-type="float">
            <text:p>6,441</text:p>
          </table:table-cell>
          <table:table-cell office:value-type="float" office:value="21.229" calcext:value-type="float">
            <text:p>21,229</text:p>
          </table:table-cell>
          <table:table-cell office:value-type="float" office:value="1" calcext:value-type="float">
            <text:p>1</text:p>
          </table:table-cell>
          <table:table-cell office:value-type="float" office:value="42.37" calcext:value-type="float">
            <text:p>42,3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32.055" calcext:value-type="float">
            <text:p>32,055</text:p>
          </table:table-cell>
          <table:table-cell office:value-type="float" office:value="1.462" calcext:value-type="float">
            <text:p>1,462</text:p>
          </table:table-cell>
          <table:table-cell office:value-type="float" office:value="23.906" calcext:value-type="float">
            <text:p>23,906</text:p>
          </table:table-cell>
          <table:table-cell office:value-type="float" office:value="1" calcext:value-type="float">
            <text:p>1</text:p>
          </table:table-cell>
          <table:table-cell office:value-type="float" office:value="43.16" calcext:value-type="float">
            <text:p>43,1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33.621" calcext:value-type="float">
            <text:p>33,621</text:p>
          </table:table-cell>
          <table:table-cell office:value-type="float" office:value="-3.237" calcext:value-type="float">
            <text:p>-3,237</text:p>
          </table:table-cell>
          <table:table-cell office:value-type="float" office:value="26.913" calcext:value-type="float">
            <text:p>26,913</text:p>
          </table:table-cell>
          <table:table-cell office:value-type="float" office:value="1" calcext:value-type="float">
            <text:p>1</text:p>
          </table:table-cell>
          <table:table-cell office:value-type="float" office:value="46.12" calcext:value-type="float">
            <text:p>46,1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38.171" calcext:value-type="float">
            <text:p>38,171</text:p>
          </table:table-cell>
          <table:table-cell office:value-type="float" office:value="-4.865" calcext:value-type="float">
            <text:p>-4,865</text:p>
          </table:table-cell>
          <table:table-cell office:value-type="float" office:value="30.311" calcext:value-type="float">
            <text:p>30,311</text:p>
          </table:table-cell>
          <table:table-cell office:value-type="float" office:value="1" calcext:value-type="float">
            <text:p>1</text:p>
          </table:table-cell>
          <table:table-cell office:value-type="float" office:value="49.61" calcext:value-type="float">
            <text:p>49,6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44.202" calcext:value-type="float">
            <text:p>44,202</text:p>
          </table:table-cell>
          <table:table-cell office:value-type="float" office:value="-2.286" calcext:value-type="float">
            <text:p>-2,286</text:p>
          </table:table-cell>
          <table:table-cell office:value-type="float" office:value="32.428" calcext:value-type="float">
            <text:p>32,428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,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49.265" calcext:value-type="float">
            <text:p>49,265</text:p>
          </table:table-cell>
          <table:table-cell office:value-type="float" office:value="0.402" calcext:value-type="float">
            <text:p>0,402</text:p>
          </table:table-cell>
          <table:table-cell office:value-type="float" office:value="33.475" calcext:value-type="float">
            <text:p>33,475</text:p>
          </table:table-cell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,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2U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51.151" calcext:value-type="float">
            <text:p>51,151</text:p>
          </table:table-cell>
          <table:table-cell office:value-type="float" office:value="5.354" calcext:value-type="float">
            <text:p>5,354</text:p>
          </table:table-cell>
          <table:table-cell office:value-type="float" office:value="35.144" calcext:value-type="float">
            <text:p>35,144</text:p>
          </table:table-cell>
          <table:table-cell office:value-type="float" office:value="1" calcext:value-type="float">
            <text:p>1</text:p>
          </table:table-cell>
          <table:table-cell office:value-type="float" office:value="45.74" calcext:value-type="float">
            <text:p>45,7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2U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57.685" calcext:value-type="float">
            <text:p>57,685</text:p>
          </table:table-cell>
          <table:table-cell office:value-type="float" office:value="7.339" calcext:value-type="float">
            <text:p>7,339</text:p>
          </table:table-cell>
          <table:table-cell office:value-type="float" office:value="35.292" calcext:value-type="float">
            <text:p>35,292</text:p>
          </table:table-cell>
          <table:table-cell office:value-type="float" office:value="0.4" calcext:value-type="float">
            <text:p>0,4</text:p>
          </table:table-cell>
          <table:table-cell office:value-type="float" office:value="60.73" calcext:value-type="float">
            <text:p>60,7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54.833" calcext:value-type="float">
            <text:p>54,833</text:p>
          </table:table-cell>
          <table:table-cell office:value-type="float" office:value="12.251" calcext:value-type="float">
            <text:p>12,251</text:p>
          </table:table-cell>
          <table:table-cell office:value-type="float" office:value="38.328" calcext:value-type="float">
            <text:p>38,328</text:p>
          </table:table-cell>
          <table:table-cell office:value-type="float" office:value="1" calcext:value-type="float">
            <text:p>1</text:p>
          </table:table-cell>
          <table:table-cell office:value-type="float" office:value="48.05" calcext:value-type="float">
            <text:p>48,0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54.407" calcext:value-type="float">
            <text:p>54,407</text:p>
          </table:table-cell>
          <table:table-cell office:value-type="float" office:value="14.854" calcext:value-type="float">
            <text:p>14,854</text:p>
          </table:table-cell>
          <table:table-cell office:value-type="float" office:value="32.829" calcext:value-type="float">
            <text:p>32,829</text:p>
          </table:table-cell>
          <table:table-cell office:value-type="float" office:value="1" calcext:value-type="float">
            <text:p>1</text:p>
          </table:table-cell>
          <table:table-cell office:value-type="float" office:value="30.79" calcext:value-type="float">
            <text:p>30,7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51.705" calcext:value-type="float">
            <text:p>51,705</text:p>
          </table:table-cell>
          <table:table-cell office:value-type="float" office:value="17.384" calcext:value-type="float">
            <text:p>17,384</text:p>
          </table:table-cell>
          <table:table-cell office:value-type="float" office:value="27.053" calcext:value-type="float">
            <text:p>27,053</text:p>
          </table:table-cell>
          <table:table-cell office:value-type="float" office:value="1" calcext:value-type="float">
            <text:p>1</text:p>
          </table:table-cell>
          <table:table-cell office:value-type="float" office:value="34.08" calcext:value-type="float">
            <text:p>34,0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49.707" calcext:value-type="float">
            <text:p>49,707</text:p>
          </table:table-cell>
          <table:table-cell office:value-type="float" office:value="16.444" calcext:value-type="float">
            <text:p>16,444</text:p>
          </table:table-cell>
          <table:table-cell office:value-type="float" office:value="22.808" calcext:value-type="float">
            <text:p>22,808</text:p>
          </table:table-cell>
          <table:table-cell office:value-type="float" office:value="1" calcext:value-type="float">
            <text:p>1</text:p>
          </table:table-cell>
          <table:table-cell office:value-type="float" office:value="35.47" calcext:value-type="float">
            <text:p>35,4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48.675" calcext:value-type="float">
            <text:p>48,675</text:p>
          </table:table-cell>
          <table:table-cell office:value-type="float" office:value="10.681" calcext:value-type="float">
            <text:p>10,681</text:p>
          </table:table-cell>
          <table:table-cell office:value-type="float" office:value="20.787" calcext:value-type="float">
            <text:p>20,787</text:p>
          </table:table-cell>
          <table:table-cell office:value-type="float" office:value="1" calcext:value-type="float">
            <text:p>1</text:p>
          </table:table-cell>
          <table:table-cell office:value-type="float" office:value="37.7" calcext:value-type="float">
            <text:p>37,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48.25" calcext:value-type="float">
            <text:p>48,25</text:p>
          </table:table-cell>
          <table:table-cell office:value-type="float" office:value="4.245" calcext:value-type="float">
            <text:p>4,245</text:p>
          </table:table-cell>
          <table:table-cell office:value-type="float" office:value="18.857" calcext:value-type="float">
            <text:p>18,857</text:p>
          </table:table-cell>
          <table:table-cell office:value-type="float" office:value="1" calcext:value-type="float">
            <text:p>1</text:p>
          </table:table-cell>
          <table:table-cell office:value-type="float" office:value="36.12" calcext:value-type="float">
            <text:p>36,1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48.093" calcext:value-type="float">
            <text:p>48,093</text:p>
          </table:table-cell>
          <table:table-cell office:value-type="float" office:value="-1.172" calcext:value-type="float">
            <text:p>-1,172</text:p>
          </table:table-cell>
          <table:table-cell office:value-type="float" office:value="17.277" calcext:value-type="float">
            <text:p>17,277</text:p>
          </table:table-cell>
          <table:table-cell office:value-type="float" office:value="1" calcext:value-type="float">
            <text:p>1</text:p>
          </table:table-cell>
          <table:table-cell office:value-type="float" office:value="44.72" calcext:value-type="float">
            <text:p>44,7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45.145" calcext:value-type="float">
            <text:p>45,145</text:p>
          </table:table-cell>
          <table:table-cell office:value-type="float" office:value="-5.419" calcext:value-type="float">
            <text:p>-5,419</text:p>
          </table:table-cell>
          <table:table-cell office:value-type="float" office:value="15.58" calcext:value-type="float">
            <text:p>15,58</text:p>
          </table:table-cell>
          <table:table-cell office:value-type="float" office:value="1" calcext:value-type="float">
            <text:p>1</text:p>
          </table:table-cell>
          <table:table-cell office:value-type="float" office:value="53.98" calcext:value-type="float">
            <text:p>53,9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2G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39.678" calcext:value-type="float">
            <text:p>39,678</text:p>
          </table:table-cell>
          <table:table-cell office:value-type="float" office:value="-6.498" calcext:value-type="float">
            <text:p>-6,498</text:p>
          </table:table-cell>
          <table:table-cell office:value-type="float" office:value="13.465" calcext:value-type="float">
            <text:p>13,465</text:p>
          </table:table-cell>
          <table:table-cell office:value-type="float" office:value="1" calcext:value-type="float">
            <text:p>1</text:p>
          </table:table-cell>
          <table:table-cell office:value-type="float" office:value="55.7" calcext:value-type="float">
            <text:p>55,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35.385" calcext:value-type="float">
            <text:p>35,385</text:p>
          </table:table-cell>
          <table:table-cell office:value-type="float" office:value="-4.343" calcext:value-type="float">
            <text:p>-4,343</text:p>
          </table:table-cell>
          <table:table-cell office:value-type="float" office:value="10.761" calcext:value-type="float">
            <text:p>10,761</text:p>
          </table:table-cell>
          <table:table-cell office:value-type="float" office:value="1" calcext:value-type="float">
            <text:p>1</text:p>
          </table:table-cell>
          <table:table-cell office:value-type="float" office:value="55.9" calcext:value-type="float">
            <text:p>55,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34.513" calcext:value-type="float">
            <text:p>34,513</text:p>
          </table:table-cell>
          <table:table-cell office:value-type="float" office:value="-0.638" calcext:value-type="float">
            <text:p>-0,638</text:p>
          </table:table-cell>
          <table:table-cell office:value-type="float" office:value="6.425" calcext:value-type="float">
            <text:p>6,425</text:p>
          </table:table-cell>
          <table:table-cell office:value-type="float" office:value="1" calcext:value-type="float">
            <text:p>1</text:p>
          </table:table-cell>
          <table:table-cell office:value-type="float" office:value="65.62" calcext:value-type="float">
            <text:p>65,6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36.83" calcext:value-type="float">
            <text:p>36,83</text:p>
          </table:table-cell>
          <table:table-cell office:value-type="float" office:value="1.694" calcext:value-type="float">
            <text:p>1,694</text:p>
          </table:table-cell>
          <table:table-cell office:value-type="float" office:value="1.742" calcext:value-type="float">
            <text:p>1,742</text:p>
          </table:table-cell>
          <table:table-cell office:value-type="float" office:value="1" calcext:value-type="float">
            <text:p>1</text:p>
          </table:table-cell>
          <table:table-cell office:value-type="float" office:value="64.39" calcext:value-type="float">
            <text:p>64,3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41.666" calcext:value-type="float">
            <text:p>41,666</text:p>
          </table:table-cell>
          <table:table-cell office:value-type="float" office:value="2.347" calcext:value-type="float">
            <text:p>2,347</text:p>
          </table:table-cell>
          <table:table-cell office:value-type="float" office:value="-2.023" calcext:value-type="float">
            <text:p>-2,023</text:p>
          </table:table-cell>
          <table:table-cell office:value-type="float" office:value="1" calcext:value-type="float">
            <text:p>1</text:p>
          </table:table-cell>
          <table:table-cell office:value-type="float" office:value="68.33" calcext:value-type="float">
            <text:p>68,3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46.501" calcext:value-type="float">
            <text:p>46,501</text:p>
          </table:table-cell>
          <table:table-cell office:value-type="float" office:value="0.778" calcext:value-type="float">
            <text:p>0,778</text:p>
          </table:table-cell>
          <table:table-cell office:value-type="float" office:value="-4.409" calcext:value-type="float">
            <text:p>-4,409</text:p>
          </table:table-cell>
          <table:table-cell office:value-type="float" office:value="1" calcext:value-type="float">
            <text:p>1</text:p>
          </table:table-cell>
          <table:table-cell office:value-type="float" office:value="74.6" calcext:value-type="float">
            <text:p>74,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MC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50.061" calcext:value-type="float">
            <text:p>50,061</text:p>
          </table:table-cell>
          <table:table-cell office:value-type="float" office:value="-3.172" calcext:value-type="float">
            <text:p>-3,172</text:p>
          </table:table-cell>
          <table:table-cell office:value-type="float" office:value="-5.832" calcext:value-type="float">
            <text:p>-5,832</text:p>
          </table:table-cell>
          <table:table-cell office:value-type="float" office:value="1" calcext:value-type="float">
            <text:p>1</text:p>
          </table:table-cell>
          <table:table-cell office:value-type="float" office:value="70.48" calcext:value-type="float">
            <text:p>70,4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49.243" calcext:value-type="float">
            <text:p>49,243</text:p>
          </table:table-cell>
          <table:table-cell office:value-type="float" office:value="-8.814" calcext:value-type="float">
            <text:p>-8,814</text:p>
          </table:table-cell>
          <table:table-cell office:value-type="float" office:value="-7.105" calcext:value-type="float">
            <text:p>-7,105</text:p>
          </table:table-cell>
          <table:table-cell office:value-type="float" office:value="1" calcext:value-type="float">
            <text:p>1</text:p>
          </table:table-cell>
          <table:table-cell office:value-type="float" office:value="80.55" calcext:value-type="float">
            <text:p>80,5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office:value-type="float" office:value="45.929" calcext:value-type="float">
            <text:p>45,929</text:p>
          </table:table-cell>
          <table:table-cell office:value-type="float" office:value="-11.724" calcext:value-type="float">
            <text:p>-11,724</text:p>
          </table:table-cell>
          <table:table-cell office:value-type="float" office:value="-9.936" calcext:value-type="float">
            <text:p>-9,93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41.442" calcext:value-type="float">
            <text:p>41,442</text:p>
          </table:table-cell>
          <table:table-cell office:value-type="float" office:value="-8.067" calcext:value-type="float">
            <text:p>-8,067</text:p>
          </table:table-cell>
          <table:table-cell office:value-type="float" office:value="-9.143" calcext:value-type="float">
            <text:p>-9,143</text:p>
          </table:table-cell>
          <table:table-cell office:value-type="float" office:value="1" calcext:value-type="float">
            <text:p>1</text:p>
          </table:table-cell>
          <table:table-cell office:value-type="float" office:value="99.03" calcext:value-type="float">
            <text:p>99,0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38.821" calcext:value-type="float">
            <text:p>38,821</text:p>
          </table:table-cell>
          <table:table-cell office:value-type="float" office:value="-7.609" calcext:value-type="float">
            <text:p>-7,609</text:p>
          </table:table-cell>
          <table:table-cell office:value-type="float" office:value="-4.585" calcext:value-type="float">
            <text:p>-4,585</text:p>
          </table:table-cell>
          <table:table-cell office:value-type="float" office:value="1" calcext:value-type="float">
            <text:p>1</text:p>
          </table:table-cell>
          <table:table-cell office:value-type="float" office:value="105.13" calcext:value-type="float">
            <text:p>105,1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37.928" calcext:value-type="float">
            <text:p>37,928</text:p>
          </table:table-cell>
          <table:table-cell office:value-type="float" office:value="-8.086" calcext:value-type="float">
            <text:p>-8,086</text:p>
          </table:table-cell>
          <table:table-cell office:value-type="float" office:value="1.424" calcext:value-type="float">
            <text:p>1,424</text:p>
          </table:table-cell>
          <table:table-cell office:value-type="float" office:value="1" calcext:value-type="float">
            <text:p>1</text:p>
          </table:table-cell>
          <table:table-cell office:value-type="float" office:value="100.63" calcext:value-type="float">
            <text:p>100,6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40.003" calcext:value-type="float">
            <text:p>40,003</text:p>
          </table:table-cell>
          <table:table-cell office:value-type="float" office:value="-10.646" calcext:value-type="float">
            <text:p>-10,646</text:p>
          </table:table-cell>
          <table:table-cell office:value-type="float" office:value="6.698" calcext:value-type="float">
            <text:p>6,698</text:p>
          </table:table-cell>
          <table:table-cell office:value-type="float" office:value="1" calcext:value-type="float">
            <text:p>1</text:p>
          </table:table-cell>
          <table:table-cell office:value-type="float" office:value="92.61" calcext:value-type="float">
            <text:p>92,6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U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44.869" calcext:value-type="float">
            <text:p>44,869</text:p>
          </table:table-cell>
          <table:table-cell office:value-type="float" office:value="-10.863" calcext:value-type="float">
            <text:p>-10,863</text:p>
          </table:table-cell>
          <table:table-cell office:value-type="float" office:value="9.283" calcext:value-type="float">
            <text:p>9,283</text:p>
          </table:table-cell>
          <table:table-cell office:value-type="float" office:value="1" calcext:value-type="float">
            <text:p>1</text:p>
          </table:table-cell>
          <table:table-cell office:value-type="float" office:value="87.02" calcext:value-type="float">
            <text:p>87,0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5MC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50.109" calcext:value-type="float">
            <text:p>50,109</text:p>
          </table:table-cell>
          <table:table-cell office:value-type="float" office:value="-7.949" calcext:value-type="float">
            <text:p>-7,949</text:p>
          </table:table-cell>
          <table:table-cell office:value-type="float" office:value="10.151" calcext:value-type="float">
            <text:p>10,151</text:p>
          </table:table-cell>
          <table:table-cell office:value-type="float" office:value="1" calcext:value-type="float">
            <text:p>1</text:p>
          </table:table-cell>
          <table:table-cell office:value-type="float" office:value="83.54" calcext:value-type="float">
            <text:p>83,5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float" office:value="52.984" calcext:value-type="float">
            <text:p>52,984</text:p>
          </table:table-cell>
          <table:table-cell office:value-type="float" office:value="-2.718" calcext:value-type="float">
            <text:p>-2,718</text:p>
          </table:table-cell>
          <table:table-cell office:value-type="float" office:value="9.538" calcext:value-type="float">
            <text:p>9,538</text:p>
          </table:table-cell>
          <table:table-cell office:value-type="float" office:value="1" calcext:value-type="float">
            <text:p>1</text:p>
          </table:table-cell>
          <table:table-cell office:value-type="float" office:value="67.85" calcext:value-type="float">
            <text:p>67,8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2.302" calcext:value-type="float">
            <text:p>52,302</text:p>
          </table:table-cell>
          <table:table-cell office:value-type="float" office:value="2.523" calcext:value-type="float">
            <text:p>2,523</text:p>
          </table:table-cell>
          <table:table-cell office:value-type="float" office:value="9.652" calcext:value-type="float">
            <text:p>9,652</text:p>
          </table:table-cell>
          <table:table-cell office:value-type="float" office:value="1" calcext:value-type="float">
            <text:p>1</text:p>
          </table:table-cell>
          <table:table-cell office:value-type="float" office:value="58.31" calcext:value-type="float">
            <text:p>58,3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48.933" calcext:value-type="float">
            <text:p>48,933</text:p>
          </table:table-cell>
          <table:table-cell office:value-type="float" office:value="7.698" calcext:value-type="float">
            <text:p>7,698</text:p>
          </table:table-cell>
          <table:table-cell office:value-type="float" office:value="10.298" calcext:value-type="float">
            <text:p>10,298</text:p>
          </table:table-cell>
          <table:table-cell office:value-type="float" office:value="1" calcext:value-type="float">
            <text:p>1</text:p>
          </table:table-cell>
          <table:table-cell office:value-type="float" office:value="52.54" calcext:value-type="float">
            <text:p>52,5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44.565" calcext:value-type="float">
            <text:p>44,565</text:p>
          </table:table-cell>
          <table:table-cell office:value-type="float" office:value="11.278" calcext:value-type="float">
            <text:p>11,278</text:p>
          </table:table-cell>
          <table:table-cell office:value-type="float" office:value="11.269" calcext:value-type="float">
            <text:p>11,269</text:p>
          </table:table-cell>
          <table:table-cell office:value-type="float" office:value="1" calcext:value-type="float">
            <text:p>1</text:p>
          </table:table-cell>
          <table:table-cell office:value-type="float" office:value="55.84" calcext:value-type="float">
            <text:p>55,8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float" office:value="39.21" calcext:value-type="float">
            <text:p>39,21</text:p>
          </table:table-cell>
          <table:table-cell office:value-type="float" office:value="12.864" calcext:value-type="float">
            <text:p>12,864</text:p>
          </table:table-cell>
          <table:table-cell office:value-type="float" office:value="13.737" calcext:value-type="float">
            <text:p>13,737</text:p>
          </table:table-cell>
          <table:table-cell office:value-type="float" office:value="1" calcext:value-type="float">
            <text:p>1</text:p>
          </table:table-cell>
          <table:table-cell office:value-type="float" office:value="54.66" calcext:value-type="float">
            <text:p>54,6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7MG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float" office:value="36.587" calcext:value-type="float">
            <text:p>36,587</text:p>
          </table:table-cell>
          <table:table-cell office:value-type="float" office:value="12.184" calcext:value-type="float">
            <text:p>12,184</text:p>
          </table:table-cell>
          <table:table-cell office:value-type="float" office:value="18.272" calcext:value-type="float">
            <text:p>18,272</text:p>
          </table:table-cell>
          <table:table-cell office:value-type="float" office:value="1" calcext:value-type="float">
            <text:p>1</text:p>
          </table:table-cell>
          <table:table-cell office:value-type="float" office:value="54.29" calcext:value-type="float">
            <text:p>54,2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34.248" calcext:value-type="float">
            <text:p>34,248</text:p>
          </table:table-cell>
          <table:table-cell office:value-type="float" office:value="12.63" calcext:value-type="float">
            <text:p>12,63</text:p>
          </table:table-cell>
          <table:table-cell office:value-type="float" office:value="23.777" calcext:value-type="float">
            <text:p>23,777</text:p>
          </table:table-cell>
          <table:table-cell office:value-type="float" office:value="1" calcext:value-type="float">
            <text:p>1</text:p>
          </table:table-cell>
          <table:table-cell office:value-type="float" office:value="48.07" calcext:value-type="float">
            <text:p>48,0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37.957" calcext:value-type="float">
            <text:p>37,957</text:p>
          </table:table-cell>
          <table:table-cell office:value-type="float" office:value="14.699" calcext:value-type="float">
            <text:p>14,699</text:p>
          </table:table-cell>
          <table:table-cell office:value-type="float" office:value="28.38" calcext:value-type="float">
            <text:p>28,38</text:p>
          </table:table-cell>
          <table:table-cell office:value-type="float" office:value="1" calcext:value-type="float">
            <text:p>1</text:p>
          </table:table-cell>
          <table:table-cell office:value-type="float" office:value="52.22" calcext:value-type="float">
            <text:p>52,2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5MC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38.203" calcext:value-type="float">
            <text:p>38,203</text:p>
          </table:table-cell>
          <table:table-cell office:value-type="float" office:value="9.496" calcext:value-type="float">
            <text:p>9,496</text:p>
          </table:table-cell>
          <table:table-cell office:value-type="float" office:value="33.511" calcext:value-type="float">
            <text:p>33,511</text:p>
          </table:table-cell>
          <table:table-cell office:value-type="float" office:value="1" calcext:value-type="float">
            <text:p>1</text:p>
          </table:table-cell>
          <table:table-cell office:value-type="float" office:value="30.83" calcext:value-type="float">
            <text:p>30,8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35.068" calcext:value-type="float">
            <text:p>35,068</text:p>
          </table:table-cell>
          <table:table-cell office:value-type="float" office:value="13.908" calcext:value-type="float">
            <text:p>13,908</text:p>
          </table:table-cell>
          <table:table-cell office:value-type="float" office:value="32.784" calcext:value-type="float">
            <text:p>32,784</text:p>
          </table:table-cell>
          <table:table-cell office:value-type="float" office:value="1" calcext:value-type="float">
            <text:p>1</text:p>
          </table:table-cell>
          <table:table-cell office:value-type="float" office:value="39.32" calcext:value-type="float">
            <text:p>39,3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float" office:value="33.581" calcext:value-type="float">
            <text:p>33,581</text:p>
          </table:table-cell>
          <table:table-cell office:value-type="float" office:value="19.033" calcext:value-type="float">
            <text:p>19,033</text:p>
          </table:table-cell>
          <table:table-cell office:value-type="float" office:value="34.343" calcext:value-type="float">
            <text:p>34,343</text:p>
          </table:table-cell>
          <table:table-cell office:value-type="float" office:value="1" calcext:value-type="float">
            <text:p>1</text:p>
          </table:table-cell>
          <table:table-cell office:value-type="float" office:value="41.97" calcext:value-type="float">
            <text:p>41,9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float" office:value="34.475" calcext:value-type="float">
            <text:p>34,475</text:p>
          </table:table-cell>
          <table:table-cell office:value-type="float" office:value="23.723" calcext:value-type="float">
            <text:p>23,723</text:p>
          </table:table-cell>
          <table:table-cell office:value-type="float" office:value="37.182" calcext:value-type="float">
            <text:p>37,182</text:p>
          </table:table-cell>
          <table:table-cell office:value-type="float" office:value="1" calcext:value-type="float">
            <text:p>1</text:p>
          </table:table-cell>
          <table:table-cell office:value-type="float" office:value="45.21" calcext:value-type="float">
            <text:p>45,2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3" calcext:value-type="float">
            <text:p>53</text:p>
          </table:table-cell>
          <table:table-cell office:value-type="float" office:value="38.093" calcext:value-type="float">
            <text:p>38,093</text:p>
          </table:table-cell>
          <table:table-cell office:value-type="float" office:value="26.7" calcext:value-type="float">
            <text:p>26,7</text:p>
          </table:table-cell>
          <table:table-cell office:value-type="float" office:value="40.769" calcext:value-type="float">
            <text:p>40,769</text:p>
          </table:table-cell>
          <table:table-cell office:value-type="float" office:value="1" calcext:value-type="float">
            <text:p>1</text:p>
          </table:table-cell>
          <table:table-cell office:value-type="float" office:value="45.07" calcext:value-type="float">
            <text:p>45,0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5MU</text:p>
          </table:table-cell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office:value-type="float" office:value="43.417" calcext:value-type="float">
            <text:p>43,417</text:p>
          </table:table-cell>
          <table:table-cell office:value-type="float" office:value="27.268" calcext:value-type="float">
            <text:p>27,268</text:p>
          </table:table-cell>
          <table:table-cell office:value-type="float" office:value="43.896" calcext:value-type="float">
            <text:p>43,896</text:p>
          </table:table-cell>
          <table:table-cell office:value-type="float" office:value="1" calcext:value-type="float">
            <text:p>1</text:p>
          </table:table-cell>
          <table:table-cell office:value-type="float" office:value="42.02" calcext:value-type="float">
            <text:p>42,0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U</text:p>
          </table:table-cell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float" office:value="48.665" calcext:value-type="float">
            <text:p>48,665</text:p>
          </table:table-cell>
          <table:table-cell office:value-type="float" office:value="27.288" calcext:value-type="float">
            <text:p>27,288</text:p>
          </table:table-cell>
          <table:table-cell office:value-type="float" office:value="44.045" calcext:value-type="float">
            <text:p>44,045</text:p>
          </table:table-cell>
          <table:table-cell office:value-type="float" office:value="1" calcext:value-type="float">
            <text:p>1</text:p>
          </table:table-cell>
          <table:table-cell office:value-type="float" office:value="41.37" calcext:value-type="float">
            <text:p>41,3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52.642" calcext:value-type="float">
            <text:p>52,642</text:p>
          </table:table-cell>
          <table:table-cell office:value-type="float" office:value="28.168" calcext:value-type="float">
            <text:p>28,168</text:p>
          </table:table-cell>
          <table:table-cell office:value-type="float" office:value="40.489" calcext:value-type="float">
            <text:p>40,489</text:p>
          </table:table-cell>
          <table:table-cell office:value-type="float" office:value="1" calcext:value-type="float">
            <text:p>1</text:p>
          </table:table-cell>
          <table:table-cell office:value-type="float" office:value="39.41" calcext:value-type="float">
            <text:p>39,4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office:value-type="float" office:value="49.133" calcext:value-type="float">
            <text:p>49,133</text:p>
          </table:table-cell>
          <table:table-cell office:value-type="float" office:value="27.397" calcext:value-type="float">
            <text:p>27,397</text:p>
          </table:table-cell>
          <table:table-cell office:value-type="float" office:value="36.396" calcext:value-type="float">
            <text:p>36,396</text:p>
          </table:table-cell>
          <table:table-cell office:value-type="float" office:value="1" calcext:value-type="float">
            <text:p>1</text:p>
          </table:table-cell>
          <table:table-cell office:value-type="float" office:value="35.05" calcext:value-type="float">
            <text:p>35,0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TATM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MA</text:p>
          </table:table-cell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office:value-type="float" office:value="46.529" calcext:value-type="float">
            <text:p>46,529</text:p>
          </table:table-cell>
          <table:table-cell office:value-type="float" office:value="22.817" calcext:value-type="float">
            <text:p>22,817</text:p>
          </table:table-cell>
          <table:table-cell office:value-type="float" office:value="33.964" calcext:value-type="float">
            <text:p>33,964</text:p>
          </table:table-cell>
          <table:table-cell office:value-type="float" office:value="1" calcext:value-type="float">
            <text:p>1</text:p>
          </table:table-cell>
          <table:table-cell office:value-type="float" office:value="33.22" calcext:value-type="float">
            <text:p>33,2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45.262" calcext:value-type="float">
            <text:p>45,262</text:p>
          </table:table-cell>
          <table:table-cell office:value-type="float" office:value="16.645" calcext:value-type="float">
            <text:p>16,645</text:p>
          </table:table-cell>
          <table:table-cell office:value-type="float" office:value="31.764" calcext:value-type="float">
            <text:p>31,764</text:p>
          </table:table-cell>
          <table:table-cell office:value-type="float" office:value="1" calcext:value-type="float">
            <text:p>1</text:p>
          </table:table-cell>
          <table:table-cell office:value-type="float" office:value="40.26" calcext:value-type="float">
            <text:p>40,2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44.031" calcext:value-type="float">
            <text:p>44,031</text:p>
          </table:table-cell>
          <table:table-cell office:value-type="float" office:value="14.492" calcext:value-type="float">
            <text:p>14,492</text:p>
          </table:table-cell>
          <table:table-cell office:value-type="float" office:value="36.815" calcext:value-type="float">
            <text:p>36,815</text:p>
          </table:table-cell>
          <table:table-cell office:value-type="float" office:value="1" calcext:value-type="float">
            <text:p>1</text:p>
          </table:table-cell>
          <table:table-cell office:value-type="float" office:value="34.56" calcext:value-type="float">
            <text:p>34,5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 office:value-type="float" office:value="47.072" calcext:value-type="float">
            <text:p>47,072</text:p>
          </table:table-cell>
          <table:table-cell office:value-type="float" office:value="10.565" calcext:value-type="float">
            <text:p>10,565</text:p>
          </table:table-cell>
          <table:table-cell office:value-type="float" office:value="41.332" calcext:value-type="float">
            <text:p>41,332</text:p>
          </table:table-cell>
          <table:table-cell office:value-type="float" office:value="1" calcext:value-type="float">
            <text:p>1</text:p>
          </table:table-cell>
          <table:table-cell office:value-type="float" office:value="36.94" calcext:value-type="float">
            <text:p>36,9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45.503" calcext:value-type="float">
            <text:p>45,503</text:p>
          </table:table-cell>
          <table:table-cell office:value-type="float" office:value="12.431" calcext:value-type="float">
            <text:p>12,431</text:p>
          </table:table-cell>
          <table:table-cell office:value-type="float" office:value="46.259" calcext:value-type="float">
            <text:p>46,259</text:p>
          </table:table-cell>
          <table:table-cell office:value-type="float" office:value="1" calcext:value-type="float">
            <text:p>1</text:p>
          </table:table-cell>
          <table:table-cell office:value-type="float" office:value="38.41" calcext:value-type="float">
            <text:p>38,4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41.483" calcext:value-type="float">
            <text:p>41,483</text:p>
          </table:table-cell>
          <table:table-cell office:value-type="float" office:value="13.952" calcext:value-type="float">
            <text:p>13,952</text:p>
          </table:table-cell>
          <table:table-cell office:value-type="float" office:value="49.824" calcext:value-type="float">
            <text:p>49,824</text:p>
          </table:table-cell>
          <table:table-cell office:value-type="float" office:value="1" calcext:value-type="float">
            <text:p>1</text:p>
          </table:table-cell>
          <table:table-cell office:value-type="float" office:value="44.58" calcext:value-type="float">
            <text:p>44,5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35.663" calcext:value-type="float">
            <text:p>35,663</text:p>
          </table:table-cell>
          <table:table-cell office:value-type="float" office:value="14.459" calcext:value-type="float">
            <text:p>14,459</text:p>
          </table:table-cell>
          <table:table-cell office:value-type="float" office:value="50.851" calcext:value-type="float">
            <text:p>50,851</text:p>
          </table:table-cell>
          <table:table-cell office:value-type="float" office:value="1" calcext:value-type="float">
            <text:p>1</text:p>
          </table:table-cell>
          <table:table-cell office:value-type="float" office:value="60.04" calcext:value-type="float">
            <text:p>60,0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float" office:value="30.698" calcext:value-type="float">
            <text:p>30,698</text:p>
          </table:table-cell>
          <table:table-cell office:value-type="float" office:value="13.312" calcext:value-type="float">
            <text:p>13,312</text:p>
          </table:table-cell>
          <table:table-cell office:value-type="float" office:value="49.316" calcext:value-type="float">
            <text:p>49,316</text:p>
          </table:table-cell>
          <table:table-cell office:value-type="float" office:value="1" calcext:value-type="float">
            <text:p>1</text:p>
          </table:table-cell>
          <table:table-cell office:value-type="float" office:value="62.04" calcext:value-type="float">
            <text:p>62,0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26.775" calcext:value-type="float">
            <text:p>26,775</text:p>
          </table:table-cell>
          <table:table-cell office:value-type="float" office:value="10.811" calcext:value-type="float">
            <text:p>10,811</text:p>
          </table:table-cell>
          <table:table-cell office:value-type="float" office:value="45.455" calcext:value-type="float">
            <text:p>45,455</text:p>
          </table:table-cell>
          <table:table-cell office:value-type="float" office:value="1" calcext:value-type="float">
            <text:p>1</text:p>
          </table:table-cell>
          <table:table-cell office:value-type="float" office:value="44.55" calcext:value-type="float">
            <text:p>44,5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67" calcext:value-type="float">
            <text:p>67</text:p>
          </table:table-cell>
          <table:table-cell office:value-type="float" office:value="24.661" calcext:value-type="float">
            <text:p>24,661</text:p>
          </table:table-cell>
          <table:table-cell office:value-type="float" office:value="7.251" calcext:value-type="float">
            <text:p>7,251</text:p>
          </table:table-cell>
          <table:table-cell office:value-type="float" office:value="41.513" calcext:value-type="float">
            <text:p>41,5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24.909" calcext:value-type="float">
            <text:p>24,909</text:p>
          </table:table-cell>
          <table:table-cell office:value-type="float" office:value="2.046" calcext:value-type="float">
            <text:p>2,046</text:p>
          </table:table-cell>
          <table:table-cell office:value-type="float" office:value="38.848" calcext:value-type="float">
            <text:p>38,848</text:p>
          </table:table-cell>
          <table:table-cell office:value-type="float" office:value="1" calcext:value-type="float">
            <text:p>1</text:p>
          </table:table-cell>
          <table:table-cell office:value-type="float" office:value="44.02" calcext:value-type="float">
            <text:p>44,0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26.644" calcext:value-type="float">
            <text:p>26,644</text:p>
          </table:table-cell>
          <table:table-cell office:value-type="float" office:value="-3.323" calcext:value-type="float">
            <text:p>-3,323</text:p>
          </table:table-cell>
          <table:table-cell office:value-type="float" office:value="38.619" calcext:value-type="float">
            <text:p>38,619</text:p>
          </table:table-cell>
          <table:table-cell office:value-type="float" office:value="1" calcext:value-type="float">
            <text:p>1</text:p>
          </table:table-cell>
          <table:table-cell office:value-type="float" office:value="41.54" calcext:value-type="float">
            <text:p>41,5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28.799" calcext:value-type="float">
            <text:p>28,799</text:p>
          </table:table-cell>
          <table:table-cell office:value-type="float" office:value="-7.763" calcext:value-type="float">
            <text:p>-7,763</text:p>
          </table:table-cell>
          <table:table-cell office:value-type="float" office:value="41.58" calcext:value-type="float">
            <text:p>41,58</text:p>
          </table:table-cell>
          <table:table-cell office:value-type="float" office:value="1" calcext:value-type="float">
            <text:p>1</text:p>
          </table:table-cell>
          <table:table-cell office:value-type="float" office:value="49.25" calcext:value-type="float">
            <text:p>49,2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29.988" calcext:value-type="float">
            <text:p>29,988</text:p>
          </table:table-cell>
          <table:table-cell office:value-type="float" office:value="-10.723" calcext:value-type="float">
            <text:p>-10,723</text:p>
          </table:table-cell>
          <table:table-cell office:value-type="float" office:value="46.593" calcext:value-type="float">
            <text:p>46,593</text:p>
          </table:table-cell>
          <table:table-cell office:value-type="float" office:value="1" calcext:value-type="float">
            <text:p>1</text:p>
          </table:table-cell>
          <table:table-cell office:value-type="float" office:value="52.27" calcext:value-type="float">
            <text:p>52,2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float" office:value="29.771" calcext:value-type="float">
            <text:p>29,771</text:p>
          </table:table-cell>
          <table:table-cell office:value-type="float" office:value="-10.9" calcext:value-type="float">
            <text:p>-10,9</text:p>
          </table:table-cell>
          <table:table-cell office:value-type="float" office:value="52.995" calcext:value-type="float">
            <text:p>52,995</text:p>
          </table:table-cell>
          <table:table-cell office:value-type="float" office:value="1" calcext:value-type="float">
            <text:p>1</text:p>
          </table:table-cell>
          <table:table-cell office:value-type="float" office:value="69.76" calcext:value-type="float">
            <text:p>69,7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27.159" calcext:value-type="float">
            <text:p>27,159</text:p>
          </table:table-cell>
          <table:table-cell office:value-type="float" office:value="-9.341" calcext:value-type="float">
            <text:p>-9,341</text:p>
          </table:table-cell>
          <table:table-cell office:value-type="float" office:value="57.69" calcext:value-type="float">
            <text:p>57,69</text:p>
          </table:table-cell>
          <table:table-cell office:value-type="float" office:value="1" calcext:value-type="float">
            <text:p>1</text:p>
          </table:table-cell>
          <table:table-cell office:value-type="float" office:value="76.67" calcext:value-type="float">
            <text:p>76,6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74" calcext:value-type="float">
            <text:p>74</text:p>
          </table:table-cell>
          <table:table-cell office:value-type="float" office:value="22.252" calcext:value-type="float">
            <text:p>22,252</text:p>
          </table:table-cell>
          <table:table-cell office:value-type="float" office:value="-7.396" calcext:value-type="float">
            <text:p>-7,396</text:p>
          </table:table-cell>
          <table:table-cell office:value-type="float" office:value="59.908" calcext:value-type="float">
            <text:p>59,908</text:p>
          </table:table-cell>
          <table:table-cell office:value-type="float" office:value="1" calcext:value-type="float">
            <text:p>1</text:p>
          </table:table-cell>
          <table:table-cell office:value-type="float" office:value="91.2" calcext:value-type="float">
            <text:p>91,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75" calcext:value-type="float">
            <text:p>75</text:p>
          </table:table-cell>
          <table:table-cell office:value-type="float" office:value="16.674" calcext:value-type="float">
            <text:p>16,674</text:p>
          </table:table-cell>
          <table:table-cell office:value-type="float" office:value="-6.479" calcext:value-type="float">
            <text:p>-6,479</text:p>
          </table:table-cell>
          <table:table-cell office:value-type="float" office:value="59.479" calcext:value-type="float">
            <text:p>59,479</text:p>
          </table:table-cell>
          <table:table-cell office:value-type="float" office:value="1" calcext:value-type="float">
            <text:p>1</text:p>
          </table:table-cell>
          <table:table-cell office:value-type="float" office:value="85.32" calcext:value-type="float">
            <text:p>85,3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float" office:value="12.438" calcext:value-type="float">
            <text:p>12,438</text:p>
          </table:table-cell>
          <table:table-cell office:value-type="float" office:value="-9.119" calcext:value-type="float">
            <text:p>-9,119</text:p>
          </table:table-cell>
          <table:table-cell office:value-type="float" office:value="57.82" calcext:value-type="float">
            <text:p>57,82</text:p>
          </table:table-cell>
          <table:table-cell office:value-type="float" office:value="1" calcext:value-type="float">
            <text:p>1</text:p>
          </table:table-cell>
          <table:table-cell office:value-type="float" office:value="90.49" calcext:value-type="float">
            <text:p>90,49</text:p>
          </table:table-cell>
          <table:table-cell office:value-type="string" calcext:value-type="string">
            <text:p>P</text:p>
          </table:table-cell>
        </table:table-row>
      </table:table>
      <table:table table:name="X = 1EHZ - centroid" table:style-name="ta1"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formula="of:=[1EHZ.G1]-AVERAGE([1EHZ.G$1:.G$76])" office:value-type="float" office:value="-16.5405263157895" calcext:value-type="float">
            <text:p>-16,5405263158</text:p>
          </table:table-cell>
          <table:table-cell table:formula="of:=[1EHZ.H1]-AVERAGE([1EHZ.H$1:.H$76])" office:value-type="float" office:value="-0.137552631578956" calcext:value-type="float">
            <text:p>-0,1375526316</text:p>
          </table:table-cell>
          <table:table-cell table:formula="of:=[1EHZ.I1]-AVERAGE([1EHZ.I$1:.I$76])" office:value-type="float" office:value="21.7341710526316" calcext:value-type="float">
            <text:p>21,7341710526</text:p>
          </table:table-cell>
          <table:table-cell/>
        </table:table-row>
        <table:table-row table:style-name="ro1">
          <table:table-cell table:formula="of:=[1EHZ.G2]-AVERAGE([1EHZ.G$1:.G$76])" office:value-type="float" office:value="-12.5315263157895" calcext:value-type="float">
            <text:p>-12,5315263158</text:p>
          </table:table-cell>
          <table:table-cell table:formula="of:=[1EHZ.H2]-AVERAGE([1EHZ.H$1:.H$76])" office:value-type="float" office:value="0.552447368421049" calcext:value-type="float">
            <text:p>0,5524473684</text:p>
          </table:table-cell>
          <table:table-cell table:formula="of:=[1EHZ.I2]-AVERAGE([1EHZ.I$1:.I$76])" office:value-type="float" office:value="24.9021710526316" calcext:value-type="float">
            <text:p>24,9021710526</text:p>
          </table:table-cell>
          <table:table-cell/>
        </table:table-row>
        <table:table-row table:style-name="ro1">
          <table:table-cell table:formula="of:=[1EHZ.G3]-AVERAGE([1EHZ.G$1:.G$76])" office:value-type="float" office:value="-6.98252631578947" calcext:value-type="float">
            <text:p>-6,9825263158</text:p>
          </table:table-cell>
          <table:table-cell table:formula="of:=[1EHZ.H3]-AVERAGE([1EHZ.H$1:.H$76])" office:value-type="float" office:value="-0.448552631578956" calcext:value-type="float">
            <text:p>-0,4485526316</text:p>
          </table:table-cell>
          <table:table-cell table:formula="of:=[1EHZ.I3]-AVERAGE([1EHZ.I$1:.I$76])" office:value-type="float" office:value="25.7351710526316" calcext:value-type="float">
            <text:p>25,7351710526</text:p>
          </table:table-cell>
          <table:table-cell/>
        </table:table-row>
        <table:table-row table:style-name="ro1">
          <table:table-cell table:formula="of:=[1EHZ.G4]-AVERAGE([1EHZ.G$1:.G$76])" office:value-type="float" office:value="-1.87152631578947" calcext:value-type="float">
            <text:p>-1,8715263158</text:p>
          </table:table-cell>
          <table:table-cell table:formula="of:=[1EHZ.H4]-AVERAGE([1EHZ.H$1:.H$76])" office:value-type="float" office:value="-1.99955263157895" calcext:value-type="float">
            <text:p>-1,9995526316</text:p>
          </table:table-cell>
          <table:table-cell table:formula="of:=[1EHZ.I4]-AVERAGE([1EHZ.I$1:.I$76])" office:value-type="float" office:value="22.9541710526316" calcext:value-type="float">
            <text:p>22,9541710526</text:p>
          </table:table-cell>
          <table:table-cell/>
        </table:table-row>
        <table:table-row table:style-name="ro1">
          <table:table-cell table:formula="of:=[1EHZ.G5]-AVERAGE([1EHZ.G$1:.G$76])" office:value-type="float" office:value="1.36347368421053" calcext:value-type="float">
            <text:p>1,3634736842</text:p>
          </table:table-cell>
          <table:table-cell table:formula="of:=[1EHZ.H5]-AVERAGE([1EHZ.H$1:.H$76])" office:value-type="float" office:value="-4.14555263157895" calcext:value-type="float">
            <text:p>-4,1455526316</text:p>
          </table:table-cell>
          <table:table-cell table:formula="of:=[1EHZ.I5]-AVERAGE([1EHZ.I$1:.I$76])" office:value-type="float" office:value="17.9501710526316" calcext:value-type="float">
            <text:p>17,9501710526</text:p>
          </table:table-cell>
          <table:table-cell/>
        </table:table-row>
        <table:table-row table:style-name="ro1">
          <table:table-cell table:formula="of:=[1EHZ.G6]-AVERAGE([1EHZ.G$1:.G$76])" office:value-type="float" office:value="1.98347368421054" calcext:value-type="float">
            <text:p>1,9834736842</text:p>
          </table:table-cell>
          <table:table-cell table:formula="of:=[1EHZ.H6]-AVERAGE([1EHZ.H$1:.H$76])" office:value-type="float" office:value="-4.68855263157895" calcext:value-type="float">
            <text:p>-4,6885526316</text:p>
          </table:table-cell>
          <table:table-cell table:formula="of:=[1EHZ.I6]-AVERAGE([1EHZ.I$1:.I$76])" office:value-type="float" office:value="12.5531710526316" calcext:value-type="float">
            <text:p>12,5531710526</text:p>
          </table:table-cell>
          <table:table-cell/>
        </table:table-row>
        <table:table-row table:style-name="ro1">
          <table:table-cell table:formula="of:=[1EHZ.G7]-AVERAGE([1EHZ.G$1:.G$76])" office:value-type="float" office:value="0.296473684210525" calcext:value-type="float">
            <text:p>0,2964736842</text:p>
          </table:table-cell>
          <table:table-cell table:formula="of:=[1EHZ.H7]-AVERAGE([1EHZ.H$1:.H$76])" office:value-type="float" office:value="-2.79355263157895" calcext:value-type="float">
            <text:p>-2,7935526316</text:p>
          </table:table-cell>
          <table:table-cell table:formula="of:=[1EHZ.I7]-AVERAGE([1EHZ.I$1:.I$76])" office:value-type="float" office:value="7.13017105263159" calcext:value-type="float">
            <text:p>7,1301710526</text:p>
          </table:table-cell>
          <table:table-cell/>
        </table:table-row>
        <table:table-row table:style-name="ro1">
          <table:table-cell table:formula="of:=[1EHZ.G8]-AVERAGE([1EHZ.G$1:.G$76])" office:value-type="float" office:value="-3.28252631578947" calcext:value-type="float">
            <text:p>-3,2825263158</text:p>
          </table:table-cell>
          <table:table-cell table:formula="of:=[1EHZ.H8]-AVERAGE([1EHZ.H$1:.H$76])" office:value-type="float" office:value="-0.585552631578956" calcext:value-type="float">
            <text:p>-0,5855526316</text:p>
          </table:table-cell>
          <table:table-cell table:formula="of:=[1EHZ.I8]-AVERAGE([1EHZ.I$1:.I$76])" office:value-type="float" office:value="2.01917105263159" calcext:value-type="float">
            <text:p>2,0191710526</text:p>
          </table:table-cell>
          <table:table-cell/>
        </table:table-row>
        <table:table-row table:style-name="ro1">
          <table:table-cell table:formula="of:=[1EHZ.G9]-AVERAGE([1EHZ.G$1:.G$76])" office:value-type="float" office:value="-2.41152631578947" calcext:value-type="float">
            <text:p>-2,4115263158</text:p>
          </table:table-cell>
          <table:table-cell table:formula="of:=[1EHZ.H9]-AVERAGE([1EHZ.H$1:.H$76])" office:value-type="float" office:value="0.863447368421049" calcext:value-type="float">
            <text:p>0,8634473684</text:p>
          </table:table-cell>
          <table:table-cell table:formula="of:=[1EHZ.I9]-AVERAGE([1EHZ.I$1:.I$76])" office:value-type="float" office:value="-2.52782894736841" calcext:value-type="float">
            <text:p>-2,5278289474</text:p>
          </table:table-cell>
          <table:table-cell/>
        </table:table-row>
        <table:table-row table:style-name="ro1">
          <table:table-cell table:formula="of:=[1EHZ.G10]-AVERAGE([1EHZ.G$1:.G$76])" office:value-type="float" office:value="-5.66252631578947" calcext:value-type="float">
            <text:p>-5,6625263158</text:p>
          </table:table-cell>
          <table:table-cell table:formula="of:=[1EHZ.H10]-AVERAGE([1EHZ.H$1:.H$76])" office:value-type="float" office:value="1.46044736842105" calcext:value-type="float">
            <text:p>1,4604473684</text:p>
          </table:table-cell>
          <table:table-cell table:formula="of:=[1EHZ.I10]-AVERAGE([1EHZ.I$1:.I$76])" office:value-type="float" office:value="-7.60682894736841" calcext:value-type="float">
            <text:p>-7,6068289474</text:p>
          </table:table-cell>
          <table:table-cell/>
        </table:table-row>
        <table:table-row table:style-name="ro1">
          <table:table-cell table:formula="of:=[1EHZ.G11]-AVERAGE([1EHZ.G$1:.G$76])" office:value-type="float" office:value="-7.69252631578947" calcext:value-type="float">
            <text:p>-7,6925263158</text:p>
          </table:table-cell>
          <table:table-cell table:formula="of:=[1EHZ.H11]-AVERAGE([1EHZ.H$1:.H$76])" office:value-type="float" office:value="-3.44955263157895" calcext:value-type="float">
            <text:p>-3,4495526316</text:p>
          </table:table-cell>
          <table:table-cell table:formula="of:=[1EHZ.I11]-AVERAGE([1EHZ.I$1:.I$76])" office:value-type="float" office:value="-5.02082894736841" calcext:value-type="float">
            <text:p>-5,0208289474</text:p>
          </table:table-cell>
          <table:table-cell/>
        </table:table-row>
        <table:table-row table:style-name="ro1">
          <table:table-cell table:formula="of:=[1EHZ.G12]-AVERAGE([1EHZ.G$1:.G$76])" office:value-type="float" office:value="-6.19052631578947" calcext:value-type="float">
            <text:p>-6,1905263158</text:p>
          </table:table-cell>
          <table:table-cell table:formula="of:=[1EHZ.H12]-AVERAGE([1EHZ.H$1:.H$76])" office:value-type="float" office:value="-8.01455263157895" calcext:value-type="float">
            <text:p>-8,0145526316</text:p>
          </table:table-cell>
          <table:table-cell table:formula="of:=[1EHZ.I12]-AVERAGE([1EHZ.I$1:.I$76])" office:value-type="float" office:value="-1.96482894736841" calcext:value-type="float">
            <text:p>-1,9648289474</text:p>
          </table:table-cell>
          <table:table-cell/>
        </table:table-row>
        <table:table-row table:style-name="ro1">
          <table:table-cell table:formula="of:=[1EHZ.G13]-AVERAGE([1EHZ.G$1:.G$76])" office:value-type="float" office:value="-1.66852631578946" calcext:value-type="float">
            <text:p>-1,6685263158</text:p>
          </table:table-cell>
          <table:table-cell table:formula="of:=[1EHZ.H13]-AVERAGE([1EHZ.H$1:.H$76])" office:value-type="float" office:value="-9.77255263157895" calcext:value-type="float">
            <text:p>-9,7725526316</text:p>
          </table:table-cell>
          <table:table-cell table:formula="of:=[1EHZ.I13]-AVERAGE([1EHZ.I$1:.I$76])" office:value-type="float" office:value="1.41217105263159" calcext:value-type="float">
            <text:p>1,4121710526</text:p>
          </table:table-cell>
          <table:table-cell/>
        </table:table-row>
        <table:table-row table:style-name="ro1">
          <table:table-cell table:formula="of:=[1EHZ.G14]-AVERAGE([1EHZ.G$1:.G$76])" office:value-type="float" office:value="4.33247368421053" calcext:value-type="float">
            <text:p>4,3324736842</text:p>
          </table:table-cell>
          <table:table-cell table:formula="of:=[1EHZ.H14]-AVERAGE([1EHZ.H$1:.H$76])" office:value-type="float" office:value="-7.28555263157895" calcext:value-type="float">
            <text:p>-7,2855526316</text:p>
          </table:table-cell>
          <table:table-cell table:formula="of:=[1EHZ.I14]-AVERAGE([1EHZ.I$1:.I$76])" office:value-type="float" office:value="3.74617105263159" calcext:value-type="float">
            <text:p>3,7461710526</text:p>
          </table:table-cell>
          <table:table-cell/>
        </table:table-row>
        <table:table-row table:style-name="ro1">
          <table:table-cell table:formula="of:=[1EHZ.G15]-AVERAGE([1EHZ.G$1:.G$76])" office:value-type="float" office:value="9.29647368421053" calcext:value-type="float">
            <text:p>9,2964736842</text:p>
          </table:table-cell>
          <table:table-cell table:formula="of:=[1EHZ.H15]-AVERAGE([1EHZ.H$1:.H$76])" office:value-type="float" office:value="-4.64055263157896" calcext:value-type="float">
            <text:p>-4,6405526316</text:p>
          </table:table-cell>
          <table:table-cell table:formula="of:=[1EHZ.I15]-AVERAGE([1EHZ.I$1:.I$76])" office:value-type="float" office:value="4.72117105263159" calcext:value-type="float">
            <text:p>4,7211710526</text:p>
          </table:table-cell>
          <table:table-cell/>
        </table:table-row>
        <table:table-row table:style-name="ro1">
          <table:table-cell table:formula="of:=[1EHZ.G16]-AVERAGE([1EHZ.G$1:.G$76])" office:value-type="float" office:value="11.9394736842105" calcext:value-type="float">
            <text:p>11,9394736842</text:p>
          </table:table-cell>
          <table:table-cell table:formula="of:=[1EHZ.H16]-AVERAGE([1EHZ.H$1:.H$76])" office:value-type="float" office:value="0.0464473684210489" calcext:value-type="float">
            <text:p>0,0464473684</text:p>
          </table:table-cell>
          <table:table-cell table:formula="of:=[1EHZ.I16]-AVERAGE([1EHZ.I$1:.I$76])" office:value-type="float" office:value="6.26017105263158" calcext:value-type="float">
            <text:p>6,2601710526</text:p>
          </table:table-cell>
          <table:table-cell/>
        </table:table-row>
        <table:table-row table:style-name="ro1">
          <table:table-cell table:formula="of:=[1EHZ.G17]-AVERAGE([1EHZ.G$1:.G$76])" office:value-type="float" office:value="16.2044736842105" calcext:value-type="float">
            <text:p>16,2044736842</text:p>
          </table:table-cell>
          <table:table-cell table:formula="of:=[1EHZ.H17]-AVERAGE([1EHZ.H$1:.H$76])" office:value-type="float" office:value="3.84044736842105" calcext:value-type="float">
            <text:p>3,8404473684</text:p>
          </table:table-cell>
          <table:table-cell table:formula="of:=[1EHZ.I17]-AVERAGE([1EHZ.I$1:.I$76])" office:value-type="float" office:value="4.63317105263159" calcext:value-type="float">
            <text:p>4,6331710526</text:p>
          </table:table-cell>
          <table:table-cell/>
        </table:table-row>
        <table:table-row table:style-name="ro1">
          <table:table-cell table:formula="of:=[1EHZ.G18]-AVERAGE([1EHZ.G$1:.G$76])" office:value-type="float" office:value="14.6374736842105" calcext:value-type="float">
            <text:p>14,6374736842</text:p>
          </table:table-cell>
          <table:table-cell table:formula="of:=[1EHZ.H18]-AVERAGE([1EHZ.H$1:.H$76])" office:value-type="float" office:value="7.62344736842105" calcext:value-type="float">
            <text:p>7,6234473684</text:p>
          </table:table-cell>
          <table:table-cell table:formula="of:=[1EHZ.I18]-AVERAGE([1EHZ.I$1:.I$76])" office:value-type="float" office:value="9.96417105263159" calcext:value-type="float">
            <text:p>9,9641710526</text:p>
          </table:table-cell>
          <table:table-cell/>
        </table:table-row>
        <table:table-row table:style-name="ro1">
          <table:table-cell table:formula="of:=[1EHZ.G19]-AVERAGE([1EHZ.G$1:.G$76])" office:value-type="float" office:value="14.5384736842105" calcext:value-type="float">
            <text:p>14,5384736842</text:p>
          </table:table-cell>
          <table:table-cell table:formula="of:=[1EHZ.H19]-AVERAGE([1EHZ.H$1:.H$76])" office:value-type="float" office:value="10.0674473684211" calcext:value-type="float">
            <text:p>10,0674473684</text:p>
          </table:table-cell>
          <table:table-cell table:formula="of:=[1EHZ.I19]-AVERAGE([1EHZ.I$1:.I$76])" office:value-type="float" office:value="4.01617105263158" calcext:value-type="float">
            <text:p>4,0161710526</text:p>
          </table:table-cell>
          <table:table-cell/>
        </table:table-row>
        <table:table-row table:style-name="ro1">
          <table:table-cell table:formula="of:=[1EHZ.G20]-AVERAGE([1EHZ.G$1:.G$76])" office:value-type="float" office:value="12.0454736842105" calcext:value-type="float">
            <text:p>12,0454736842</text:p>
          </table:table-cell>
          <table:table-cell table:formula="of:=[1EHZ.H20]-AVERAGE([1EHZ.H$1:.H$76])" office:value-type="float" office:value="12.4024473684211" calcext:value-type="float">
            <text:p>12,4024473684</text:p>
          </table:table-cell>
          <table:table-cell table:formula="of:=[1EHZ.I20]-AVERAGE([1EHZ.I$1:.I$76])" office:value-type="float" office:value="-1.66982894736841" calcext:value-type="float">
            <text:p>-1,6698289474</text:p>
          </table:table-cell>
          <table:table-cell/>
        </table:table-row>
        <table:table-row table:style-name="ro1">
          <table:table-cell table:formula="of:=[1EHZ.G21]-AVERAGE([1EHZ.G$1:.G$76])" office:value-type="float" office:value="9.79347368421053" calcext:value-type="float">
            <text:p>9,7934736842</text:p>
          </table:table-cell>
          <table:table-cell table:formula="of:=[1EHZ.H21]-AVERAGE([1EHZ.H$1:.H$76])" office:value-type="float" office:value="11.673447368421" calcext:value-type="float">
            <text:p>11,6734473684</text:p>
          </table:table-cell>
          <table:table-cell table:formula="of:=[1EHZ.I21]-AVERAGE([1EHZ.I$1:.I$76])" office:value-type="float" office:value="-5.62582894736841" calcext:value-type="float">
            <text:p>-5,6258289474</text:p>
          </table:table-cell>
          <table:table-cell/>
        </table:table-row>
        <table:table-row table:style-name="ro1">
          <table:table-cell table:formula="of:=[1EHZ.G22]-AVERAGE([1EHZ.G$1:.G$76])" office:value-type="float" office:value="8.95547368421053" calcext:value-type="float">
            <text:p>8,9554736842</text:p>
          </table:table-cell>
          <table:table-cell table:formula="of:=[1EHZ.H22]-AVERAGE([1EHZ.H$1:.H$76])" office:value-type="float" office:value="5.73944736842105" calcext:value-type="float">
            <text:p>5,7394473684</text:p>
          </table:table-cell>
          <table:table-cell table:formula="of:=[1EHZ.I22]-AVERAGE([1EHZ.I$1:.I$76])" office:value-type="float" office:value="-8.21482894736841" calcext:value-type="float">
            <text:p>-8,2148289474</text:p>
          </table:table-cell>
          <table:table-cell/>
        </table:table-row>
        <table:table-row table:style-name="ro1">
          <table:table-cell table:formula="of:=[1EHZ.G23]-AVERAGE([1EHZ.G$1:.G$76])" office:value-type="float" office:value="8.40447368421053" calcext:value-type="float">
            <text:p>8,4044736842</text:p>
          </table:table-cell>
          <table:table-cell table:formula="of:=[1EHZ.H23]-AVERAGE([1EHZ.H$1:.H$76])" office:value-type="float" office:value="-0.463552631578949" calcext:value-type="float">
            <text:p>-0,4635526316</text:p>
          </table:table-cell>
          <table:table-cell table:formula="of:=[1EHZ.I23]-AVERAGE([1EHZ.I$1:.I$76])" office:value-type="float" office:value="-10.0548289473684" calcext:value-type="float">
            <text:p>-10,0548289474</text:p>
          </table:table-cell>
          <table:table-cell/>
        </table:table-row>
        <table:table-row table:style-name="ro1">
          <table:table-cell table:formula="of:=[1EHZ.G24]-AVERAGE([1EHZ.G$1:.G$76])" office:value-type="float" office:value="8.52447368421053" calcext:value-type="float">
            <text:p>8,5244736842</text:p>
          </table:table-cell>
          <table:table-cell table:formula="of:=[1EHZ.H24]-AVERAGE([1EHZ.H$1:.H$76])" office:value-type="float" office:value="-6.05355263157895" calcext:value-type="float">
            <text:p>-6,0535526316</text:p>
          </table:table-cell>
          <table:table-cell table:formula="of:=[1EHZ.I24]-AVERAGE([1EHZ.I$1:.I$76])" office:value-type="float" office:value="-11.6688289473684" calcext:value-type="float">
            <text:p>-11,6688289474</text:p>
          </table:table-cell>
          <table:table-cell/>
        </table:table-row>
        <table:table-row table:style-name="ro1">
          <table:table-cell table:formula="of:=[1EHZ.G25]-AVERAGE([1EHZ.G$1:.G$76])" office:value-type="float" office:value="5.49347368421053" calcext:value-type="float">
            <text:p>5,4934736842</text:p>
          </table:table-cell>
          <table:table-cell table:formula="of:=[1EHZ.H25]-AVERAGE([1EHZ.H$1:.H$76])" office:value-type="float" office:value="-10.168552631579" calcext:value-type="float">
            <text:p>-10,1685526316</text:p>
          </table:table-cell>
          <table:table-cell table:formula="of:=[1EHZ.I25]-AVERAGE([1EHZ.I$1:.I$76])" office:value-type="float" office:value="-13.4468289473684" calcext:value-type="float">
            <text:p>-13,4468289474</text:p>
          </table:table-cell>
          <table:table-cell/>
        </table:table-row>
        <table:table-row table:style-name="ro1">
          <table:table-cell table:formula="of:=[1EHZ.G26]-AVERAGE([1EHZ.G$1:.G$76])" office:value-type="float" office:value="0.130473684210529" calcext:value-type="float">
            <text:p>0,1304736842</text:p>
          </table:table-cell>
          <table:table-cell table:formula="of:=[1EHZ.H26]-AVERAGE([1EHZ.H$1:.H$76])" office:value-type="float" office:value="-11.274552631579" calcext:value-type="float">
            <text:p>-11,2745526316</text:p>
          </table:table-cell>
          <table:table-cell table:formula="of:=[1EHZ.I26]-AVERAGE([1EHZ.I$1:.I$76])" office:value-type="float" office:value="-15.7618289473684" calcext:value-type="float">
            <text:p>-15,7618289474</text:p>
          </table:table-cell>
          <table:table-cell/>
        </table:table-row>
        <table:table-row table:style-name="ro1">
          <table:table-cell table:formula="of:=[1EHZ.G27]-AVERAGE([1EHZ.G$1:.G$76])" office:value-type="float" office:value="-4.30652631578947" calcext:value-type="float">
            <text:p>-4,3065263158</text:p>
          </table:table-cell>
          <table:table-cell table:formula="of:=[1EHZ.H27]-AVERAGE([1EHZ.H$1:.H$76])" office:value-type="float" office:value="-9.15855263157895" calcext:value-type="float">
            <text:p>-9,1585526316</text:p>
          </table:table-cell>
          <table:table-cell table:formula="of:=[1EHZ.I27]-AVERAGE([1EHZ.I$1:.I$76])" office:value-type="float" office:value="-18.2698289473684" calcext:value-type="float">
            <text:p>-18,2698289474</text:p>
          </table:table-cell>
          <table:table-cell/>
        </table:table-row>
        <table:table-row table:style-name="ro1">
          <table:table-cell table:formula="of:=[1EHZ.G28]-AVERAGE([1EHZ.G$1:.G$76])" office:value-type="float" office:value="-5.45152631578947" calcext:value-type="float">
            <text:p>-5,4515263158</text:p>
          </table:table-cell>
          <table:table-cell table:formula="of:=[1EHZ.H28]-AVERAGE([1EHZ.H$1:.H$76])" office:value-type="float" office:value="-5.31655263157895" calcext:value-type="float">
            <text:p>-5,3165526316</text:p>
          </table:table-cell>
          <table:table-cell table:formula="of:=[1EHZ.I28]-AVERAGE([1EHZ.I$1:.I$76])" office:value-type="float" office:value="-22.4098289473684" calcext:value-type="float">
            <text:p>-22,4098289474</text:p>
          </table:table-cell>
          <table:table-cell/>
        </table:table-row>
        <table:table-row table:style-name="ro1">
          <table:table-cell table:formula="of:=[1EHZ.G29]-AVERAGE([1EHZ.G$1:.G$76])" office:value-type="float" office:value="-3.03252631578947" calcext:value-type="float">
            <text:p>-3,0325263158</text:p>
          </table:table-cell>
          <table:table-cell table:formula="of:=[1EHZ.H29]-AVERAGE([1EHZ.H$1:.H$76])" office:value-type="float" office:value="-3.05755263157895" calcext:value-type="float">
            <text:p>-3,0575526316</text:p>
          </table:table-cell>
          <table:table-cell table:formula="of:=[1EHZ.I29]-AVERAGE([1EHZ.I$1:.I$76])" office:value-type="float" office:value="-27.1238289473684" calcext:value-type="float">
            <text:p>-27,1238289474</text:p>
          </table:table-cell>
          <table:table-cell/>
        </table:table-row>
        <table:table-row table:style-name="ro1">
          <table:table-cell table:formula="of:=[1EHZ.G30]-AVERAGE([1EHZ.G$1:.G$76])" office:value-type="float" office:value="1.98147368421053" calcext:value-type="float">
            <text:p>1,9814736842</text:p>
          </table:table-cell>
          <table:table-cell table:formula="of:=[1EHZ.H30]-AVERAGE([1EHZ.H$1:.H$76])" office:value-type="float" office:value="-2.88155263157896" calcext:value-type="float">
            <text:p>-2,8815526316</text:p>
          </table:table-cell>
          <table:table-cell table:formula="of:=[1EHZ.I30]-AVERAGE([1EHZ.I$1:.I$76])" office:value-type="float" office:value="-30.7138289473684" calcext:value-type="float">
            <text:p>-30,7138289474</text:p>
          </table:table-cell>
          <table:table-cell/>
        </table:table-row>
        <table:table-row table:style-name="ro1">
          <table:table-cell table:formula="of:=[1EHZ.G31]-AVERAGE([1EHZ.G$1:.G$76])" office:value-type="float" office:value="7.36347368421053" calcext:value-type="float">
            <text:p>7,3634736842</text:p>
          </table:table-cell>
          <table:table-cell table:formula="of:=[1EHZ.H31]-AVERAGE([1EHZ.H$1:.H$76])" office:value-type="float" office:value="-3.98155263157895" calcext:value-type="float">
            <text:p>-3,9815526316</text:p>
          </table:table-cell>
          <table:table-cell table:formula="of:=[1EHZ.I31]-AVERAGE([1EHZ.I$1:.I$76])" office:value-type="float" office:value="-32.9138289473684" calcext:value-type="float">
            <text:p>-32,9138289474</text:p>
          </table:table-cell>
          <table:table-cell/>
        </table:table-row>
        <table:table-row table:style-name="ro1">
          <table:table-cell table:formula="of:=[1EHZ.G32]-AVERAGE([1EHZ.G$1:.G$76])" office:value-type="float" office:value="10.4774736842105" calcext:value-type="float">
            <text:p>10,4774736842</text:p>
          </table:table-cell>
          <table:table-cell table:formula="of:=[1EHZ.H32]-AVERAGE([1EHZ.H$1:.H$76])" office:value-type="float" office:value="-8.35255263157895" calcext:value-type="float">
            <text:p>-8,3525526316</text:p>
          </table:table-cell>
          <table:table-cell table:formula="of:=[1EHZ.I32]-AVERAGE([1EHZ.I$1:.I$76])" office:value-type="float" office:value="-34.1688289473684" calcext:value-type="float">
            <text:p>-34,1688289474</text:p>
          </table:table-cell>
          <table:table-cell/>
        </table:table-row>
        <table:table-row table:style-name="ro1">
          <table:table-cell table:formula="of:=[1EHZ.G33]-AVERAGE([1EHZ.G$1:.G$76])" office:value-type="float" office:value="9.80447368421054" calcext:value-type="float">
            <text:p>9,8044736842</text:p>
          </table:table-cell>
          <table:table-cell table:formula="of:=[1EHZ.H33]-AVERAGE([1EHZ.H$1:.H$76])" office:value-type="float" office:value="-13.905552631579" calcext:value-type="float">
            <text:p>-13,9055526316</text:p>
          </table:table-cell>
          <table:table-cell table:formula="of:=[1EHZ.I33]-AVERAGE([1EHZ.I$1:.I$76])" office:value-type="float" office:value="-35.6218289473684" calcext:value-type="float">
            <text:p>-35,6218289474</text:p>
          </table:table-cell>
          <table:table-cell/>
        </table:table-row>
        <table:table-row table:style-name="ro1">
          <table:table-cell table:formula="of:=[1EHZ.G34]-AVERAGE([1EHZ.G$1:.G$76])" office:value-type="float" office:value="6.61847368421053" calcext:value-type="float">
            <text:p>6,6184736842</text:p>
          </table:table-cell>
          <table:table-cell table:formula="of:=[1EHZ.H34]-AVERAGE([1EHZ.H$1:.H$76])" office:value-type="float" office:value="-17.311552631579" calcext:value-type="float">
            <text:p>-17,3115526316</text:p>
          </table:table-cell>
          <table:table-cell table:formula="of:=[1EHZ.I34]-AVERAGE([1EHZ.I$1:.I$76])" office:value-type="float" office:value="-38.5168289473684" calcext:value-type="float">
            <text:p>-38,5168289474</text:p>
          </table:table-cell>
          <table:table-cell/>
        </table:table-row>
        <table:table-row table:style-name="ro1">
          <table:table-cell table:formula="of:=[1EHZ.G35]-AVERAGE([1EHZ.G$1:.G$76])" office:value-type="float" office:value="2.12047368421054" calcext:value-type="float">
            <text:p>2,1204736842</text:p>
          </table:table-cell>
          <table:table-cell table:formula="of:=[1EHZ.H35]-AVERAGE([1EHZ.H$1:.H$76])" office:value-type="float" office:value="-13.908552631579" calcext:value-type="float">
            <text:p>-13,9085526316</text:p>
          </table:table-cell>
          <table:table-cell table:formula="of:=[1EHZ.I35]-AVERAGE([1EHZ.I$1:.I$76])" office:value-type="float" office:value="-37.4758289473684" calcext:value-type="float">
            <text:p>-37,4758289474</text:p>
          </table:table-cell>
          <table:table-cell/>
        </table:table-row>
        <table:table-row table:style-name="ro1">
          <table:table-cell table:formula="of:=[1EHZ.G36]-AVERAGE([1EHZ.G$1:.G$76])" office:value-type="float" office:value="-1.05352631578947" calcext:value-type="float">
            <text:p>-1,0535263158</text:p>
          </table:table-cell>
          <table:table-cell table:formula="of:=[1EHZ.H36]-AVERAGE([1EHZ.H$1:.H$76])" office:value-type="float" office:value="-13.220552631579" calcext:value-type="float">
            <text:p>-13,2205526316</text:p>
          </table:table-cell>
          <table:table-cell table:formula="of:=[1EHZ.I36]-AVERAGE([1EHZ.I$1:.I$76])" office:value-type="float" office:value="-32.9538289473684" calcext:value-type="float">
            <text:p>-32,9538289474</text:p>
          </table:table-cell>
          <table:table-cell/>
        </table:table-row>
        <table:table-row table:style-name="ro1">
          <table:table-cell table:formula="of:=[1EHZ.G37]-AVERAGE([1EHZ.G$1:.G$76])" office:value-type="float" office:value="-0.291526315789469" calcext:value-type="float">
            <text:p>-0,2915263158</text:p>
          </table:table-cell>
          <table:table-cell table:formula="of:=[1EHZ.H37]-AVERAGE([1EHZ.H$1:.H$76])" office:value-type="float" office:value="-14.407552631579" calcext:value-type="float">
            <text:p>-14,4075526316</text:p>
          </table:table-cell>
          <table:table-cell table:formula="of:=[1EHZ.I37]-AVERAGE([1EHZ.I$1:.I$76])" office:value-type="float" office:value="-27.0238289473684" calcext:value-type="float">
            <text:p>-27,0238289474</text:p>
          </table:table-cell>
          <table:table-cell/>
        </table:table-row>
        <table:table-row table:style-name="ro1">
          <table:table-cell table:formula="of:=[1EHZ.G38]-AVERAGE([1EHZ.G$1:.G$76])" office:value-type="float" office:value="1.90847368421053" calcext:value-type="float">
            <text:p>1,9084736842</text:p>
          </table:table-cell>
          <table:table-cell table:formula="of:=[1EHZ.H38]-AVERAGE([1EHZ.H$1:.H$76])" office:value-type="float" office:value="-15.883552631579" calcext:value-type="float">
            <text:p>-15,8835526316</text:p>
          </table:table-cell>
          <table:table-cell table:formula="of:=[1EHZ.I38]-AVERAGE([1EHZ.I$1:.I$76])" office:value-type="float" office:value="-21.9238289473684" calcext:value-type="float">
            <text:p>-21,9238289474</text:p>
          </table:table-cell>
          <table:table-cell/>
        </table:table-row>
        <table:table-row table:style-name="ro1">
          <table:table-cell table:formula="of:=[1EHZ.G39]-AVERAGE([1EHZ.G$1:.G$76])" office:value-type="float" office:value="6.14147368421054" calcext:value-type="float">
            <text:p>6,1414736842</text:p>
          </table:table-cell>
          <table:table-cell table:formula="of:=[1EHZ.H39]-AVERAGE([1EHZ.H$1:.H$76])" office:value-type="float" office:value="-15.7165526315789" calcext:value-type="float">
            <text:p>-15,7165526316</text:p>
          </table:table-cell>
          <table:table-cell table:formula="of:=[1EHZ.I39]-AVERAGE([1EHZ.I$1:.I$76])" office:value-type="float" office:value="-19.0248289473684" calcext:value-type="float">
            <text:p>-19,0248289474</text:p>
          </table:table-cell>
          <table:table-cell/>
        </table:table-row>
        <table:table-row table:style-name="ro1">
          <table:table-cell table:formula="of:=[1EHZ.G40]-AVERAGE([1EHZ.G$1:.G$76])" office:value-type="float" office:value="10.9854736842105" calcext:value-type="float">
            <text:p>10,9854736842</text:p>
          </table:table-cell>
          <table:table-cell table:formula="of:=[1EHZ.H40]-AVERAGE([1EHZ.H$1:.H$76])" office:value-type="float" office:value="-12.925552631579" calcext:value-type="float">
            <text:p>-12,9255526316</text:p>
          </table:table-cell>
          <table:table-cell table:formula="of:=[1EHZ.I40]-AVERAGE([1EHZ.I$1:.I$76])" office:value-type="float" office:value="-18.2858289473684" calcext:value-type="float">
            <text:p>-18,2858289474</text:p>
          </table:table-cell>
          <table:table-cell/>
        </table:table-row>
        <table:table-row table:style-name="ro1">
          <table:table-cell table:formula="of:=[1EHZ.G41]-AVERAGE([1EHZ.G$1:.G$76])" office:value-type="float" office:value="13.1464736842105" calcext:value-type="float">
            <text:p>13,1464736842</text:p>
          </table:table-cell>
          <table:table-cell table:formula="of:=[1EHZ.H41]-AVERAGE([1EHZ.H$1:.H$76])" office:value-type="float" office:value="-7.42055263157895" calcext:value-type="float">
            <text:p>-7,4205526316</text:p>
          </table:table-cell>
          <table:table-cell table:formula="of:=[1EHZ.I41]-AVERAGE([1EHZ.I$1:.I$76])" office:value-type="float" office:value="-19.0718289473684" calcext:value-type="float">
            <text:p>-19,0718289474</text:p>
          </table:table-cell>
          <table:table-cell/>
        </table:table-row>
        <table:table-row table:style-name="ro1">
          <table:table-cell table:formula="of:=[1EHZ.G42]-AVERAGE([1EHZ.G$1:.G$76])" office:value-type="float" office:value="12.5384736842105" calcext:value-type="float">
            <text:p>12,5384736842</text:p>
          </table:table-cell>
          <table:table-cell table:formula="of:=[1EHZ.H42]-AVERAGE([1EHZ.H$1:.H$76])" office:value-type="float" office:value="-2.00655263157896" calcext:value-type="float">
            <text:p>-2,0065526316</text:p>
          </table:table-cell>
          <table:table-cell table:formula="of:=[1EHZ.I42]-AVERAGE([1EHZ.I$1:.I$76])" office:value-type="float" office:value="-19.2938289473684" calcext:value-type="float">
            <text:p>-19,2938289474</text:p>
          </table:table-cell>
          <table:table-cell/>
        </table:table-row>
        <table:table-row table:style-name="ro1">
          <table:table-cell table:formula="of:=[1EHZ.G43]-AVERAGE([1EHZ.G$1:.G$76])" office:value-type="float" office:value="9.18147368421053" calcext:value-type="float">
            <text:p>9,1814736842</text:p>
          </table:table-cell>
          <table:table-cell table:formula="of:=[1EHZ.H43]-AVERAGE([1EHZ.H$1:.H$76])" office:value-type="float" office:value="3.15644736842105" calcext:value-type="float">
            <text:p>3,1564473684</text:p>
          </table:table-cell>
          <table:table-cell table:formula="of:=[1EHZ.I43]-AVERAGE([1EHZ.I$1:.I$76])" office:value-type="float" office:value="-18.8858289473684" calcext:value-type="float">
            <text:p>-18,8858289474</text:p>
          </table:table-cell>
          <table:table-cell/>
        </table:table-row>
        <table:table-row table:style-name="ro1">
          <table:table-cell table:formula="of:=[1EHZ.G44]-AVERAGE([1EHZ.G$1:.G$76])" office:value-type="float" office:value="4.66347368421053" calcext:value-type="float">
            <text:p>4,6634736842</text:p>
          </table:table-cell>
          <table:table-cell table:formula="of:=[1EHZ.H44]-AVERAGE([1EHZ.H$1:.H$76])" office:value-type="float" office:value="6.56644736842105" calcext:value-type="float">
            <text:p>6,5664473684</text:p>
          </table:table-cell>
          <table:table-cell table:formula="of:=[1EHZ.I44]-AVERAGE([1EHZ.I$1:.I$76])" office:value-type="float" office:value="-17.6478289473684" calcext:value-type="float">
            <text:p>-17,6478289474</text:p>
          </table:table-cell>
          <table:table-cell/>
        </table:table-row>
        <table:table-row table:style-name="ro1">
          <table:table-cell table:formula="of:=[1EHZ.G45]-AVERAGE([1EHZ.G$1:.G$76])" office:value-type="float" office:value="-0.69652631578947" calcext:value-type="float">
            <text:p>-0,6965263158</text:p>
          </table:table-cell>
          <table:table-cell table:formula="of:=[1EHZ.H45]-AVERAGE([1EHZ.H$1:.H$76])" office:value-type="float" office:value="8.04644736842105" calcext:value-type="float">
            <text:p>8,0464473684</text:p>
          </table:table-cell>
          <table:table-cell table:formula="of:=[1EHZ.I45]-AVERAGE([1EHZ.I$1:.I$76])" office:value-type="float" office:value="-15.2188289473684" calcext:value-type="float">
            <text:p>-15,2188289474</text:p>
          </table:table-cell>
          <table:table-cell/>
        </table:table-row>
        <table:table-row table:style-name="ro1">
          <table:table-cell table:formula="of:=[1EHZ.G46]-AVERAGE([1EHZ.G$1:.G$76])" office:value-type="float" office:value="-3.26152631578947" calcext:value-type="float">
            <text:p>-3,2615263158</text:p>
          </table:table-cell>
          <table:table-cell table:formula="of:=[1EHZ.H46]-AVERAGE([1EHZ.H$1:.H$76])" office:value-type="float" office:value="7.45844736842105" calcext:value-type="float">
            <text:p>7,4584473684</text:p>
          </table:table-cell>
          <table:table-cell table:formula="of:=[1EHZ.I46]-AVERAGE([1EHZ.I$1:.I$76])" office:value-type="float" office:value="-10.5288289473684" calcext:value-type="float">
            <text:p>-10,5288289474</text:p>
          </table:table-cell>
          <table:table-cell/>
        </table:table-row>
        <table:table-row table:style-name="ro1">
          <table:table-cell table:formula="of:=[1EHZ.G47]-AVERAGE([1EHZ.G$1:.G$76])" office:value-type="float" office:value="-5.55952631578947" calcext:value-type="float">
            <text:p>-5,5595263158</text:p>
          </table:table-cell>
          <table:table-cell table:formula="of:=[1EHZ.H47]-AVERAGE([1EHZ.H$1:.H$76])" office:value-type="float" office:value="7.83044736842105" calcext:value-type="float">
            <text:p>7,8304473684</text:p>
          </table:table-cell>
          <table:table-cell table:formula="of:=[1EHZ.I47]-AVERAGE([1EHZ.I$1:.I$76])" office:value-type="float" office:value="-5.06182894736841" calcext:value-type="float">
            <text:p>-5,0618289474</text:p>
          </table:table-cell>
          <table:table-cell/>
        </table:table-row>
        <table:table-row table:style-name="ro1">
          <table:table-cell table:formula="of:=[1EHZ.G48]-AVERAGE([1EHZ.G$1:.G$76])" office:value-type="float" office:value="-1.93152631578947" calcext:value-type="float">
            <text:p>-1,9315263158</text:p>
          </table:table-cell>
          <table:table-cell table:formula="of:=[1EHZ.H48]-AVERAGE([1EHZ.H$1:.H$76])" office:value-type="float" office:value="9.78044736842105" calcext:value-type="float">
            <text:p>9,7804473684</text:p>
          </table:table-cell>
          <table:table-cell table:formula="of:=[1EHZ.I48]-AVERAGE([1EHZ.I$1:.I$76])" office:value-type="float" office:value="-0.578828947368411" calcext:value-type="float">
            <text:p>-0,5788289474</text:p>
          </table:table-cell>
          <table:table-cell/>
        </table:table-row>
        <table:table-row table:style-name="ro1">
          <table:table-cell table:formula="of:=[1EHZ.G49]-AVERAGE([1EHZ.G$1:.G$76])" office:value-type="float" office:value="-1.52852631578946" calcext:value-type="float">
            <text:p>-1,5285263158</text:p>
          </table:table-cell>
          <table:table-cell table:formula="of:=[1EHZ.H49]-AVERAGE([1EHZ.H$1:.H$76])" office:value-type="float" office:value="4.59644736842105" calcext:value-type="float">
            <text:p>4,5964473684</text:p>
          </table:table-cell>
          <table:table-cell table:formula="of:=[1EHZ.I49]-AVERAGE([1EHZ.I$1:.I$76])" office:value-type="float" office:value="4.62217105263159" calcext:value-type="float">
            <text:p>4,6221710526</text:p>
          </table:table-cell>
          <table:table-cell/>
        </table:table-row>
        <table:table-row table:style-name="ro1">
          <table:table-cell table:formula="of:=[1EHZ.G50]-AVERAGE([1EHZ.G$1:.G$76])" office:value-type="float" office:value="-4.74552631578947" calcext:value-type="float">
            <text:p>-4,7455263158</text:p>
          </table:table-cell>
          <table:table-cell table:formula="of:=[1EHZ.H50]-AVERAGE([1EHZ.H$1:.H$76])" office:value-type="float" office:value="8.96044736842105" calcext:value-type="float">
            <text:p>8,9604473684</text:p>
          </table:table-cell>
          <table:table-cell table:formula="of:=[1EHZ.I50]-AVERAGE([1EHZ.I$1:.I$76])" office:value-type="float" office:value="3.90517105263159" calcext:value-type="float">
            <text:p>3,9051710526</text:p>
          </table:table-cell>
          <table:table-cell/>
        </table:table-row>
        <table:table-row table:style-name="ro1">
          <table:table-cell table:formula="of:=[1EHZ.G51]-AVERAGE([1EHZ.G$1:.G$76])" office:value-type="float" office:value="-6.31252631578947" calcext:value-type="float">
            <text:p>-6,3125263158</text:p>
          </table:table-cell>
          <table:table-cell table:formula="of:=[1EHZ.H51]-AVERAGE([1EHZ.H$1:.H$76])" office:value-type="float" office:value="14.124447368421" calcext:value-type="float">
            <text:p>14,1244473684</text:p>
          </table:table-cell>
          <table:table-cell table:formula="of:=[1EHZ.I51]-AVERAGE([1EHZ.I$1:.I$76])" office:value-type="float" office:value="5.32817105263159" calcext:value-type="float">
            <text:p>5,3281710526</text:p>
          </table:table-cell>
          <table:table-cell/>
        </table:table-row>
        <table:table-row table:style-name="ro1">
          <table:table-cell table:formula="of:=[1EHZ.G52]-AVERAGE([1EHZ.G$1:.G$76])" office:value-type="float" office:value="-5.46052631578947" calcext:value-type="float">
            <text:p>-5,4605263158</text:p>
          </table:table-cell>
          <table:table-cell table:formula="of:=[1EHZ.H52]-AVERAGE([1EHZ.H$1:.H$76])" office:value-type="float" office:value="18.935447368421" calcext:value-type="float">
            <text:p>18,9354473684</text:p>
          </table:table-cell>
          <table:table-cell table:formula="of:=[1EHZ.I52]-AVERAGE([1EHZ.I$1:.I$76])" office:value-type="float" office:value="8.28217105263159" calcext:value-type="float">
            <text:p>8,2821710526</text:p>
          </table:table-cell>
          <table:table-cell/>
        </table:table-row>
        <table:table-row table:style-name="ro1">
          <table:table-cell table:formula="of:=[1EHZ.G53]-AVERAGE([1EHZ.G$1:.G$76])" office:value-type="float" office:value="-1.75252631578947" calcext:value-type="float">
            <text:p>-1,7525263158</text:p>
          </table:table-cell>
          <table:table-cell table:formula="of:=[1EHZ.H53]-AVERAGE([1EHZ.H$1:.H$76])" office:value-type="float" office:value="21.878447368421" calcext:value-type="float">
            <text:p>21,8784473684</text:p>
          </table:table-cell>
          <table:table-cell table:formula="of:=[1EHZ.I53]-AVERAGE([1EHZ.I$1:.I$76])" office:value-type="float" office:value="11.7331710526316" calcext:value-type="float">
            <text:p>11,7331710526</text:p>
          </table:table-cell>
          <table:table-cell/>
        </table:table-row>
        <table:table-row table:style-name="ro1">
          <table:table-cell table:formula="of:=[1EHZ.G54]-AVERAGE([1EHZ.G$1:.G$76])" office:value-type="float" office:value="3.50147368421054" calcext:value-type="float">
            <text:p>3,5014736842</text:p>
          </table:table-cell>
          <table:table-cell table:formula="of:=[1EHZ.H54]-AVERAGE([1EHZ.H$1:.H$76])" office:value-type="float" office:value="22.617447368421" calcext:value-type="float">
            <text:p>22,6174473684</text:p>
          </table:table-cell>
          <table:table-cell table:formula="of:=[1EHZ.I54]-AVERAGE([1EHZ.I$1:.I$76])" office:value-type="float" office:value="14.9041710526316" calcext:value-type="float">
            <text:p>14,9041710526</text:p>
          </table:table-cell>
          <table:table-cell/>
        </table:table-row>
        <table:table-row table:style-name="ro1">
          <table:table-cell table:formula="of:=[1EHZ.G55]-AVERAGE([1EHZ.G$1:.G$76])" office:value-type="float" office:value="8.75847368421053" calcext:value-type="float">
            <text:p>8,7584736842</text:p>
          </table:table-cell>
          <table:table-cell table:formula="of:=[1EHZ.H55]-AVERAGE([1EHZ.H$1:.H$76])" office:value-type="float" office:value="22.603447368421" calcext:value-type="float">
            <text:p>22,6034473684</text:p>
          </table:table-cell>
          <table:table-cell table:formula="of:=[1EHZ.I55]-AVERAGE([1EHZ.I$1:.I$76])" office:value-type="float" office:value="15.1521710526316" calcext:value-type="float">
            <text:p>15,1521710526</text:p>
          </table:table-cell>
          <table:table-cell/>
        </table:table-row>
        <table:table-row table:style-name="ro1">
          <table:table-cell table:formula="of:=[1EHZ.G56]-AVERAGE([1EHZ.G$1:.G$76])" office:value-type="float" office:value="12.7264736842105" calcext:value-type="float">
            <text:p>12,7264736842</text:p>
          </table:table-cell>
          <table:table-cell table:formula="of:=[1EHZ.H56]-AVERAGE([1EHZ.H$1:.H$76])" office:value-type="float" office:value="23.455447368421" calcext:value-type="float">
            <text:p>23,4554473684</text:p>
          </table:table-cell>
          <table:table-cell table:formula="of:=[1EHZ.I56]-AVERAGE([1EHZ.I$1:.I$76])" office:value-type="float" office:value="11.5881710526316" calcext:value-type="float">
            <text:p>11,5881710526</text:p>
          </table:table-cell>
          <table:table-cell/>
        </table:table-row>
        <table:table-row table:style-name="ro1">
          <table:table-cell table:formula="of:=[1EHZ.G57]-AVERAGE([1EHZ.G$1:.G$76])" office:value-type="float" office:value="9.21247368421054" calcext:value-type="float">
            <text:p>9,2124736842</text:p>
          </table:table-cell>
          <table:table-cell table:formula="of:=[1EHZ.H57]-AVERAGE([1EHZ.H$1:.H$76])" office:value-type="float" office:value="22.590447368421" calcext:value-type="float">
            <text:p>22,5904473684</text:p>
          </table:table-cell>
          <table:table-cell table:formula="of:=[1EHZ.I57]-AVERAGE([1EHZ.I$1:.I$76])" office:value-type="float" office:value="7.51017105263158" calcext:value-type="float">
            <text:p>7,5101710526</text:p>
          </table:table-cell>
          <table:table-cell/>
        </table:table-row>
        <table:table-row table:style-name="ro1">
          <table:table-cell table:formula="of:=[1EHZ.G58]-AVERAGE([1EHZ.G$1:.G$76])" office:value-type="float" office:value="6.60347368421053" calcext:value-type="float">
            <text:p>6,6034736842</text:p>
          </table:table-cell>
          <table:table-cell table:formula="of:=[1EHZ.H58]-AVERAGE([1EHZ.H$1:.H$76])" office:value-type="float" office:value="17.897447368421" calcext:value-type="float">
            <text:p>17,8974473684</text:p>
          </table:table-cell>
          <table:table-cell table:formula="of:=[1EHZ.I58]-AVERAGE([1EHZ.I$1:.I$76])" office:value-type="float" office:value="5.21817105263159" calcext:value-type="float">
            <text:p>5,2181710526</text:p>
          </table:table-cell>
          <table:table-cell/>
        </table:table-row>
        <table:table-row table:style-name="ro1">
          <table:table-cell table:formula="of:=[1EHZ.G59]-AVERAGE([1EHZ.G$1:.G$76])" office:value-type="float" office:value="5.45047368421054" calcext:value-type="float">
            <text:p>5,4504736842</text:p>
          </table:table-cell>
          <table:table-cell table:formula="of:=[1EHZ.H59]-AVERAGE([1EHZ.H$1:.H$76])" office:value-type="float" office:value="11.6624473684211" calcext:value-type="float">
            <text:p>11,6624473684</text:p>
          </table:table-cell>
          <table:table-cell table:formula="of:=[1EHZ.I59]-AVERAGE([1EHZ.I$1:.I$76])" office:value-type="float" office:value="2.89417105263159" calcext:value-type="float">
            <text:p>2,8941710526</text:p>
          </table:table-cell>
          <table:table-cell/>
        </table:table-row>
        <table:table-row table:style-name="ro1">
          <table:table-cell table:formula="of:=[1EHZ.G60]-AVERAGE([1EHZ.G$1:.G$76])" office:value-type="float" office:value="4.10047368421053" calcext:value-type="float">
            <text:p>4,1004736842</text:p>
          </table:table-cell>
          <table:table-cell table:formula="of:=[1EHZ.H60]-AVERAGE([1EHZ.H$1:.H$76])" office:value-type="float" office:value="9.67144736842105" calcext:value-type="float">
            <text:p>9,6714473684</text:p>
          </table:table-cell>
          <table:table-cell table:formula="of:=[1EHZ.I60]-AVERAGE([1EHZ.I$1:.I$76])" office:value-type="float" office:value="7.96417105263159" calcext:value-type="float">
            <text:p>7,9641710526</text:p>
          </table:table-cell>
          <table:table-cell/>
        </table:table-row>
        <table:table-row table:style-name="ro1">
          <table:table-cell table:formula="of:=[1EHZ.G61]-AVERAGE([1EHZ.G$1:.G$76])" office:value-type="float" office:value="7.07647368421053" calcext:value-type="float">
            <text:p>7,0764736842</text:p>
          </table:table-cell>
          <table:table-cell table:formula="of:=[1EHZ.H61]-AVERAGE([1EHZ.H$1:.H$76])" office:value-type="float" office:value="5.71644736842105" calcext:value-type="float">
            <text:p>5,7164473684</text:p>
          </table:table-cell>
          <table:table-cell table:formula="of:=[1EHZ.I61]-AVERAGE([1EHZ.I$1:.I$76])" office:value-type="float" office:value="12.6081710526316" calcext:value-type="float">
            <text:p>12,6081710526</text:p>
          </table:table-cell>
          <table:table-cell/>
        </table:table-row>
        <table:table-row table:style-name="ro1">
          <table:table-cell table:formula="of:=[1EHZ.G62]-AVERAGE([1EHZ.G$1:.G$76])" office:value-type="float" office:value="5.61047368421053" calcext:value-type="float">
            <text:p>5,6104736842</text:p>
          </table:table-cell>
          <table:table-cell table:formula="of:=[1EHZ.H62]-AVERAGE([1EHZ.H$1:.H$76])" office:value-type="float" office:value="7.45144736842105" calcext:value-type="float">
            <text:p>7,4514473684</text:p>
          </table:table-cell>
          <table:table-cell table:formula="of:=[1EHZ.I62]-AVERAGE([1EHZ.I$1:.I$76])" office:value-type="float" office:value="17.4951710526316" calcext:value-type="float">
            <text:p>17,4951710526</text:p>
          </table:table-cell>
          <table:table-cell/>
        </table:table-row>
        <table:table-row table:style-name="ro1">
          <table:table-cell table:formula="of:=[1EHZ.G63]-AVERAGE([1EHZ.G$1:.G$76])" office:value-type="float" office:value="1.74647368421053" calcext:value-type="float">
            <text:p>1,7464736842</text:p>
          </table:table-cell>
          <table:table-cell table:formula="of:=[1EHZ.H63]-AVERAGE([1EHZ.H$1:.H$76])" office:value-type="float" office:value="9.01344736842105" calcext:value-type="float">
            <text:p>9,0134473684</text:p>
          </table:table-cell>
          <table:table-cell table:formula="of:=[1EHZ.I63]-AVERAGE([1EHZ.I$1:.I$76])" office:value-type="float" office:value="21.0791710526316" calcext:value-type="float">
            <text:p>21,0791710526</text:p>
          </table:table-cell>
          <table:table-cell/>
        </table:table-row>
        <table:table-row table:style-name="ro1">
          <table:table-cell table:formula="of:=[1EHZ.G64]-AVERAGE([1EHZ.G$1:.G$76])" office:value-type="float" office:value="-4.03752631578947" calcext:value-type="float">
            <text:p>-4,0375263158</text:p>
          </table:table-cell>
          <table:table-cell table:formula="of:=[1EHZ.H64]-AVERAGE([1EHZ.H$1:.H$76])" office:value-type="float" office:value="9.67444736842105" calcext:value-type="float">
            <text:p>9,6744473684</text:p>
          </table:table-cell>
          <table:table-cell table:formula="of:=[1EHZ.I64]-AVERAGE([1EHZ.I$1:.I$76])" office:value-type="float" office:value="22.1041710526316" calcext:value-type="float">
            <text:p>22,1041710526</text:p>
          </table:table-cell>
          <table:table-cell/>
        </table:table-row>
        <table:table-row table:style-name="ro1">
          <table:table-cell table:formula="of:=[1EHZ.G65]-AVERAGE([1EHZ.G$1:.G$76])" office:value-type="float" office:value="-9.09852631578947" calcext:value-type="float">
            <text:p>-9,0985263158</text:p>
          </table:table-cell>
          <table:table-cell table:formula="of:=[1EHZ.H65]-AVERAGE([1EHZ.H$1:.H$76])" office:value-type="float" office:value="8.31844736842105" calcext:value-type="float">
            <text:p>8,3184473684</text:p>
          </table:table-cell>
          <table:table-cell table:formula="of:=[1EHZ.I65]-AVERAGE([1EHZ.I$1:.I$76])" office:value-type="float" office:value="20.3131710526316" calcext:value-type="float">
            <text:p>20,3131710526</text:p>
          </table:table-cell>
          <table:table-cell/>
        </table:table-row>
        <table:table-row table:style-name="ro1">
          <table:table-cell table:formula="of:=[1EHZ.G66]-AVERAGE([1EHZ.G$1:.G$76])" office:value-type="float" office:value="-13.0925263157895" calcext:value-type="float">
            <text:p>-13,0925263158</text:p>
          </table:table-cell>
          <table:table-cell table:formula="of:=[1EHZ.H66]-AVERAGE([1EHZ.H$1:.H$76])" office:value-type="float" office:value="5.91444736842104" calcext:value-type="float">
            <text:p>5,9144473684</text:p>
          </table:table-cell>
          <table:table-cell table:formula="of:=[1EHZ.I66]-AVERAGE([1EHZ.I$1:.I$76])" office:value-type="float" office:value="16.5711710526316" calcext:value-type="float">
            <text:p>16,5711710526</text:p>
          </table:table-cell>
          <table:table-cell/>
        </table:table-row>
        <table:table-row table:style-name="ro1">
          <table:table-cell table:formula="of:=[1EHZ.G67]-AVERAGE([1EHZ.G$1:.G$76])" office:value-type="float" office:value="-15.2165263157895" calcext:value-type="float">
            <text:p>-15,2165263158</text:p>
          </table:table-cell>
          <table:table-cell table:formula="of:=[1EHZ.H67]-AVERAGE([1EHZ.H$1:.H$76])" office:value-type="float" office:value="2.31244736842105" calcext:value-type="float">
            <text:p>2,3124473684</text:p>
          </table:table-cell>
          <table:table-cell table:formula="of:=[1EHZ.I67]-AVERAGE([1EHZ.I$1:.I$76])" office:value-type="float" office:value="12.7811710526316" calcext:value-type="float">
            <text:p>12,7811710526</text:p>
          </table:table-cell>
          <table:table-cell/>
        </table:table-row>
        <table:table-row table:style-name="ro1">
          <table:table-cell table:formula="of:=[1EHZ.G68]-AVERAGE([1EHZ.G$1:.G$76])" office:value-type="float" office:value="-14.7955263157895" calcext:value-type="float">
            <text:p>-14,7955263158</text:p>
          </table:table-cell>
          <table:table-cell table:formula="of:=[1EHZ.H68]-AVERAGE([1EHZ.H$1:.H$76])" office:value-type="float" office:value="-2.97355263157895" calcext:value-type="float">
            <text:p>-2,9735526316</text:p>
          </table:table-cell>
          <table:table-cell table:formula="of:=[1EHZ.I68]-AVERAGE([1EHZ.I$1:.I$76])" office:value-type="float" office:value="10.0781710526316" calcext:value-type="float">
            <text:p>10,0781710526</text:p>
          </table:table-cell>
          <table:table-cell/>
        </table:table-row>
        <table:table-row table:style-name="ro1">
          <table:table-cell table:formula="of:=[1EHZ.G69]-AVERAGE([1EHZ.G$1:.G$76])" office:value-type="float" office:value="-13.0155263157895" calcext:value-type="float">
            <text:p>-13,0155263158</text:p>
          </table:table-cell>
          <table:table-cell table:formula="of:=[1EHZ.H69]-AVERAGE([1EHZ.H$1:.H$76])" office:value-type="float" office:value="-8.32555263157895" calcext:value-type="float">
            <text:p>-8,3255526316</text:p>
          </table:table-cell>
          <table:table-cell table:formula="of:=[1EHZ.I69]-AVERAGE([1EHZ.I$1:.I$76])" office:value-type="float" office:value="9.72017105263159" calcext:value-type="float">
            <text:p>9,7201710526</text:p>
          </table:table-cell>
          <table:table-cell/>
        </table:table-row>
        <table:table-row table:style-name="ro1">
          <table:table-cell table:formula="of:=[1EHZ.G70]-AVERAGE([1EHZ.G$1:.G$76])" office:value-type="float" office:value="-10.9345263157895" calcext:value-type="float">
            <text:p>-10,9345263158</text:p>
          </table:table-cell>
          <table:table-cell table:formula="of:=[1EHZ.H70]-AVERAGE([1EHZ.H$1:.H$76])" office:value-type="float" office:value="-12.802552631579" calcext:value-type="float">
            <text:p>-12,8025526316</text:p>
          </table:table-cell>
          <table:table-cell table:formula="of:=[1EHZ.I70]-AVERAGE([1EHZ.I$1:.I$76])" office:value-type="float" office:value="12.8871710526316" calcext:value-type="float">
            <text:p>12,8871710526</text:p>
          </table:table-cell>
          <table:table-cell/>
        </table:table-row>
        <table:table-row table:style-name="ro1">
          <table:table-cell table:formula="of:=[1EHZ.G71]-AVERAGE([1EHZ.G$1:.G$76])" office:value-type="float" office:value="-9.65252631578947" calcext:value-type="float">
            <text:p>-9,6525263158</text:p>
          </table:table-cell>
          <table:table-cell table:formula="of:=[1EHZ.H71]-AVERAGE([1EHZ.H$1:.H$76])" office:value-type="float" office:value="-16.011552631579" calcext:value-type="float">
            <text:p>-16,0115526316</text:p>
          </table:table-cell>
          <table:table-cell table:formula="of:=[1EHZ.I71]-AVERAGE([1EHZ.I$1:.I$76])" office:value-type="float" office:value="17.6701710526316" calcext:value-type="float">
            <text:p>17,6701710526</text:p>
          </table:table-cell>
          <table:table-cell/>
        </table:table-row>
        <table:table-row table:style-name="ro1">
          <table:table-cell table:formula="of:=[1EHZ.G72]-AVERAGE([1EHZ.G$1:.G$76])" office:value-type="float" office:value="-10.0725263157895" calcext:value-type="float">
            <text:p>-10,0725263158</text:p>
          </table:table-cell>
          <table:table-cell table:formula="of:=[1EHZ.H72]-AVERAGE([1EHZ.H$1:.H$76])" office:value-type="float" office:value="-16.465552631579" calcext:value-type="float">
            <text:p>-16,4655526316</text:p>
          </table:table-cell>
          <table:table-cell table:formula="of:=[1EHZ.I72]-AVERAGE([1EHZ.I$1:.I$76])" office:value-type="float" office:value="23.5871710526316" calcext:value-type="float">
            <text:p>23,5871710526</text:p>
          </table:table-cell>
          <table:table-cell/>
        </table:table-row>
        <table:table-row table:style-name="ro1">
          <table:table-cell table:formula="of:=[1EHZ.G73]-AVERAGE([1EHZ.G$1:.G$76])" office:value-type="float" office:value="-12.7835263157895" calcext:value-type="float">
            <text:p>-12,7835263158</text:p>
          </table:table-cell>
          <table:table-cell table:formula="of:=[1EHZ.H73]-AVERAGE([1EHZ.H$1:.H$76])" office:value-type="float" office:value="-14.689552631579" calcext:value-type="float">
            <text:p>-14,6895526316</text:p>
          </table:table-cell>
          <table:table-cell table:formula="of:=[1EHZ.I73]-AVERAGE([1EHZ.I$1:.I$76])" office:value-type="float" office:value="28.7111710526316" calcext:value-type="float">
            <text:p>28,7111710526</text:p>
          </table:table-cell>
          <table:table-cell/>
        </table:table-row>
        <table:table-row table:style-name="ro1">
          <table:table-cell table:formula="of:=[1EHZ.G74]-AVERAGE([1EHZ.G$1:.G$76])" office:value-type="float" office:value="-17.2325263157895" calcext:value-type="float">
            <text:p>-17,2325263158</text:p>
          </table:table-cell>
          <table:table-cell table:formula="of:=[1EHZ.H74]-AVERAGE([1EHZ.H$1:.H$76])" office:value-type="float" office:value="-12.187552631579" calcext:value-type="float">
            <text:p>-12,1875526316</text:p>
          </table:table-cell>
          <table:table-cell table:formula="of:=[1EHZ.I74]-AVERAGE([1EHZ.I$1:.I$76])" office:value-type="float" office:value="31.1911710526316" calcext:value-type="float">
            <text:p>31,1911710526</text:p>
          </table:table-cell>
          <table:table-cell/>
        </table:table-row>
        <table:table-row table:style-name="ro1">
          <table:table-cell table:formula="of:=[1EHZ.G75]-AVERAGE([1EHZ.G$1:.G$76])" office:value-type="float" office:value="-22.6745263157895" calcext:value-type="float">
            <text:p>-22,6745263158</text:p>
          </table:table-cell>
          <table:table-cell table:formula="of:=[1EHZ.H75]-AVERAGE([1EHZ.H$1:.H$76])" office:value-type="float" office:value="-11.572552631579" calcext:value-type="float">
            <text:p>-11,5725526316</text:p>
          </table:table-cell>
          <table:table-cell table:formula="of:=[1EHZ.I75]-AVERAGE([1EHZ.I$1:.I$76])" office:value-type="float" office:value="31.1551710526316" calcext:value-type="float">
            <text:p>31,1551710526</text:p>
          </table:table-cell>
          <table:table-cell/>
        </table:table-row>
        <table:table-row table:style-name="ro1">
          <table:table-cell table:formula="of:=[1EHZ.G76]-AVERAGE([1EHZ.G$1:.G$76])" office:value-type="float" office:value="-26.8325263157895" calcext:value-type="float">
            <text:p>-26,8325263158</text:p>
          </table:table-cell>
          <table:table-cell table:formula="of:=[1EHZ.H76]-AVERAGE([1EHZ.H$1:.H$76])" office:value-type="float" office:value="-14.097552631579" calcext:value-type="float">
            <text:p>-14,0975526316</text:p>
          </table:table-cell>
          <table:table-cell table:formula="of:=[1EHZ.I76]-AVERAGE([1EHZ.I$1:.I$76])" office:value-type="float" office:value="29.4911710526316" calcext:value-type="float">
            <text:p>29,4911710526</text:p>
          </table:table-cell>
          <table:table-cell/>
        </table:table-row>
      </table:table>
      <table:table table:name="X (3xN)" table:style-name="ta1">
        <table:table-column table:style-name="co1" table:number-columns-repeated="76" table:default-cell-style-name="Default"/>
        <table:table-row table:style-name="ro1">
          <table:table-cell office:value-type="float" office:value="-16.5405263157895" calcext:value-type="float">
            <text:p>-16,5405263158</text:p>
          </table:table-cell>
          <table:table-cell office:value-type="float" office:value="-12.5315263157895" calcext:value-type="float">
            <text:p>-12,5315263158</text:p>
          </table:table-cell>
          <table:table-cell office:value-type="float" office:value="-6.98252631578947" calcext:value-type="float">
            <text:p>-6,9825263158</text:p>
          </table:table-cell>
          <table:table-cell office:value-type="float" office:value="-1.87152631578947" calcext:value-type="float">
            <text:p>-1,8715263158</text:p>
          </table:table-cell>
          <table:table-cell office:value-type="float" office:value="1.36347368421053" calcext:value-type="float">
            <text:p>1,3634736842</text:p>
          </table:table-cell>
          <table:table-cell office:value-type="float" office:value="1.98347368421054" calcext:value-type="float">
            <text:p>1,9834736842</text:p>
          </table:table-cell>
          <table:table-cell office:value-type="float" office:value="0.296473684210525" calcext:value-type="float">
            <text:p>0,2964736842</text:p>
          </table:table-cell>
          <table:table-cell office:value-type="float" office:value="-3.28252631578947" calcext:value-type="float">
            <text:p>-3,2825263158</text:p>
          </table:table-cell>
          <table:table-cell office:value-type="float" office:value="-2.41152631578947" calcext:value-type="float">
            <text:p>-2,4115263158</text:p>
          </table:table-cell>
          <table:table-cell office:value-type="float" office:value="-5.66252631578947" calcext:value-type="float">
            <text:p>-5,6625263158</text:p>
          </table:table-cell>
          <table:table-cell office:value-type="float" office:value="-7.69252631578947" calcext:value-type="float">
            <text:p>-7,6925263158</text:p>
          </table:table-cell>
          <table:table-cell office:value-type="float" office:value="-6.19052631578947" calcext:value-type="float">
            <text:p>-6,1905263158</text:p>
          </table:table-cell>
          <table:table-cell office:value-type="float" office:value="-1.66852631578946" calcext:value-type="float">
            <text:p>-1,6685263158</text:p>
          </table:table-cell>
          <table:table-cell office:value-type="float" office:value="4.33247368421053" calcext:value-type="float">
            <text:p>4,3324736842</text:p>
          </table:table-cell>
          <table:table-cell office:value-type="float" office:value="9.29647368421053" calcext:value-type="float">
            <text:p>9,2964736842</text:p>
          </table:table-cell>
          <table:table-cell office:value-type="float" office:value="11.9394736842105" calcext:value-type="float">
            <text:p>11,9394736842</text:p>
          </table:table-cell>
          <table:table-cell office:value-type="float" office:value="16.2044736842105" calcext:value-type="float">
            <text:p>16,2044736842</text:p>
          </table:table-cell>
          <table:table-cell office:value-type="float" office:value="14.6374736842105" calcext:value-type="float">
            <text:p>14,6374736842</text:p>
          </table:table-cell>
          <table:table-cell office:value-type="float" office:value="14.5384736842105" calcext:value-type="float">
            <text:p>14,5384736842</text:p>
          </table:table-cell>
          <table:table-cell office:value-type="float" office:value="12.0454736842105" calcext:value-type="float">
            <text:p>12,0454736842</text:p>
          </table:table-cell>
          <table:table-cell office:value-type="float" office:value="9.79347368421053" calcext:value-type="float">
            <text:p>9,7934736842</text:p>
          </table:table-cell>
          <table:table-cell office:value-type="float" office:value="8.95547368421053" calcext:value-type="float">
            <text:p>8,9554736842</text:p>
          </table:table-cell>
          <table:table-cell office:value-type="float" office:value="8.40447368421053" calcext:value-type="float">
            <text:p>8,4044736842</text:p>
          </table:table-cell>
          <table:table-cell office:value-type="float" office:value="8.52447368421053" calcext:value-type="float">
            <text:p>8,5244736842</text:p>
          </table:table-cell>
          <table:table-cell office:value-type="float" office:value="5.49347368421053" calcext:value-type="float">
            <text:p>5,4934736842</text:p>
          </table:table-cell>
          <table:table-cell office:value-type="float" office:value="0.130473684210529" calcext:value-type="float">
            <text:p>0,1304736842</text:p>
          </table:table-cell>
          <table:table-cell office:value-type="float" office:value="-4.30652631578947" calcext:value-type="float">
            <text:p>-4,3065263158</text:p>
          </table:table-cell>
          <table:table-cell office:value-type="float" office:value="-5.45152631578947" calcext:value-type="float">
            <text:p>-5,4515263158</text:p>
          </table:table-cell>
          <table:table-cell office:value-type="float" office:value="-3.03252631578947" calcext:value-type="float">
            <text:p>-3,0325263158</text:p>
          </table:table-cell>
          <table:table-cell office:value-type="float" office:value="1.98147368421053" calcext:value-type="float">
            <text:p>1,9814736842</text:p>
          </table:table-cell>
          <table:table-cell office:value-type="float" office:value="7.36347368421053" calcext:value-type="float">
            <text:p>7,3634736842</text:p>
          </table:table-cell>
          <table:table-cell office:value-type="float" office:value="10.4774736842105" calcext:value-type="float">
            <text:p>10,4774736842</text:p>
          </table:table-cell>
          <table:table-cell office:value-type="float" office:value="9.80447368421054" calcext:value-type="float">
            <text:p>9,8044736842</text:p>
          </table:table-cell>
          <table:table-cell office:value-type="float" office:value="6.61847368421053" calcext:value-type="float">
            <text:p>6,6184736842</text:p>
          </table:table-cell>
          <table:table-cell office:value-type="float" office:value="2.12047368421054" calcext:value-type="float">
            <text:p>2,1204736842</text:p>
          </table:table-cell>
          <table:table-cell office:value-type="float" office:value="-1.05352631578947" calcext:value-type="float">
            <text:p>-1,0535263158</text:p>
          </table:table-cell>
          <table:table-cell office:value-type="float" office:value="-0.291526315789469" calcext:value-type="float">
            <text:p>-0,2915263158</text:p>
          </table:table-cell>
          <table:table-cell office:value-type="float" office:value="1.90847368421053" calcext:value-type="float">
            <text:p>1,9084736842</text:p>
          </table:table-cell>
          <table:table-cell office:value-type="float" office:value="6.14147368421054" calcext:value-type="float">
            <text:p>6,1414736842</text:p>
          </table:table-cell>
          <table:table-cell office:value-type="float" office:value="10.9854736842105" calcext:value-type="float">
            <text:p>10,9854736842</text:p>
          </table:table-cell>
          <table:table-cell office:value-type="float" office:value="13.1464736842105" calcext:value-type="float">
            <text:p>13,1464736842</text:p>
          </table:table-cell>
          <table:table-cell office:value-type="float" office:value="12.5384736842105" calcext:value-type="float">
            <text:p>12,5384736842</text:p>
          </table:table-cell>
          <table:table-cell office:value-type="float" office:value="9.18147368421053" calcext:value-type="float">
            <text:p>9,1814736842</text:p>
          </table:table-cell>
          <table:table-cell office:value-type="float" office:value="4.66347368421053" calcext:value-type="float">
            <text:p>4,6634736842</text:p>
          </table:table-cell>
          <table:table-cell office:value-type="float" office:value="-0.69652631578947" calcext:value-type="float">
            <text:p>-0,6965263158</text:p>
          </table:table-cell>
          <table:table-cell office:value-type="float" office:value="-3.26152631578947" calcext:value-type="float">
            <text:p>-3,2615263158</text:p>
          </table:table-cell>
          <table:table-cell office:value-type="float" office:value="-5.55952631578947" calcext:value-type="float">
            <text:p>-5,5595263158</text:p>
          </table:table-cell>
          <table:table-cell office:value-type="float" office:value="-1.93152631578947" calcext:value-type="float">
            <text:p>-1,9315263158</text:p>
          </table:table-cell>
          <table:table-cell office:value-type="float" office:value="-1.52852631578946" calcext:value-type="float">
            <text:p>-1,5285263158</text:p>
          </table:table-cell>
          <table:table-cell office:value-type="float" office:value="-4.74552631578947" calcext:value-type="float">
            <text:p>-4,7455263158</text:p>
          </table:table-cell>
          <table:table-cell office:value-type="float" office:value="-6.31252631578947" calcext:value-type="float">
            <text:p>-6,3125263158</text:p>
          </table:table-cell>
          <table:table-cell office:value-type="float" office:value="-5.46052631578947" calcext:value-type="float">
            <text:p>-5,4605263158</text:p>
          </table:table-cell>
          <table:table-cell office:value-type="float" office:value="-1.75252631578947" calcext:value-type="float">
            <text:p>-1,7525263158</text:p>
          </table:table-cell>
          <table:table-cell office:value-type="float" office:value="3.50147368421054" calcext:value-type="float">
            <text:p>3,5014736842</text:p>
          </table:table-cell>
          <table:table-cell office:value-type="float" office:value="8.75847368421053" calcext:value-type="float">
            <text:p>8,7584736842</text:p>
          </table:table-cell>
          <table:table-cell office:value-type="float" office:value="12.7264736842105" calcext:value-type="float">
            <text:p>12,7264736842</text:p>
          </table:table-cell>
          <table:table-cell office:value-type="float" office:value="9.21247368421054" calcext:value-type="float">
            <text:p>9,2124736842</text:p>
          </table:table-cell>
          <table:table-cell office:value-type="float" office:value="6.60347368421053" calcext:value-type="float">
            <text:p>6,6034736842</text:p>
          </table:table-cell>
          <table:table-cell office:value-type="float" office:value="5.45047368421054" calcext:value-type="float">
            <text:p>5,4504736842</text:p>
          </table:table-cell>
          <table:table-cell office:value-type="float" office:value="4.10047368421053" calcext:value-type="float">
            <text:p>4,1004736842</text:p>
          </table:table-cell>
          <table:table-cell office:value-type="float" office:value="7.07647368421053" calcext:value-type="float">
            <text:p>7,0764736842</text:p>
          </table:table-cell>
          <table:table-cell office:value-type="float" office:value="5.61047368421053" calcext:value-type="float">
            <text:p>5,6104736842</text:p>
          </table:table-cell>
          <table:table-cell office:value-type="float" office:value="1.74647368421053" calcext:value-type="float">
            <text:p>1,7464736842</text:p>
          </table:table-cell>
          <table:table-cell office:value-type="float" office:value="-4.03752631578947" calcext:value-type="float">
            <text:p>-4,0375263158</text:p>
          </table:table-cell>
          <table:table-cell office:value-type="float" office:value="-9.09852631578947" calcext:value-type="float">
            <text:p>-9,0985263158</text:p>
          </table:table-cell>
          <table:table-cell office:value-type="float" office:value="-13.0925263157895" calcext:value-type="float">
            <text:p>-13,0925263158</text:p>
          </table:table-cell>
          <table:table-cell office:value-type="float" office:value="-15.2165263157895" calcext:value-type="float">
            <text:p>-15,2165263158</text:p>
          </table:table-cell>
          <table:table-cell office:value-type="float" office:value="-14.7955263157895" calcext:value-type="float">
            <text:p>-14,7955263158</text:p>
          </table:table-cell>
          <table:table-cell office:value-type="float" office:value="-13.0155263157895" calcext:value-type="float">
            <text:p>-13,0155263158</text:p>
          </table:table-cell>
          <table:table-cell office:value-type="float" office:value="-10.9345263157895" calcext:value-type="float">
            <text:p>-10,9345263158</text:p>
          </table:table-cell>
          <table:table-cell office:value-type="float" office:value="-9.65252631578947" calcext:value-type="float">
            <text:p>-9,6525263158</text:p>
          </table:table-cell>
          <table:table-cell office:value-type="float" office:value="-10.0725263157895" calcext:value-type="float">
            <text:p>-10,0725263158</text:p>
          </table:table-cell>
          <table:table-cell office:value-type="float" office:value="-12.7835263157895" calcext:value-type="float">
            <text:p>-12,7835263158</text:p>
          </table:table-cell>
          <table:table-cell office:value-type="float" office:value="-17.2325263157895" calcext:value-type="float">
            <text:p>-17,2325263158</text:p>
          </table:table-cell>
          <table:table-cell office:value-type="float" office:value="-22.6745263157895" calcext:value-type="float">
            <text:p>-22,6745263158</text:p>
          </table:table-cell>
          <table:table-cell office:value-type="float" office:value="-26.8325263157895" calcext:value-type="float">
            <text:p>-26,8325263158</text:p>
          </table:table-cell>
        </table:table-row>
        <table:table-row table:style-name="ro1">
          <table:table-cell office:value-type="float" office:value="-0.137552631578956" calcext:value-type="float">
            <text:p>-0,1375526316</text:p>
          </table:table-cell>
          <table:table-cell office:value-type="float" office:value="0.552447368421049" calcext:value-type="float">
            <text:p>0,5524473684</text:p>
          </table:table-cell>
          <table:table-cell office:value-type="float" office:value="-0.448552631578956" calcext:value-type="float">
            <text:p>-0,4485526316</text:p>
          </table:table-cell>
          <table:table-cell office:value-type="float" office:value="-1.99955263157895" calcext:value-type="float">
            <text:p>-1,9995526316</text:p>
          </table:table-cell>
          <table:table-cell office:value-type="float" office:value="-4.14555263157895" calcext:value-type="float">
            <text:p>-4,1455526316</text:p>
          </table:table-cell>
          <table:table-cell office:value-type="float" office:value="-4.68855263157895" calcext:value-type="float">
            <text:p>-4,6885526316</text:p>
          </table:table-cell>
          <table:table-cell office:value-type="float" office:value="-2.79355263157895" calcext:value-type="float">
            <text:p>-2,7935526316</text:p>
          </table:table-cell>
          <table:table-cell office:value-type="float" office:value="-0.585552631578956" calcext:value-type="float">
            <text:p>-0,5855526316</text:p>
          </table:table-cell>
          <table:table-cell office:value-type="float" office:value="0.863447368421049" calcext:value-type="float">
            <text:p>0,8634473684</text:p>
          </table:table-cell>
          <table:table-cell office:value-type="float" office:value="1.46044736842105" calcext:value-type="float">
            <text:p>1,4604473684</text:p>
          </table:table-cell>
          <table:table-cell office:value-type="float" office:value="-3.44955263157895" calcext:value-type="float">
            <text:p>-3,4495526316</text:p>
          </table:table-cell>
          <table:table-cell office:value-type="float" office:value="-8.01455263157895" calcext:value-type="float">
            <text:p>-8,0145526316</text:p>
          </table:table-cell>
          <table:table-cell office:value-type="float" office:value="-9.77255263157895" calcext:value-type="float">
            <text:p>-9,7725526316</text:p>
          </table:table-cell>
          <table:table-cell office:value-type="float" office:value="-7.28555263157895" calcext:value-type="float">
            <text:p>-7,2855526316</text:p>
          </table:table-cell>
          <table:table-cell office:value-type="float" office:value="-4.64055263157896" calcext:value-type="float">
            <text:p>-4,6405526316</text:p>
          </table:table-cell>
          <table:table-cell office:value-type="float" office:value="0.0464473684210489" calcext:value-type="float">
            <text:p>0,0464473684</text:p>
          </table:table-cell>
          <table:table-cell office:value-type="float" office:value="3.84044736842105" calcext:value-type="float">
            <text:p>3,8404473684</text:p>
          </table:table-cell>
          <table:table-cell office:value-type="float" office:value="7.62344736842105" calcext:value-type="float">
            <text:p>7,6234473684</text:p>
          </table:table-cell>
          <table:table-cell office:value-type="float" office:value="10.0674473684211" calcext:value-type="float">
            <text:p>10,0674473684</text:p>
          </table:table-cell>
          <table:table-cell office:value-type="float" office:value="12.4024473684211" calcext:value-type="float">
            <text:p>12,4024473684</text:p>
          </table:table-cell>
          <table:table-cell office:value-type="float" office:value="11.673447368421" calcext:value-type="float">
            <text:p>11,6734473684</text:p>
          </table:table-cell>
          <table:table-cell office:value-type="float" office:value="5.73944736842105" calcext:value-type="float">
            <text:p>5,7394473684</text:p>
          </table:table-cell>
          <table:table-cell office:value-type="float" office:value="-0.463552631578949" calcext:value-type="float">
            <text:p>-0,4635526316</text:p>
          </table:table-cell>
          <table:table-cell office:value-type="float" office:value="-6.05355263157895" calcext:value-type="float">
            <text:p>-6,0535526316</text:p>
          </table:table-cell>
          <table:table-cell office:value-type="float" office:value="-10.168552631579" calcext:value-type="float">
            <text:p>-10,1685526316</text:p>
          </table:table-cell>
          <table:table-cell office:value-type="float" office:value="-11.274552631579" calcext:value-type="float">
            <text:p>-11,2745526316</text:p>
          </table:table-cell>
          <table:table-cell office:value-type="float" office:value="-9.15855263157895" calcext:value-type="float">
            <text:p>-9,1585526316</text:p>
          </table:table-cell>
          <table:table-cell office:value-type="float" office:value="-5.31655263157895" calcext:value-type="float">
            <text:p>-5,3165526316</text:p>
          </table:table-cell>
          <table:table-cell office:value-type="float" office:value="-3.05755263157895" calcext:value-type="float">
            <text:p>-3,0575526316</text:p>
          </table:table-cell>
          <table:table-cell office:value-type="float" office:value="-2.88155263157896" calcext:value-type="float">
            <text:p>-2,8815526316</text:p>
          </table:table-cell>
          <table:table-cell office:value-type="float" office:value="-3.98155263157895" calcext:value-type="float">
            <text:p>-3,9815526316</text:p>
          </table:table-cell>
          <table:table-cell office:value-type="float" office:value="-8.35255263157895" calcext:value-type="float">
            <text:p>-8,3525526316</text:p>
          </table:table-cell>
          <table:table-cell office:value-type="float" office:value="-13.905552631579" calcext:value-type="float">
            <text:p>-13,9055526316</text:p>
          </table:table-cell>
          <table:table-cell office:value-type="float" office:value="-17.311552631579" calcext:value-type="float">
            <text:p>-17,3115526316</text:p>
          </table:table-cell>
          <table:table-cell office:value-type="float" office:value="-13.908552631579" calcext:value-type="float">
            <text:p>-13,9085526316</text:p>
          </table:table-cell>
          <table:table-cell office:value-type="float" office:value="-13.220552631579" calcext:value-type="float">
            <text:p>-13,2205526316</text:p>
          </table:table-cell>
          <table:table-cell office:value-type="float" office:value="-14.407552631579" calcext:value-type="float">
            <text:p>-14,4075526316</text:p>
          </table:table-cell>
          <table:table-cell office:value-type="float" office:value="-15.883552631579" calcext:value-type="float">
            <text:p>-15,8835526316</text:p>
          </table:table-cell>
          <table:table-cell office:value-type="float" office:value="-15.7165526315789" calcext:value-type="float">
            <text:p>-15,7165526316</text:p>
          </table:table-cell>
          <table:table-cell office:value-type="float" office:value="-12.925552631579" calcext:value-type="float">
            <text:p>-12,9255526316</text:p>
          </table:table-cell>
          <table:table-cell office:value-type="float" office:value="-7.42055263157895" calcext:value-type="float">
            <text:p>-7,4205526316</text:p>
          </table:table-cell>
          <table:table-cell office:value-type="float" office:value="-2.00655263157896" calcext:value-type="float">
            <text:p>-2,0065526316</text:p>
          </table:table-cell>
          <table:table-cell office:value-type="float" office:value="3.15644736842105" calcext:value-type="float">
            <text:p>3,1564473684</text:p>
          </table:table-cell>
          <table:table-cell office:value-type="float" office:value="6.56644736842105" calcext:value-type="float">
            <text:p>6,5664473684</text:p>
          </table:table-cell>
          <table:table-cell office:value-type="float" office:value="8.04644736842105" calcext:value-type="float">
            <text:p>8,0464473684</text:p>
          </table:table-cell>
          <table:table-cell office:value-type="float" office:value="7.45844736842105" calcext:value-type="float">
            <text:p>7,4584473684</text:p>
          </table:table-cell>
          <table:table-cell office:value-type="float" office:value="7.83044736842105" calcext:value-type="float">
            <text:p>7,8304473684</text:p>
          </table:table-cell>
          <table:table-cell office:value-type="float" office:value="9.78044736842105" calcext:value-type="float">
            <text:p>9,7804473684</text:p>
          </table:table-cell>
          <table:table-cell office:value-type="float" office:value="4.59644736842105" calcext:value-type="float">
            <text:p>4,5964473684</text:p>
          </table:table-cell>
          <table:table-cell office:value-type="float" office:value="8.96044736842105" calcext:value-type="float">
            <text:p>8,9604473684</text:p>
          </table:table-cell>
          <table:table-cell office:value-type="float" office:value="14.124447368421" calcext:value-type="float">
            <text:p>14,1244473684</text:p>
          </table:table-cell>
          <table:table-cell office:value-type="float" office:value="18.935447368421" calcext:value-type="float">
            <text:p>18,9354473684</text:p>
          </table:table-cell>
          <table:table-cell office:value-type="float" office:value="21.878447368421" calcext:value-type="float">
            <text:p>21,8784473684</text:p>
          </table:table-cell>
          <table:table-cell office:value-type="float" office:value="22.617447368421" calcext:value-type="float">
            <text:p>22,6174473684</text:p>
          </table:table-cell>
          <table:table-cell office:value-type="float" office:value="22.603447368421" calcext:value-type="float">
            <text:p>22,6034473684</text:p>
          </table:table-cell>
          <table:table-cell office:value-type="float" office:value="23.455447368421" calcext:value-type="float">
            <text:p>23,4554473684</text:p>
          </table:table-cell>
          <table:table-cell office:value-type="float" office:value="22.590447368421" calcext:value-type="float">
            <text:p>22,5904473684</text:p>
          </table:table-cell>
          <table:table-cell office:value-type="float" office:value="17.897447368421" calcext:value-type="float">
            <text:p>17,8974473684</text:p>
          </table:table-cell>
          <table:table-cell office:value-type="float" office:value="11.6624473684211" calcext:value-type="float">
            <text:p>11,6624473684</text:p>
          </table:table-cell>
          <table:table-cell office:value-type="float" office:value="9.67144736842105" calcext:value-type="float">
            <text:p>9,6714473684</text:p>
          </table:table-cell>
          <table:table-cell office:value-type="float" office:value="5.71644736842105" calcext:value-type="float">
            <text:p>5,7164473684</text:p>
          </table:table-cell>
          <table:table-cell office:value-type="float" office:value="7.45144736842105" calcext:value-type="float">
            <text:p>7,4514473684</text:p>
          </table:table-cell>
          <table:table-cell office:value-type="float" office:value="9.01344736842105" calcext:value-type="float">
            <text:p>9,0134473684</text:p>
          </table:table-cell>
          <table:table-cell office:value-type="float" office:value="9.67444736842105" calcext:value-type="float">
            <text:p>9,6744473684</text:p>
          </table:table-cell>
          <table:table-cell office:value-type="float" office:value="8.31844736842105" calcext:value-type="float">
            <text:p>8,3184473684</text:p>
          </table:table-cell>
          <table:table-cell office:value-type="float" office:value="5.91444736842104" calcext:value-type="float">
            <text:p>5,9144473684</text:p>
          </table:table-cell>
          <table:table-cell office:value-type="float" office:value="2.31244736842105" calcext:value-type="float">
            <text:p>2,3124473684</text:p>
          </table:table-cell>
          <table:table-cell office:value-type="float" office:value="-2.97355263157895" calcext:value-type="float">
            <text:p>-2,9735526316</text:p>
          </table:table-cell>
          <table:table-cell office:value-type="float" office:value="-8.32555263157895" calcext:value-type="float">
            <text:p>-8,3255526316</text:p>
          </table:table-cell>
          <table:table-cell office:value-type="float" office:value="-12.802552631579" calcext:value-type="float">
            <text:p>-12,8025526316</text:p>
          </table:table-cell>
          <table:table-cell office:value-type="float" office:value="-16.011552631579" calcext:value-type="float">
            <text:p>-16,0115526316</text:p>
          </table:table-cell>
          <table:table-cell office:value-type="float" office:value="-16.465552631579" calcext:value-type="float">
            <text:p>-16,4655526316</text:p>
          </table:table-cell>
          <table:table-cell office:value-type="float" office:value="-14.689552631579" calcext:value-type="float">
            <text:p>-14,6895526316</text:p>
          </table:table-cell>
          <table:table-cell office:value-type="float" office:value="-12.187552631579" calcext:value-type="float">
            <text:p>-12,1875526316</text:p>
          </table:table-cell>
          <table:table-cell office:value-type="float" office:value="-11.572552631579" calcext:value-type="float">
            <text:p>-11,5725526316</text:p>
          </table:table-cell>
          <table:table-cell office:value-type="float" office:value="-14.097552631579" calcext:value-type="float">
            <text:p>-14,0975526316</text:p>
          </table:table-cell>
        </table:table-row>
        <table:table-row table:style-name="ro1">
          <table:table-cell office:value-type="float" office:value="21.7341710526316" calcext:value-type="float">
            <text:p>21,7341710526</text:p>
          </table:table-cell>
          <table:table-cell office:value-type="float" office:value="24.9021710526316" calcext:value-type="float">
            <text:p>24,9021710526</text:p>
          </table:table-cell>
          <table:table-cell office:value-type="float" office:value="25.7351710526316" calcext:value-type="float">
            <text:p>25,7351710526</text:p>
          </table:table-cell>
          <table:table-cell office:value-type="float" office:value="22.9541710526316" calcext:value-type="float">
            <text:p>22,9541710526</text:p>
          </table:table-cell>
          <table:table-cell office:value-type="float" office:value="17.9501710526316" calcext:value-type="float">
            <text:p>17,9501710526</text:p>
          </table:table-cell>
          <table:table-cell office:value-type="float" office:value="12.5531710526316" calcext:value-type="float">
            <text:p>12,5531710526</text:p>
          </table:table-cell>
          <table:table-cell office:value-type="float" office:value="7.13017105263159" calcext:value-type="float">
            <text:p>7,1301710526</text:p>
          </table:table-cell>
          <table:table-cell office:value-type="float" office:value="2.01917105263159" calcext:value-type="float">
            <text:p>2,0191710526</text:p>
          </table:table-cell>
          <table:table-cell office:value-type="float" office:value="-2.52782894736841" calcext:value-type="float">
            <text:p>-2,5278289474</text:p>
          </table:table-cell>
          <table:table-cell office:value-type="float" office:value="-7.60682894736841" calcext:value-type="float">
            <text:p>-7,6068289474</text:p>
          </table:table-cell>
          <table:table-cell office:value-type="float" office:value="-5.02082894736841" calcext:value-type="float">
            <text:p>-5,0208289474</text:p>
          </table:table-cell>
          <table:table-cell office:value-type="float" office:value="-1.96482894736841" calcext:value-type="float">
            <text:p>-1,9648289474</text:p>
          </table:table-cell>
          <table:table-cell office:value-type="float" office:value="1.41217105263159" calcext:value-type="float">
            <text:p>1,4121710526</text:p>
          </table:table-cell>
          <table:table-cell office:value-type="float" office:value="3.74617105263159" calcext:value-type="float">
            <text:p>3,7461710526</text:p>
          </table:table-cell>
          <table:table-cell office:value-type="float" office:value="4.72117105263159" calcext:value-type="float">
            <text:p>4,7211710526</text:p>
          </table:table-cell>
          <table:table-cell office:value-type="float" office:value="6.26017105263158" calcext:value-type="float">
            <text:p>6,2601710526</text:p>
          </table:table-cell>
          <table:table-cell office:value-type="float" office:value="4.63317105263159" calcext:value-type="float">
            <text:p>4,6331710526</text:p>
          </table:table-cell>
          <table:table-cell office:value-type="float" office:value="9.96417105263159" calcext:value-type="float">
            <text:p>9,9641710526</text:p>
          </table:table-cell>
          <table:table-cell office:value-type="float" office:value="4.01617105263158" calcext:value-type="float">
            <text:p>4,0161710526</text:p>
          </table:table-cell>
          <table:table-cell office:value-type="float" office:value="-1.66982894736841" calcext:value-type="float">
            <text:p>-1,6698289474</text:p>
          </table:table-cell>
          <table:table-cell office:value-type="float" office:value="-5.62582894736841" calcext:value-type="float">
            <text:p>-5,6258289474</text:p>
          </table:table-cell>
          <table:table-cell office:value-type="float" office:value="-8.21482894736841" calcext:value-type="float">
            <text:p>-8,2148289474</text:p>
          </table:table-cell>
          <table:table-cell office:value-type="float" office:value="-10.0548289473684" calcext:value-type="float">
            <text:p>-10,0548289474</text:p>
          </table:table-cell>
          <table:table-cell office:value-type="float" office:value="-11.6688289473684" calcext:value-type="float">
            <text:p>-11,6688289474</text:p>
          </table:table-cell>
          <table:table-cell office:value-type="float" office:value="-13.4468289473684" calcext:value-type="float">
            <text:p>-13,4468289474</text:p>
          </table:table-cell>
          <table:table-cell office:value-type="float" office:value="-15.7618289473684" calcext:value-type="float">
            <text:p>-15,7618289474</text:p>
          </table:table-cell>
          <table:table-cell office:value-type="float" office:value="-18.2698289473684" calcext:value-type="float">
            <text:p>-18,2698289474</text:p>
          </table:table-cell>
          <table:table-cell office:value-type="float" office:value="-22.4098289473684" calcext:value-type="float">
            <text:p>-22,4098289474</text:p>
          </table:table-cell>
          <table:table-cell office:value-type="float" office:value="-27.1238289473684" calcext:value-type="float">
            <text:p>-27,1238289474</text:p>
          </table:table-cell>
          <table:table-cell office:value-type="float" office:value="-30.7138289473684" calcext:value-type="float">
            <text:p>-30,7138289474</text:p>
          </table:table-cell>
          <table:table-cell office:value-type="float" office:value="-32.9138289473684" calcext:value-type="float">
            <text:p>-32,9138289474</text:p>
          </table:table-cell>
          <table:table-cell office:value-type="float" office:value="-34.1688289473684" calcext:value-type="float">
            <text:p>-34,1688289474</text:p>
          </table:table-cell>
          <table:table-cell office:value-type="float" office:value="-35.6218289473684" calcext:value-type="float">
            <text:p>-35,6218289474</text:p>
          </table:table-cell>
          <table:table-cell office:value-type="float" office:value="-38.5168289473684" calcext:value-type="float">
            <text:p>-38,5168289474</text:p>
          </table:table-cell>
          <table:table-cell office:value-type="float" office:value="-37.4758289473684" calcext:value-type="float">
            <text:p>-37,4758289474</text:p>
          </table:table-cell>
          <table:table-cell office:value-type="float" office:value="-32.9538289473684" calcext:value-type="float">
            <text:p>-32,9538289474</text:p>
          </table:table-cell>
          <table:table-cell office:value-type="float" office:value="-27.0238289473684" calcext:value-type="float">
            <text:p>-27,0238289474</text:p>
          </table:table-cell>
          <table:table-cell office:value-type="float" office:value="-21.9238289473684" calcext:value-type="float">
            <text:p>-21,9238289474</text:p>
          </table:table-cell>
          <table:table-cell office:value-type="float" office:value="-19.0248289473684" calcext:value-type="float">
            <text:p>-19,0248289474</text:p>
          </table:table-cell>
          <table:table-cell office:value-type="float" office:value="-18.2858289473684" calcext:value-type="float">
            <text:p>-18,2858289474</text:p>
          </table:table-cell>
          <table:table-cell office:value-type="float" office:value="-19.0718289473684" calcext:value-type="float">
            <text:p>-19,0718289474</text:p>
          </table:table-cell>
          <table:table-cell office:value-type="float" office:value="-19.2938289473684" calcext:value-type="float">
            <text:p>-19,2938289474</text:p>
          </table:table-cell>
          <table:table-cell office:value-type="float" office:value="-18.8858289473684" calcext:value-type="float">
            <text:p>-18,8858289474</text:p>
          </table:table-cell>
          <table:table-cell office:value-type="float" office:value="-17.6478289473684" calcext:value-type="float">
            <text:p>-17,6478289474</text:p>
          </table:table-cell>
          <table:table-cell office:value-type="float" office:value="-15.2188289473684" calcext:value-type="float">
            <text:p>-15,2188289474</text:p>
          </table:table-cell>
          <table:table-cell office:value-type="float" office:value="-10.5288289473684" calcext:value-type="float">
            <text:p>-10,5288289474</text:p>
          </table:table-cell>
          <table:table-cell office:value-type="float" office:value="-5.06182894736841" calcext:value-type="float">
            <text:p>-5,0618289474</text:p>
          </table:table-cell>
          <table:table-cell office:value-type="float" office:value="-0.578828947368411" calcext:value-type="float">
            <text:p>-0,5788289474</text:p>
          </table:table-cell>
          <table:table-cell office:value-type="float" office:value="4.62217105263159" calcext:value-type="float">
            <text:p>4,6221710526</text:p>
          </table:table-cell>
          <table:table-cell office:value-type="float" office:value="3.90517105263159" calcext:value-type="float">
            <text:p>3,9051710526</text:p>
          </table:table-cell>
          <table:table-cell office:value-type="float" office:value="5.32817105263159" calcext:value-type="float">
            <text:p>5,3281710526</text:p>
          </table:table-cell>
          <table:table-cell office:value-type="float" office:value="8.28217105263159" calcext:value-type="float">
            <text:p>8,2821710526</text:p>
          </table:table-cell>
          <table:table-cell office:value-type="float" office:value="11.7331710526316" calcext:value-type="float">
            <text:p>11,7331710526</text:p>
          </table:table-cell>
          <table:table-cell office:value-type="float" office:value="14.9041710526316" calcext:value-type="float">
            <text:p>14,9041710526</text:p>
          </table:table-cell>
          <table:table-cell office:value-type="float" office:value="15.1521710526316" calcext:value-type="float">
            <text:p>15,1521710526</text:p>
          </table:table-cell>
          <table:table-cell office:value-type="float" office:value="11.5881710526316" calcext:value-type="float">
            <text:p>11,5881710526</text:p>
          </table:table-cell>
          <table:table-cell office:value-type="float" office:value="7.51017105263158" calcext:value-type="float">
            <text:p>7,5101710526</text:p>
          </table:table-cell>
          <table:table-cell office:value-type="float" office:value="5.21817105263159" calcext:value-type="float">
            <text:p>5,2181710526</text:p>
          </table:table-cell>
          <table:table-cell office:value-type="float" office:value="2.89417105263159" calcext:value-type="float">
            <text:p>2,8941710526</text:p>
          </table:table-cell>
          <table:table-cell office:value-type="float" office:value="7.96417105263159" calcext:value-type="float">
            <text:p>7,9641710526</text:p>
          </table:table-cell>
          <table:table-cell office:value-type="float" office:value="12.6081710526316" calcext:value-type="float">
            <text:p>12,6081710526</text:p>
          </table:table-cell>
          <table:table-cell office:value-type="float" office:value="17.4951710526316" calcext:value-type="float">
            <text:p>17,4951710526</text:p>
          </table:table-cell>
          <table:table-cell office:value-type="float" office:value="21.0791710526316" calcext:value-type="float">
            <text:p>21,0791710526</text:p>
          </table:table-cell>
          <table:table-cell office:value-type="float" office:value="22.1041710526316" calcext:value-type="float">
            <text:p>22,1041710526</text:p>
          </table:table-cell>
          <table:table-cell office:value-type="float" office:value="20.3131710526316" calcext:value-type="float">
            <text:p>20,3131710526</text:p>
          </table:table-cell>
          <table:table-cell office:value-type="float" office:value="16.5711710526316" calcext:value-type="float">
            <text:p>16,5711710526</text:p>
          </table:table-cell>
          <table:table-cell office:value-type="float" office:value="12.7811710526316" calcext:value-type="float">
            <text:p>12,7811710526</text:p>
          </table:table-cell>
          <table:table-cell office:value-type="float" office:value="10.0781710526316" calcext:value-type="float">
            <text:p>10,0781710526</text:p>
          </table:table-cell>
          <table:table-cell office:value-type="float" office:value="9.72017105263159" calcext:value-type="float">
            <text:p>9,7201710526</text:p>
          </table:table-cell>
          <table:table-cell office:value-type="float" office:value="12.8871710526316" calcext:value-type="float">
            <text:p>12,8871710526</text:p>
          </table:table-cell>
          <table:table-cell office:value-type="float" office:value="17.6701710526316" calcext:value-type="float">
            <text:p>17,6701710526</text:p>
          </table:table-cell>
          <table:table-cell office:value-type="float" office:value="23.5871710526316" calcext:value-type="float">
            <text:p>23,5871710526</text:p>
          </table:table-cell>
          <table:table-cell office:value-type="float" office:value="28.7111710526316" calcext:value-type="float">
            <text:p>28,7111710526</text:p>
          </table:table-cell>
          <table:table-cell office:value-type="float" office:value="31.1911710526316" calcext:value-type="float">
            <text:p>31,1911710526</text:p>
          </table:table-cell>
          <table:table-cell office:value-type="float" office:value="31.1551710526316" calcext:value-type="float">
            <text:p>31,1551710526</text:p>
          </table:table-cell>
          <table:table-cell office:value-type="float" office:value="29.4911710526316" calcext:value-type="float">
            <text:p>29,4911710526</text:p>
          </table:table-cell>
        </table:table-row>
      </table:table>
      <table:table table:name="Y = 1EVV - centroid" table:style-name="ta1"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formula="of:=[1EVV.G1]-AVERAGE([1EVV.G$1:.G$76])" office:value-type="float" office:value="-17.2909473684211" calcext:value-type="float">
            <text:p>-17,2909473684</text:p>
          </table:table-cell>
          <table:table-cell table:formula="of:=[1EVV.H1]-AVERAGE([1EVV.H$1:.H$76])" office:value-type="float" office:value="-0.0858026315789466" calcext:value-type="float">
            <text:p>-0,0858026316</text:p>
          </table:table-cell>
          <table:table-cell table:formula="of:=[1EVV.I1]-AVERAGE([1EVV.I$1:.I$76])" office:value-type="float" office:value="20.9439210526316" calcext:value-type="float">
            <text:p>20,9439210526</text:p>
          </table:table-cell>
          <table:table-cell/>
        </table:table-row>
        <table:table-row table:style-name="ro1">
          <table:table-cell table:formula="of:=[1EVV.G2]-AVERAGE([1EVV.G$1:.G$76])" office:value-type="float" office:value="-12.3809473684211" calcext:value-type="float">
            <text:p>-12,3809473684</text:p>
          </table:table-cell>
          <table:table-cell table:formula="of:=[1EVV.H2]-AVERAGE([1EVV.H$1:.H$76])" office:value-type="float" office:value="0.268197368421053" calcext:value-type="float">
            <text:p>0,2681973684</text:p>
          </table:table-cell>
          <table:table-cell table:formula="of:=[1EVV.I2]-AVERAGE([1EVV.I$1:.I$76])" office:value-type="float" office:value="26.1089210526316" calcext:value-type="float">
            <text:p>26,1089210526</text:p>
          </table:table-cell>
          <table:table-cell/>
        </table:table-row>
        <table:table-row table:style-name="ro1">
          <table:table-cell table:formula="of:=[1EVV.G3]-AVERAGE([1EVV.G$1:.G$76])" office:value-type="float" office:value="-7.35194736842105" calcext:value-type="float">
            <text:p>-7,3519473684</text:p>
          </table:table-cell>
          <table:table-cell table:formula="of:=[1EVV.H3]-AVERAGE([1EVV.H$1:.H$76])" office:value-type="float" office:value="-0.241802631578947" calcext:value-type="float">
            <text:p>-0,2418026316</text:p>
          </table:table-cell>
          <table:table-cell table:formula="of:=[1EVV.I3]-AVERAGE([1EVV.I$1:.I$76])" office:value-type="float" office:value="25.9039210526316" calcext:value-type="float">
            <text:p>25,9039210526</text:p>
          </table:table-cell>
          <table:table-cell/>
        </table:table-row>
        <table:table-row table:style-name="ro1">
          <table:table-cell table:formula="of:=[1EVV.G4]-AVERAGE([1EVV.G$1:.G$76])" office:value-type="float" office:value="-2.27994736842105" calcext:value-type="float">
            <text:p>-2,2799473684</text:p>
          </table:table-cell>
          <table:table-cell table:formula="of:=[1EVV.H4]-AVERAGE([1EVV.H$1:.H$76])" office:value-type="float" office:value="-1.85080263157895" calcext:value-type="float">
            <text:p>-1,8508026316</text:p>
          </table:table-cell>
          <table:table-cell table:formula="of:=[1EVV.I4]-AVERAGE([1EVV.I$1:.I$76])" office:value-type="float" office:value="22.8959210526316" calcext:value-type="float">
            <text:p>22,8959210526</text:p>
          </table:table-cell>
          <table:table-cell/>
        </table:table-row>
        <table:table-row table:style-name="ro1">
          <table:table-cell table:formula="of:=[1EVV.G5]-AVERAGE([1EVV.G$1:.G$76])" office:value-type="float" office:value="1.18905263157895" calcext:value-type="float">
            <text:p>1,1890526316</text:p>
          </table:table-cell>
          <table:table-cell table:formula="of:=[1EVV.H5]-AVERAGE([1EVV.H$1:.H$76])" office:value-type="float" office:value="-3.82380263157895" calcext:value-type="float">
            <text:p>-3,8238026316</text:p>
          </table:table-cell>
          <table:table-cell table:formula="of:=[1EVV.I5]-AVERAGE([1EVV.I$1:.I$76])" office:value-type="float" office:value="18.2309210526316" calcext:value-type="float">
            <text:p>18,2309210526</text:p>
          </table:table-cell>
          <table:table-cell/>
        </table:table-row>
        <table:table-row table:style-name="ro1">
          <table:table-cell table:formula="of:=[1EVV.G6]-AVERAGE([1EVV.G$1:.G$76])" office:value-type="float" office:value="1.97705263157895" calcext:value-type="float">
            <text:p>1,9770526316</text:p>
          </table:table-cell>
          <table:table-cell table:formula="of:=[1EVV.H6]-AVERAGE([1EVV.H$1:.H$76])" office:value-type="float" office:value="-4.32080263157895" calcext:value-type="float">
            <text:p>-4,3208026316</text:p>
          </table:table-cell>
          <table:table-cell table:formula="of:=[1EVV.I6]-AVERAGE([1EVV.I$1:.I$76])" office:value-type="float" office:value="12.7689210526316" calcext:value-type="float">
            <text:p>12,7689210526</text:p>
          </table:table-cell>
          <table:table-cell/>
        </table:table-row>
        <table:table-row table:style-name="ro1">
          <table:table-cell table:formula="of:=[1EVV.G7]-AVERAGE([1EVV.G$1:.G$76])" office:value-type="float" office:value="0.324052631578951" calcext:value-type="float">
            <text:p>0,3240526316</text:p>
          </table:table-cell>
          <table:table-cell table:formula="of:=[1EVV.H7]-AVERAGE([1EVV.H$1:.H$76])" office:value-type="float" office:value="-2.56580263157895" calcext:value-type="float">
            <text:p>-2,5658026316</text:p>
          </table:table-cell>
          <table:table-cell table:formula="of:=[1EVV.I7]-AVERAGE([1EVV.I$1:.I$76])" office:value-type="float" office:value="7.34292105263159" calcext:value-type="float">
            <text:p>7,3429210526</text:p>
          </table:table-cell>
          <table:table-cell/>
        </table:table-row>
        <table:table-row table:style-name="ro1">
          <table:table-cell table:formula="of:=[1EVV.G8]-AVERAGE([1EVV.G$1:.G$76])" office:value-type="float" office:value="-3.11394736842105" calcext:value-type="float">
            <text:p>-3,1139473684</text:p>
          </table:table-cell>
          <table:table-cell table:formula="of:=[1EVV.H8]-AVERAGE([1EVV.H$1:.H$76])" office:value-type="float" office:value="-0.576802631578947" calcext:value-type="float">
            <text:p>-0,5768026316</text:p>
          </table:table-cell>
          <table:table-cell table:formula="of:=[1EVV.I8]-AVERAGE([1EVV.I$1:.I$76])" office:value-type="float" office:value="2.17192105263159" calcext:value-type="float">
            <text:p>2,1719210526</text:p>
          </table:table-cell>
          <table:table-cell/>
        </table:table-row>
        <table:table-row table:style-name="ro1">
          <table:table-cell table:formula="of:=[1EVV.G9]-AVERAGE([1EVV.G$1:.G$76])" office:value-type="float" office:value="-2.27794736842105" calcext:value-type="float">
            <text:p>-2,2779473684</text:p>
          </table:table-cell>
          <table:table-cell table:formula="of:=[1EVV.H9]-AVERAGE([1EVV.H$1:.H$76])" office:value-type="float" office:value="0.737197368421053" calcext:value-type="float">
            <text:p>0,7371973684</text:p>
          </table:table-cell>
          <table:table-cell table:formula="of:=[1EVV.I9]-AVERAGE([1EVV.I$1:.I$76])" office:value-type="float" office:value="-2.58007894736841" calcext:value-type="float">
            <text:p>-2,5800789474</text:p>
          </table:table-cell>
          <table:table-cell/>
        </table:table-row>
        <table:table-row table:style-name="ro1">
          <table:table-cell table:formula="of:=[1EVV.G10]-AVERAGE([1EVV.G$1:.G$76])" office:value-type="float" office:value="-5.50894736842105" calcext:value-type="float">
            <text:p>-5,5089473684</text:p>
          </table:table-cell>
          <table:table-cell table:formula="of:=[1EVV.H10]-AVERAGE([1EVV.H$1:.H$76])" office:value-type="float" office:value="1.49019736842105" calcext:value-type="float">
            <text:p>1,4901973684</text:p>
          </table:table-cell>
          <table:table-cell table:formula="of:=[1EVV.I10]-AVERAGE([1EVV.I$1:.I$76])" office:value-type="float" office:value="-7.60507894736842" calcext:value-type="float">
            <text:p>-7,6050789474</text:p>
          </table:table-cell>
          <table:table-cell/>
        </table:table-row>
        <table:table-row table:style-name="ro1">
          <table:table-cell table:formula="of:=[1EVV.G11]-AVERAGE([1EVV.G$1:.G$76])" office:value-type="float" office:value="-7.63594736842105" calcext:value-type="float">
            <text:p>-7,6359473684</text:p>
          </table:table-cell>
          <table:table-cell table:formula="of:=[1EVV.H11]-AVERAGE([1EVV.H$1:.H$76])" office:value-type="float" office:value="-3.48880263157895" calcext:value-type="float">
            <text:p>-3,4888026316</text:p>
          </table:table-cell>
          <table:table-cell table:formula="of:=[1EVV.I11]-AVERAGE([1EVV.I$1:.I$76])" office:value-type="float" office:value="-4.92807894736842" calcext:value-type="float">
            <text:p>-4,9280789474</text:p>
          </table:table-cell>
          <table:table-cell/>
        </table:table-row>
        <table:table-row table:style-name="ro1">
          <table:table-cell table:formula="of:=[1EVV.G12]-AVERAGE([1EVV.G$1:.G$76])" office:value-type="float" office:value="-6.06994736842105" calcext:value-type="float">
            <text:p>-6,0699473684</text:p>
          </table:table-cell>
          <table:table-cell table:formula="of:=[1EVV.H12]-AVERAGE([1EVV.H$1:.H$76])" office:value-type="float" office:value="-8.18780263157895" calcext:value-type="float">
            <text:p>-8,1878026316</text:p>
          </table:table-cell>
          <table:table-cell table:formula="of:=[1EVV.I12]-AVERAGE([1EVV.I$1:.I$76])" office:value-type="float" office:value="-1.92107894736841" calcext:value-type="float">
            <text:p>-1,9210789474</text:p>
          </table:table-cell>
          <table:table-cell/>
        </table:table-row>
        <table:table-row table:style-name="ro1">
          <table:table-cell table:formula="of:=[1EVV.G13]-AVERAGE([1EVV.G$1:.G$76])" office:value-type="float" office:value="-1.51994736842105" calcext:value-type="float">
            <text:p>-1,5199473684</text:p>
          </table:table-cell>
          <table:table-cell table:formula="of:=[1EVV.H13]-AVERAGE([1EVV.H$1:.H$76])" office:value-type="float" office:value="-9.81580263157895" calcext:value-type="float">
            <text:p>-9,8158026316</text:p>
          </table:table-cell>
          <table:table-cell table:formula="of:=[1EVV.I13]-AVERAGE([1EVV.I$1:.I$76])" office:value-type="float" office:value="1.47692105263159" calcext:value-type="float">
            <text:p>1,4769210526</text:p>
          </table:table-cell>
          <table:table-cell/>
        </table:table-row>
        <table:table-row table:style-name="ro1">
          <table:table-cell table:formula="of:=[1EVV.G14]-AVERAGE([1EVV.G$1:.G$76])" office:value-type="float" office:value="4.51105263157895" calcext:value-type="float">
            <text:p>4,5110526316</text:p>
          </table:table-cell>
          <table:table-cell table:formula="of:=[1EVV.H14]-AVERAGE([1EVV.H$1:.H$76])" office:value-type="float" office:value="-7.23680263157895" calcext:value-type="float">
            <text:p>-7,2368026316</text:p>
          </table:table-cell>
          <table:table-cell table:formula="of:=[1EVV.I14]-AVERAGE([1EVV.I$1:.I$76])" office:value-type="float" office:value="3.59392105263158" calcext:value-type="float">
            <text:p>3,5939210526</text:p>
          </table:table-cell>
          <table:table-cell/>
        </table:table-row>
        <table:table-row table:style-name="ro1">
          <table:table-cell table:formula="of:=[1EVV.G15]-AVERAGE([1EVV.G$1:.G$76])" office:value-type="float" office:value="9.57405263157895" calcext:value-type="float">
            <text:p>9,5740526316</text:p>
          </table:table-cell>
          <table:table-cell table:formula="of:=[1EVV.H15]-AVERAGE([1EVV.H$1:.H$76])" office:value-type="float" office:value="-4.54880263157895" calcext:value-type="float">
            <text:p>-4,5488026316</text:p>
          </table:table-cell>
          <table:table-cell table:formula="of:=[1EVV.I15]-AVERAGE([1EVV.I$1:.I$76])" office:value-type="float" office:value="4.64092105263159" calcext:value-type="float">
            <text:p>4,6409210526</text:p>
          </table:table-cell>
          <table:table-cell/>
        </table:table-row>
        <table:table-row table:style-name="ro1">
          <table:table-cell table:formula="of:=[1EVV.G16]-AVERAGE([1EVV.G$1:.G$76])" office:value-type="float" office:value="11.460052631579" calcext:value-type="float">
            <text:p>11,4600526316</text:p>
          </table:table-cell>
          <table:table-cell table:formula="of:=[1EVV.H16]-AVERAGE([1EVV.H$1:.H$76])" office:value-type="float" office:value="0.403197368421053" calcext:value-type="float">
            <text:p>0,4031973684</text:p>
          </table:table-cell>
          <table:table-cell table:formula="of:=[1EVV.I16]-AVERAGE([1EVV.I$1:.I$76])" office:value-type="float" office:value="6.30992105263158" calcext:value-type="float">
            <text:p>6,3099210526</text:p>
          </table:table-cell>
          <table:table-cell/>
        </table:table-row>
        <table:table-row table:style-name="ro1">
          <table:table-cell table:formula="of:=[1EVV.G17]-AVERAGE([1EVV.G$1:.G$76])" office:value-type="float" office:value="17.994052631579" calcext:value-type="float">
            <text:p>17,9940526316</text:p>
          </table:table-cell>
          <table:table-cell table:formula="of:=[1EVV.H17]-AVERAGE([1EVV.H$1:.H$76])" office:value-type="float" office:value="2.38819736842105" calcext:value-type="float">
            <text:p>2,3881973684</text:p>
          </table:table-cell>
          <table:table-cell table:formula="of:=[1EVV.I17]-AVERAGE([1EVV.I$1:.I$76])" office:value-type="float" office:value="6.45792105263159" calcext:value-type="float">
            <text:p>6,4579210526</text:p>
          </table:table-cell>
          <table:table-cell/>
        </table:table-row>
        <table:table-row table:style-name="ro1">
          <table:table-cell table:formula="of:=[1EVV.G18]-AVERAGE([1EVV.G$1:.G$76])" office:value-type="float" office:value="15.1420526315789" calcext:value-type="float">
            <text:p>15,1420526316</text:p>
          </table:table-cell>
          <table:table-cell table:formula="of:=[1EVV.H18]-AVERAGE([1EVV.H$1:.H$76])" office:value-type="float" office:value="7.30019736842105" calcext:value-type="float">
            <text:p>7,3001973684</text:p>
          </table:table-cell>
          <table:table-cell table:formula="of:=[1EVV.I18]-AVERAGE([1EVV.I$1:.I$76])" office:value-type="float" office:value="9.49392105263159" calcext:value-type="float">
            <text:p>9,4939210526</text:p>
          </table:table-cell>
          <table:table-cell/>
        </table:table-row>
        <table:table-row table:style-name="ro1">
          <table:table-cell table:formula="of:=[1EVV.G19]-AVERAGE([1EVV.G$1:.G$76])" office:value-type="float" office:value="14.7160526315789" calcext:value-type="float">
            <text:p>14,7160526316</text:p>
          </table:table-cell>
          <table:table-cell table:formula="of:=[1EVV.H19]-AVERAGE([1EVV.H$1:.H$76])" office:value-type="float" office:value="9.90319736842105" calcext:value-type="float">
            <text:p>9,9031973684</text:p>
          </table:table-cell>
          <table:table-cell table:formula="of:=[1EVV.I19]-AVERAGE([1EVV.I$1:.I$76])" office:value-type="float" office:value="3.99492105263159" calcext:value-type="float">
            <text:p>3,9949210526</text:p>
          </table:table-cell>
          <table:table-cell/>
        </table:table-row>
        <table:table-row table:style-name="ro1">
          <table:table-cell table:formula="of:=[1EVV.G20]-AVERAGE([1EVV.G$1:.G$76])" office:value-type="float" office:value="12.0140526315789" calcext:value-type="float">
            <text:p>12,0140526316</text:p>
          </table:table-cell>
          <table:table-cell table:formula="of:=[1EVV.H20]-AVERAGE([1EVV.H$1:.H$76])" office:value-type="float" office:value="12.4331973684211" calcext:value-type="float">
            <text:p>12,4331973684</text:p>
          </table:table-cell>
          <table:table-cell table:formula="of:=[1EVV.I20]-AVERAGE([1EVV.I$1:.I$76])" office:value-type="float" office:value="-1.78107894736841" calcext:value-type="float">
            <text:p>-1,7810789474</text:p>
          </table:table-cell>
          <table:table-cell/>
        </table:table-row>
        <table:table-row table:style-name="ro1">
          <table:table-cell table:formula="of:=[1EVV.G21]-AVERAGE([1EVV.G$1:.G$76])" office:value-type="float" office:value="10.016052631579" calcext:value-type="float">
            <text:p>10,0160526316</text:p>
          </table:table-cell>
          <table:table-cell table:formula="of:=[1EVV.H21]-AVERAGE([1EVV.H$1:.H$76])" office:value-type="float" office:value="11.4931973684211" calcext:value-type="float">
            <text:p>11,4931973684</text:p>
          </table:table-cell>
          <table:table-cell table:formula="of:=[1EVV.I21]-AVERAGE([1EVV.I$1:.I$76])" office:value-type="float" office:value="-6.02607894736842" calcext:value-type="float">
            <text:p>-6,0260789474</text:p>
          </table:table-cell>
          <table:table-cell/>
        </table:table-row>
        <table:table-row table:style-name="ro1">
          <table:table-cell table:formula="of:=[1EVV.G22]-AVERAGE([1EVV.G$1:.G$76])" office:value-type="float" office:value="8.98405263157895" calcext:value-type="float">
            <text:p>8,9840526316</text:p>
          </table:table-cell>
          <table:table-cell table:formula="of:=[1EVV.H22]-AVERAGE([1EVV.H$1:.H$76])" office:value-type="float" office:value="5.73019736842105" calcext:value-type="float">
            <text:p>5,7301973684</text:p>
          </table:table-cell>
          <table:table-cell table:formula="of:=[1EVV.I22]-AVERAGE([1EVV.I$1:.I$76])" office:value-type="float" office:value="-8.04707894736842" calcext:value-type="float">
            <text:p>-8,0470789474</text:p>
          </table:table-cell>
          <table:table-cell/>
        </table:table-row>
        <table:table-row table:style-name="ro1">
          <table:table-cell table:formula="of:=[1EVV.G23]-AVERAGE([1EVV.G$1:.G$76])" office:value-type="float" office:value="8.55905263157895" calcext:value-type="float">
            <text:p>8,5590526316</text:p>
          </table:table-cell>
          <table:table-cell table:formula="of:=[1EVV.H23]-AVERAGE([1EVV.H$1:.H$76])" office:value-type="float" office:value="-0.705802631578947" calcext:value-type="float">
            <text:p>-0,7058026316</text:p>
          </table:table-cell>
          <table:table-cell table:formula="of:=[1EVV.I23]-AVERAGE([1EVV.I$1:.I$76])" office:value-type="float" office:value="-9.97707894736842" calcext:value-type="float">
            <text:p>-9,9770789474</text:p>
          </table:table-cell>
          <table:table-cell/>
        </table:table-row>
        <table:table-row table:style-name="ro1">
          <table:table-cell table:formula="of:=[1EVV.G24]-AVERAGE([1EVV.G$1:.G$76])" office:value-type="float" office:value="8.40205263157895" calcext:value-type="float">
            <text:p>8,4020526316</text:p>
          </table:table-cell>
          <table:table-cell table:formula="of:=[1EVV.H24]-AVERAGE([1EVV.H$1:.H$76])" office:value-type="float" office:value="-6.12280263157895" calcext:value-type="float">
            <text:p>-6,1228026316</text:p>
          </table:table-cell>
          <table:table-cell table:formula="of:=[1EVV.I24]-AVERAGE([1EVV.I$1:.I$76])" office:value-type="float" office:value="-11.5570789473684" calcext:value-type="float">
            <text:p>-11,5570789474</text:p>
          </table:table-cell>
          <table:table-cell/>
        </table:table-row>
        <table:table-row table:style-name="ro1">
          <table:table-cell table:formula="of:=[1EVV.G25]-AVERAGE([1EVV.G$1:.G$76])" office:value-type="float" office:value="5.45405263157895" calcext:value-type="float">
            <text:p>5,4540526316</text:p>
          </table:table-cell>
          <table:table-cell table:formula="of:=[1EVV.H25]-AVERAGE([1EVV.H$1:.H$76])" office:value-type="float" office:value="-10.3698026315789" calcext:value-type="float">
            <text:p>-10,3698026316</text:p>
          </table:table-cell>
          <table:table-cell table:formula="of:=[1EVV.I25]-AVERAGE([1EVV.I$1:.I$76])" office:value-type="float" office:value="-13.2540789473684" calcext:value-type="float">
            <text:p>-13,2540789474</text:p>
          </table:table-cell>
          <table:table-cell/>
        </table:table-row>
        <table:table-row table:style-name="ro1">
          <table:table-cell table:formula="of:=[1EVV.G26]-AVERAGE([1EVV.G$1:.G$76])" office:value-type="float" office:value="-0.0129473684210524" calcext:value-type="float">
            <text:p>-0,0129473684</text:p>
          </table:table-cell>
          <table:table-cell table:formula="of:=[1EVV.H26]-AVERAGE([1EVV.H$1:.H$76])" office:value-type="float" office:value="-11.4488026315789" calcext:value-type="float">
            <text:p>-11,4488026316</text:p>
          </table:table-cell>
          <table:table-cell table:formula="of:=[1EVV.I26]-AVERAGE([1EVV.I$1:.I$76])" office:value-type="float" office:value="-15.3690789473684" calcext:value-type="float">
            <text:p>-15,3690789474</text:p>
          </table:table-cell>
          <table:table-cell/>
        </table:table-row>
        <table:table-row table:style-name="ro1">
          <table:table-cell table:formula="of:=[1EVV.G27]-AVERAGE([1EVV.G$1:.G$76])" office:value-type="float" office:value="-4.30594736842105" calcext:value-type="float">
            <text:p>-4,3059473684</text:p>
          </table:table-cell>
          <table:table-cell table:formula="of:=[1EVV.H27]-AVERAGE([1EVV.H$1:.H$76])" office:value-type="float" office:value="-9.29380263157895" calcext:value-type="float">
            <text:p>-9,2938026316</text:p>
          </table:table-cell>
          <table:table-cell table:formula="of:=[1EVV.I27]-AVERAGE([1EVV.I$1:.I$76])" office:value-type="float" office:value="-18.0730789473684" calcext:value-type="float">
            <text:p>-18,0730789474</text:p>
          </table:table-cell>
          <table:table-cell/>
        </table:table-row>
        <table:table-row table:style-name="ro1">
          <table:table-cell table:formula="of:=[1EVV.G28]-AVERAGE([1EVV.G$1:.G$76])" office:value-type="float" office:value="-5.17794736842105" calcext:value-type="float">
            <text:p>-5,1779473684</text:p>
          </table:table-cell>
          <table:table-cell table:formula="of:=[1EVV.H28]-AVERAGE([1EVV.H$1:.H$76])" office:value-type="float" office:value="-5.58880263157895" calcext:value-type="float">
            <text:p>-5,5888026316</text:p>
          </table:table-cell>
          <table:table-cell table:formula="of:=[1EVV.I28]-AVERAGE([1EVV.I$1:.I$76])" office:value-type="float" office:value="-22.4090789473684" calcext:value-type="float">
            <text:p>-22,4090789474</text:p>
          </table:table-cell>
          <table:table-cell/>
        </table:table-row>
        <table:table-row table:style-name="ro1">
          <table:table-cell table:formula="of:=[1EVV.G29]-AVERAGE([1EVV.G$1:.G$76])" office:value-type="float" office:value="-2.86094736842105" calcext:value-type="float">
            <text:p>-2,8609473684</text:p>
          </table:table-cell>
          <table:table-cell table:formula="of:=[1EVV.H29]-AVERAGE([1EVV.H$1:.H$76])" office:value-type="float" office:value="-3.25680263157895" calcext:value-type="float">
            <text:p>-3,2568026316</text:p>
          </table:table-cell>
          <table:table-cell table:formula="of:=[1EVV.I29]-AVERAGE([1EVV.I$1:.I$76])" office:value-type="float" office:value="-27.0920789473684" calcext:value-type="float">
            <text:p>-27,0920789474</text:p>
          </table:table-cell>
          <table:table-cell/>
        </table:table-row>
        <table:table-row table:style-name="ro1">
          <table:table-cell table:formula="of:=[1EVV.G30]-AVERAGE([1EVV.G$1:.G$76])" office:value-type="float" office:value="1.97505263157895" calcext:value-type="float">
            <text:p>1,9750526316</text:p>
          </table:table-cell>
          <table:table-cell table:formula="of:=[1EVV.H30]-AVERAGE([1EVV.H$1:.H$76])" office:value-type="float" office:value="-2.60380263157895" calcext:value-type="float">
            <text:p>-2,6038026316</text:p>
          </table:table-cell>
          <table:table-cell table:formula="of:=[1EVV.I30]-AVERAGE([1EVV.I$1:.I$76])" office:value-type="float" office:value="-30.8570789473684" calcext:value-type="float">
            <text:p>-30,8570789474</text:p>
          </table:table-cell>
          <table:table-cell/>
        </table:table-row>
        <table:table-row table:style-name="ro1">
          <table:table-cell table:formula="of:=[1EVV.G31]-AVERAGE([1EVV.G$1:.G$76])" office:value-type="float" office:value="6.81005263157895" calcext:value-type="float">
            <text:p>6,8100526316</text:p>
          </table:table-cell>
          <table:table-cell table:formula="of:=[1EVV.H31]-AVERAGE([1EVV.H$1:.H$76])" office:value-type="float" office:value="-4.17280263157895" calcext:value-type="float">
            <text:p>-4,1728026316</text:p>
          </table:table-cell>
          <table:table-cell table:formula="of:=[1EVV.I31]-AVERAGE([1EVV.I$1:.I$76])" office:value-type="float" office:value="-33.2430789473684" calcext:value-type="float">
            <text:p>-33,2430789474</text:p>
          </table:table-cell>
          <table:table-cell/>
        </table:table-row>
        <table:table-row table:style-name="ro1">
          <table:table-cell table:formula="of:=[1EVV.G32]-AVERAGE([1EVV.G$1:.G$76])" office:value-type="float" office:value="10.370052631579" calcext:value-type="float">
            <text:p>10,3700526316</text:p>
          </table:table-cell>
          <table:table-cell table:formula="of:=[1EVV.H32]-AVERAGE([1EVV.H$1:.H$76])" office:value-type="float" office:value="-8.12280263157895" calcext:value-type="float">
            <text:p>-8,1228026316</text:p>
          </table:table-cell>
          <table:table-cell table:formula="of:=[1EVV.I32]-AVERAGE([1EVV.I$1:.I$76])" office:value-type="float" office:value="-34.6660789473684" calcext:value-type="float">
            <text:p>-34,6660789474</text:p>
          </table:table-cell>
          <table:table-cell/>
        </table:table-row>
        <table:table-row table:style-name="ro1">
          <table:table-cell table:formula="of:=[1EVV.G33]-AVERAGE([1EVV.G$1:.G$76])" office:value-type="float" office:value="9.55205263157895" calcext:value-type="float">
            <text:p>9,5520526316</text:p>
          </table:table-cell>
          <table:table-cell table:formula="of:=[1EVV.H33]-AVERAGE([1EVV.H$1:.H$76])" office:value-type="float" office:value="-13.7648026315789" calcext:value-type="float">
            <text:p>-13,7648026316</text:p>
          </table:table-cell>
          <table:table-cell table:formula="of:=[1EVV.I33]-AVERAGE([1EVV.I$1:.I$76])" office:value-type="float" office:value="-35.9390789473684" calcext:value-type="float">
            <text:p>-35,9390789474</text:p>
          </table:table-cell>
          <table:table-cell/>
        </table:table-row>
        <table:table-row table:style-name="ro1">
          <table:table-cell table:formula="of:=[1EVV.G34]-AVERAGE([1EVV.G$1:.G$76])" office:value-type="float" office:value="6.23805263157895" calcext:value-type="float">
            <text:p>6,2380526316</text:p>
          </table:table-cell>
          <table:table-cell table:formula="of:=[1EVV.H34]-AVERAGE([1EVV.H$1:.H$76])" office:value-type="float" office:value="-16.674802631579" calcext:value-type="float">
            <text:p>-16,6748026316</text:p>
          </table:table-cell>
          <table:table-cell table:formula="of:=[1EVV.I34]-AVERAGE([1EVV.I$1:.I$76])" office:value-type="float" office:value="-38.7700789473684" calcext:value-type="float">
            <text:p>-38,7700789474</text:p>
          </table:table-cell>
          <table:table-cell/>
        </table:table-row>
        <table:table-row table:style-name="ro1">
          <table:table-cell table:formula="of:=[1EVV.G35]-AVERAGE([1EVV.G$1:.G$76])" office:value-type="float" office:value="1.75105263157895" calcext:value-type="float">
            <text:p>1,7510526316</text:p>
          </table:table-cell>
          <table:table-cell table:formula="of:=[1EVV.H35]-AVERAGE([1EVV.H$1:.H$76])" office:value-type="float" office:value="-13.0178026315789" calcext:value-type="float">
            <text:p>-13,0178026316</text:p>
          </table:table-cell>
          <table:table-cell table:formula="of:=[1EVV.I35]-AVERAGE([1EVV.I$1:.I$76])" office:value-type="float" office:value="-37.9770789473684" calcext:value-type="float">
            <text:p>-37,9770789474</text:p>
          </table:table-cell>
          <table:table-cell/>
        </table:table-row>
        <table:table-row table:style-name="ro1">
          <table:table-cell table:formula="of:=[1EVV.G36]-AVERAGE([1EVV.G$1:.G$76])" office:value-type="float" office:value="-0.869947368421052" calcext:value-type="float">
            <text:p>-0,8699473684</text:p>
          </table:table-cell>
          <table:table-cell table:formula="of:=[1EVV.H36]-AVERAGE([1EVV.H$1:.H$76])" office:value-type="float" office:value="-12.5598026315789" calcext:value-type="float">
            <text:p>-12,5598026316</text:p>
          </table:table-cell>
          <table:table-cell table:formula="of:=[1EVV.I36]-AVERAGE([1EVV.I$1:.I$76])" office:value-type="float" office:value="-33.4190789473684" calcext:value-type="float">
            <text:p>-33,4190789474</text:p>
          </table:table-cell>
          <table:table-cell/>
        </table:table-row>
        <table:table-row table:style-name="ro1">
          <table:table-cell table:formula="of:=[1EVV.G37]-AVERAGE([1EVV.G$1:.G$76])" office:value-type="float" office:value="-1.76294736842105" calcext:value-type="float">
            <text:p>-1,7629473684</text:p>
          </table:table-cell>
          <table:table-cell table:formula="of:=[1EVV.H37]-AVERAGE([1EVV.H$1:.H$76])" office:value-type="float" office:value="-13.0368026315789" calcext:value-type="float">
            <text:p>-13,0368026316</text:p>
          </table:table-cell>
          <table:table-cell table:formula="of:=[1EVV.I37]-AVERAGE([1EVV.I$1:.I$76])" office:value-type="float" office:value="-27.4100789473684" calcext:value-type="float">
            <text:p>-27,4100789474</text:p>
          </table:table-cell>
          <table:table-cell/>
        </table:table-row>
        <table:table-row table:style-name="ro1">
          <table:table-cell table:formula="of:=[1EVV.G38]-AVERAGE([1EVV.G$1:.G$76])" office:value-type="float" office:value="0.31205263157895" calcext:value-type="float">
            <text:p>0,3120526316</text:p>
          </table:table-cell>
          <table:table-cell table:formula="of:=[1EVV.H38]-AVERAGE([1EVV.H$1:.H$76])" office:value-type="float" office:value="-15.5968026315789" calcext:value-type="float">
            <text:p>-15,5968026316</text:p>
          </table:table-cell>
          <table:table-cell table:formula="of:=[1EVV.I38]-AVERAGE([1EVV.I$1:.I$76])" office:value-type="float" office:value="-22.1360789473684" calcext:value-type="float">
            <text:p>-22,1360789474</text:p>
          </table:table-cell>
          <table:table-cell/>
        </table:table-row>
        <table:table-row table:style-name="ro1">
          <table:table-cell table:formula="of:=[1EVV.G39]-AVERAGE([1EVV.G$1:.G$76])" office:value-type="float" office:value="5.17805263157895" calcext:value-type="float">
            <text:p>5,1780526316</text:p>
          </table:table-cell>
          <table:table-cell table:formula="of:=[1EVV.H39]-AVERAGE([1EVV.H$1:.H$76])" office:value-type="float" office:value="-15.8138026315789" calcext:value-type="float">
            <text:p>-15,8138026316</text:p>
          </table:table-cell>
          <table:table-cell table:formula="of:=[1EVV.I39]-AVERAGE([1EVV.I$1:.I$76])" office:value-type="float" office:value="-19.5510789473684" calcext:value-type="float">
            <text:p>-19,5510789474</text:p>
          </table:table-cell>
          <table:table-cell/>
        </table:table-row>
        <table:table-row table:style-name="ro1">
          <table:table-cell table:formula="of:=[1EVV.G40]-AVERAGE([1EVV.G$1:.G$76])" office:value-type="float" office:value="10.418052631579" calcext:value-type="float">
            <text:p>10,4180526316</text:p>
          </table:table-cell>
          <table:table-cell table:formula="of:=[1EVV.H40]-AVERAGE([1EVV.H$1:.H$76])" office:value-type="float" office:value="-12.8998026315789" calcext:value-type="float">
            <text:p>-12,8998026316</text:p>
          </table:table-cell>
          <table:table-cell table:formula="of:=[1EVV.I40]-AVERAGE([1EVV.I$1:.I$76])" office:value-type="float" office:value="-18.6830789473684" calcext:value-type="float">
            <text:p>-18,6830789474</text:p>
          </table:table-cell>
          <table:table-cell/>
        </table:table-row>
        <table:table-row table:style-name="ro1">
          <table:table-cell table:formula="of:=[1EVV.G41]-AVERAGE([1EVV.G$1:.G$76])" office:value-type="float" office:value="13.293052631579" calcext:value-type="float">
            <text:p>13,2930526316</text:p>
          </table:table-cell>
          <table:table-cell table:formula="of:=[1EVV.H41]-AVERAGE([1EVV.H$1:.H$76])" office:value-type="float" office:value="-7.66880263157895" calcext:value-type="float">
            <text:p>-7,6688026316</text:p>
          </table:table-cell>
          <table:table-cell table:formula="of:=[1EVV.I41]-AVERAGE([1EVV.I$1:.I$76])" office:value-type="float" office:value="-19.2960789473684" calcext:value-type="float">
            <text:p>-19,2960789474</text:p>
          </table:table-cell>
          <table:table-cell/>
        </table:table-row>
        <table:table-row table:style-name="ro1">
          <table:table-cell table:formula="of:=[1EVV.G42]-AVERAGE([1EVV.G$1:.G$76])" office:value-type="float" office:value="12.611052631579" calcext:value-type="float">
            <text:p>12,6110526316</text:p>
          </table:table-cell>
          <table:table-cell table:formula="of:=[1EVV.H42]-AVERAGE([1EVV.H$1:.H$76])" office:value-type="float" office:value="-2.42780263157895" calcext:value-type="float">
            <text:p>-2,4278026316</text:p>
          </table:table-cell>
          <table:table-cell table:formula="of:=[1EVV.I42]-AVERAGE([1EVV.I$1:.I$76])" office:value-type="float" office:value="-19.1820789473684" calcext:value-type="float">
            <text:p>-19,1820789474</text:p>
          </table:table-cell>
          <table:table-cell/>
        </table:table-row>
        <table:table-row table:style-name="ro1">
          <table:table-cell table:formula="of:=[1EVV.G43]-AVERAGE([1EVV.G$1:.G$76])" office:value-type="float" office:value="9.24205263157895" calcext:value-type="float">
            <text:p>9,2420526316</text:p>
          </table:table-cell>
          <table:table-cell table:formula="of:=[1EVV.H43]-AVERAGE([1EVV.H$1:.H$76])" office:value-type="float" office:value="2.74719736842105" calcext:value-type="float">
            <text:p>2,7471973684</text:p>
          </table:table-cell>
          <table:table-cell table:formula="of:=[1EVV.I43]-AVERAGE([1EVV.I$1:.I$76])" office:value-type="float" office:value="-18.5360789473684" calcext:value-type="float">
            <text:p>-18,5360789474</text:p>
          </table:table-cell>
          <table:table-cell/>
        </table:table-row>
        <table:table-row table:style-name="ro1">
          <table:table-cell table:formula="of:=[1EVV.G44]-AVERAGE([1EVV.G$1:.G$76])" office:value-type="float" office:value="4.87405263157895" calcext:value-type="float">
            <text:p>4,8740526316</text:p>
          </table:table-cell>
          <table:table-cell table:formula="of:=[1EVV.H44]-AVERAGE([1EVV.H$1:.H$76])" office:value-type="float" office:value="6.32719736842105" calcext:value-type="float">
            <text:p>6,3271973684</text:p>
          </table:table-cell>
          <table:table-cell table:formula="of:=[1EVV.I44]-AVERAGE([1EVV.I$1:.I$76])" office:value-type="float" office:value="-17.5650789473684" calcext:value-type="float">
            <text:p>-17,5650789474</text:p>
          </table:table-cell>
          <table:table-cell/>
        </table:table-row>
        <table:table-row table:style-name="ro1">
          <table:table-cell table:formula="of:=[1EVV.G45]-AVERAGE([1EVV.G$1:.G$76])" office:value-type="float" office:value="-0.480947368421049" calcext:value-type="float">
            <text:p>-0,4809473684</text:p>
          </table:table-cell>
          <table:table-cell table:formula="of:=[1EVV.H45]-AVERAGE([1EVV.H$1:.H$76])" office:value-type="float" office:value="7.91319736842105" calcext:value-type="float">
            <text:p>7,9131973684</text:p>
          </table:table-cell>
          <table:table-cell table:formula="of:=[1EVV.I45]-AVERAGE([1EVV.I$1:.I$76])" office:value-type="float" office:value="-15.0970789473684" calcext:value-type="float">
            <text:p>-15,0970789474</text:p>
          </table:table-cell>
          <table:table-cell/>
        </table:table-row>
        <table:table-row table:style-name="ro1">
          <table:table-cell table:formula="of:=[1EVV.G46]-AVERAGE([1EVV.G$1:.G$76])" office:value-type="float" office:value="-3.10394736842105" calcext:value-type="float">
            <text:p>-3,1039473684</text:p>
          </table:table-cell>
          <table:table-cell table:formula="of:=[1EVV.H46]-AVERAGE([1EVV.H$1:.H$76])" office:value-type="float" office:value="7.23319736842105" calcext:value-type="float">
            <text:p>7,2331973684</text:p>
          </table:table-cell>
          <table:table-cell table:formula="of:=[1EVV.I46]-AVERAGE([1EVV.I$1:.I$76])" office:value-type="float" office:value="-10.5620789473684" calcext:value-type="float">
            <text:p>-10,5620789474</text:p>
          </table:table-cell>
          <table:table-cell/>
        </table:table-row>
        <table:table-row table:style-name="ro1">
          <table:table-cell table:formula="of:=[1EVV.G47]-AVERAGE([1EVV.G$1:.G$76])" office:value-type="float" office:value="-5.44294736842105" calcext:value-type="float">
            <text:p>-5,4429473684</text:p>
          </table:table-cell>
          <table:table-cell table:formula="of:=[1EVV.H47]-AVERAGE([1EVV.H$1:.H$76])" office:value-type="float" office:value="7.67919736842105" calcext:value-type="float">
            <text:p>7,6791973684</text:p>
          </table:table-cell>
          <table:table-cell table:formula="of:=[1EVV.I47]-AVERAGE([1EVV.I$1:.I$76])" office:value-type="float" office:value="-5.05707894736841" calcext:value-type="float">
            <text:p>-5,0570789474</text:p>
          </table:table-cell>
          <table:table-cell/>
        </table:table-row>
        <table:table-row table:style-name="ro1">
          <table:table-cell table:formula="of:=[1EVV.G48]-AVERAGE([1EVV.G$1:.G$76])" office:value-type="float" office:value="-1.73394736842105" calcext:value-type="float">
            <text:p>-1,7339473684</text:p>
          </table:table-cell>
          <table:table-cell table:formula="of:=[1EVV.H48]-AVERAGE([1EVV.H$1:.H$76])" office:value-type="float" office:value="9.74819736842105" calcext:value-type="float">
            <text:p>9,7481973684</text:p>
          </table:table-cell>
          <table:table-cell table:formula="of:=[1EVV.I48]-AVERAGE([1EVV.I$1:.I$76])" office:value-type="float" office:value="-0.454078947368416" calcext:value-type="float">
            <text:p>-0,4540789474</text:p>
          </table:table-cell>
          <table:table-cell/>
        </table:table-row>
        <table:table-row table:style-name="ro1">
          <table:table-cell table:formula="of:=[1EVV.G49]-AVERAGE([1EVV.G$1:.G$76])" office:value-type="float" office:value="-1.48794736842105" calcext:value-type="float">
            <text:p>-1,4879473684</text:p>
          </table:table-cell>
          <table:table-cell table:formula="of:=[1EVV.H49]-AVERAGE([1EVV.H$1:.H$76])" office:value-type="float" office:value="4.54519736842105" calcext:value-type="float">
            <text:p>4,5451973684</text:p>
          </table:table-cell>
          <table:table-cell table:formula="of:=[1EVV.I49]-AVERAGE([1EVV.I$1:.I$76])" office:value-type="float" office:value="4.67692105263159" calcext:value-type="float">
            <text:p>4,6769210526</text:p>
          </table:table-cell>
          <table:table-cell/>
        </table:table-row>
        <table:table-row table:style-name="ro1">
          <table:table-cell table:formula="of:=[1EVV.G50]-AVERAGE([1EVV.G$1:.G$76])" office:value-type="float" office:value="-4.62294736842105" calcext:value-type="float">
            <text:p>-4,6229473684</text:p>
          </table:table-cell>
          <table:table-cell table:formula="of:=[1EVV.H50]-AVERAGE([1EVV.H$1:.H$76])" office:value-type="float" office:value="8.95719736842105" calcext:value-type="float">
            <text:p>8,9571973684</text:p>
          </table:table-cell>
          <table:table-cell table:formula="of:=[1EVV.I50]-AVERAGE([1EVV.I$1:.I$76])" office:value-type="float" office:value="3.94992105263158" calcext:value-type="float">
            <text:p>3,9499210526</text:p>
          </table:table-cell>
          <table:table-cell/>
        </table:table-row>
        <table:table-row table:style-name="ro1">
          <table:table-cell table:formula="of:=[1EVV.G51]-AVERAGE([1EVV.G$1:.G$76])" office:value-type="float" office:value="-6.10994736842105" calcext:value-type="float">
            <text:p>-6,1099473684</text:p>
          </table:table-cell>
          <table:table-cell table:formula="of:=[1EVV.H51]-AVERAGE([1EVV.H$1:.H$76])" office:value-type="float" office:value="14.0821973684211" calcext:value-type="float">
            <text:p>14,0821973684</text:p>
          </table:table-cell>
          <table:table-cell table:formula="of:=[1EVV.I51]-AVERAGE([1EVV.I$1:.I$76])" office:value-type="float" office:value="5.50892105263159" calcext:value-type="float">
            <text:p>5,5089210526</text:p>
          </table:table-cell>
          <table:table-cell/>
        </table:table-row>
        <table:table-row table:style-name="ro1">
          <table:table-cell table:formula="of:=[1EVV.G52]-AVERAGE([1EVV.G$1:.G$76])" office:value-type="float" office:value="-5.21594736842105" calcext:value-type="float">
            <text:p>-5,2159473684</text:p>
          </table:table-cell>
          <table:table-cell table:formula="of:=[1EVV.H52]-AVERAGE([1EVV.H$1:.H$76])" office:value-type="float" office:value="18.7721973684211" calcext:value-type="float">
            <text:p>18,7721973684</text:p>
          </table:table-cell>
          <table:table-cell table:formula="of:=[1EVV.I52]-AVERAGE([1EVV.I$1:.I$76])" office:value-type="float" office:value="8.34792105263159" calcext:value-type="float">
            <text:p>8,3479210526</text:p>
          </table:table-cell>
          <table:table-cell/>
        </table:table-row>
        <table:table-row table:style-name="ro1">
          <table:table-cell table:formula="of:=[1EVV.G53]-AVERAGE([1EVV.G$1:.G$76])" office:value-type="float" office:value="-1.59794736842105" calcext:value-type="float">
            <text:p>-1,5979473684</text:p>
          </table:table-cell>
          <table:table-cell table:formula="of:=[1EVV.H53]-AVERAGE([1EVV.H$1:.H$76])" office:value-type="float" office:value="21.7491973684211" calcext:value-type="float">
            <text:p>21,7491973684</text:p>
          </table:table-cell>
          <table:table-cell table:formula="of:=[1EVV.I53]-AVERAGE([1EVV.I$1:.I$76])" office:value-type="float" office:value="11.9349210526316" calcext:value-type="float">
            <text:p>11,9349210526</text:p>
          </table:table-cell>
          <table:table-cell/>
        </table:table-row>
        <table:table-row table:style-name="ro1">
          <table:table-cell table:formula="of:=[1EVV.G54]-AVERAGE([1EVV.G$1:.G$76])" office:value-type="float" office:value="3.72605263157895" calcext:value-type="float">
            <text:p>3,7260526316</text:p>
          </table:table-cell>
          <table:table-cell table:formula="of:=[1EVV.H54]-AVERAGE([1EVV.H$1:.H$76])" office:value-type="float" office:value="22.3171973684211" calcext:value-type="float">
            <text:p>22,3171973684</text:p>
          </table:table-cell>
          <table:table-cell table:formula="of:=[1EVV.I54]-AVERAGE([1EVV.I$1:.I$76])" office:value-type="float" office:value="15.0619210526316" calcext:value-type="float">
            <text:p>15,0619210526</text:p>
          </table:table-cell>
          <table:table-cell/>
        </table:table-row>
        <table:table-row table:style-name="ro1">
          <table:table-cell table:formula="of:=[1EVV.G55]-AVERAGE([1EVV.G$1:.G$76])" office:value-type="float" office:value="8.97405263157895" calcext:value-type="float">
            <text:p>8,9740526316</text:p>
          </table:table-cell>
          <table:table-cell table:formula="of:=[1EVV.H55]-AVERAGE([1EVV.H$1:.H$76])" office:value-type="float" office:value="22.3371973684211" calcext:value-type="float">
            <text:p>22,3371973684</text:p>
          </table:table-cell>
          <table:table-cell table:formula="of:=[1EVV.I55]-AVERAGE([1EVV.I$1:.I$76])" office:value-type="float" office:value="15.2109210526316" calcext:value-type="float">
            <text:p>15,2109210526</text:p>
          </table:table-cell>
          <table:table-cell/>
        </table:table-row>
        <table:table-row table:style-name="ro1">
          <table:table-cell table:formula="of:=[1EVV.G56]-AVERAGE([1EVV.G$1:.G$76])" office:value-type="float" office:value="12.951052631579" calcext:value-type="float">
            <text:p>12,9510526316</text:p>
          </table:table-cell>
          <table:table-cell table:formula="of:=[1EVV.H56]-AVERAGE([1EVV.H$1:.H$76])" office:value-type="float" office:value="23.2171973684211" calcext:value-type="float">
            <text:p>23,2171973684</text:p>
          </table:table-cell>
          <table:table-cell table:formula="of:=[1EVV.I56]-AVERAGE([1EVV.I$1:.I$76])" office:value-type="float" office:value="11.6549210526316" calcext:value-type="float">
            <text:p>11,6549210526</text:p>
          </table:table-cell>
          <table:table-cell/>
        </table:table-row>
        <table:table-row table:style-name="ro1">
          <table:table-cell table:formula="of:=[1EVV.G57]-AVERAGE([1EVV.G$1:.G$76])" office:value-type="float" office:value="9.44205263157895" calcext:value-type="float">
            <text:p>9,4420526316</text:p>
          </table:table-cell>
          <table:table-cell table:formula="of:=[1EVV.H57]-AVERAGE([1EVV.H$1:.H$76])" office:value-type="float" office:value="22.4461973684211" calcext:value-type="float">
            <text:p>22,4461973684</text:p>
          </table:table-cell>
          <table:table-cell table:formula="of:=[1EVV.I57]-AVERAGE([1EVV.I$1:.I$76])" office:value-type="float" office:value="7.56192105263159" calcext:value-type="float">
            <text:p>7,5619210526</text:p>
          </table:table-cell>
          <table:table-cell/>
        </table:table-row>
        <table:table-row table:style-name="ro1">
          <table:table-cell table:formula="of:=[1EVV.G58]-AVERAGE([1EVV.G$1:.G$76])" office:value-type="float" office:value="6.83805263157895" calcext:value-type="float">
            <text:p>6,8380526316</text:p>
          </table:table-cell>
          <table:table-cell table:formula="of:=[1EVV.H58]-AVERAGE([1EVV.H$1:.H$76])" office:value-type="float" office:value="17.8661973684211" calcext:value-type="float">
            <text:p>17,8661973684</text:p>
          </table:table-cell>
          <table:table-cell table:formula="of:=[1EVV.I58]-AVERAGE([1EVV.I$1:.I$76])" office:value-type="float" office:value="5.12992105263158" calcext:value-type="float">
            <text:p>5,1299210526</text:p>
          </table:table-cell>
          <table:table-cell/>
        </table:table-row>
        <table:table-row table:style-name="ro1">
          <table:table-cell table:formula="of:=[1EVV.G59]-AVERAGE([1EVV.G$1:.G$76])" office:value-type="float" office:value="5.57105263157895" calcext:value-type="float">
            <text:p>5,5710526316</text:p>
          </table:table-cell>
          <table:table-cell table:formula="of:=[1EVV.H59]-AVERAGE([1EVV.H$1:.H$76])" office:value-type="float" office:value="11.6941973684211" calcext:value-type="float">
            <text:p>11,6941973684</text:p>
          </table:table-cell>
          <table:table-cell table:formula="of:=[1EVV.I59]-AVERAGE([1EVV.I$1:.I$76])" office:value-type="float" office:value="2.92992105263158" calcext:value-type="float">
            <text:p>2,9299210526</text:p>
          </table:table-cell>
          <table:table-cell/>
        </table:table-row>
        <table:table-row table:style-name="ro1">
          <table:table-cell table:formula="of:=[1EVV.G60]-AVERAGE([1EVV.G$1:.G$76])" office:value-type="float" office:value="4.34005263157895" calcext:value-type="float">
            <text:p>4,3400526316</text:p>
          </table:table-cell>
          <table:table-cell table:formula="of:=[1EVV.H60]-AVERAGE([1EVV.H$1:.H$76])" office:value-type="float" office:value="9.54119736842105" calcext:value-type="float">
            <text:p>9,5411973684</text:p>
          </table:table-cell>
          <table:table-cell table:formula="of:=[1EVV.I60]-AVERAGE([1EVV.I$1:.I$76])" office:value-type="float" office:value="7.98092105263158" calcext:value-type="float">
            <text:p>7,9809210526</text:p>
          </table:table-cell>
          <table:table-cell/>
        </table:table-row>
        <table:table-row table:style-name="ro1">
          <table:table-cell table:formula="of:=[1EVV.G61]-AVERAGE([1EVV.G$1:.G$76])" office:value-type="float" office:value="7.38105263157895" calcext:value-type="float">
            <text:p>7,3810526316</text:p>
          </table:table-cell>
          <table:table-cell table:formula="of:=[1EVV.H61]-AVERAGE([1EVV.H$1:.H$76])" office:value-type="float" office:value="5.61419736842105" calcext:value-type="float">
            <text:p>5,6141973684</text:p>
          </table:table-cell>
          <table:table-cell table:formula="of:=[1EVV.I61]-AVERAGE([1EVV.I$1:.I$76])" office:value-type="float" office:value="12.4979210526316" calcext:value-type="float">
            <text:p>12,4979210526</text:p>
          </table:table-cell>
          <table:table-cell/>
        </table:table-row>
        <table:table-row table:style-name="ro1">
          <table:table-cell table:formula="of:=[1EVV.G62]-AVERAGE([1EVV.G$1:.G$76])" office:value-type="float" office:value="5.81205263157895" calcext:value-type="float">
            <text:p>5,8120526316</text:p>
          </table:table-cell>
          <table:table-cell table:formula="of:=[1EVV.H62]-AVERAGE([1EVV.H$1:.H$76])" office:value-type="float" office:value="7.48019736842105" calcext:value-type="float">
            <text:p>7,4801973684</text:p>
          </table:table-cell>
          <table:table-cell table:formula="of:=[1EVV.I62]-AVERAGE([1EVV.I$1:.I$76])" office:value-type="float" office:value="17.4249210526316" calcext:value-type="float">
            <text:p>17,4249210526</text:p>
          </table:table-cell>
          <table:table-cell/>
        </table:table-row>
        <table:table-row table:style-name="ro1">
          <table:table-cell table:formula="of:=[1EVV.G63]-AVERAGE([1EVV.G$1:.G$76])" office:value-type="float" office:value="1.79205263157895" calcext:value-type="float">
            <text:p>1,7920526316</text:p>
          </table:table-cell>
          <table:table-cell table:formula="of:=[1EVV.H63]-AVERAGE([1EVV.H$1:.H$76])" office:value-type="float" office:value="9.00119736842105" calcext:value-type="float">
            <text:p>9,0011973684</text:p>
          </table:table-cell>
          <table:table-cell table:formula="of:=[1EVV.I63]-AVERAGE([1EVV.I$1:.I$76])" office:value-type="float" office:value="20.9899210526316" calcext:value-type="float">
            <text:p>20,9899210526</text:p>
          </table:table-cell>
          <table:table-cell/>
        </table:table-row>
        <table:table-row table:style-name="ro1">
          <table:table-cell table:formula="of:=[1EVV.G64]-AVERAGE([1EVV.G$1:.G$76])" office:value-type="float" office:value="-4.02794736842105" calcext:value-type="float">
            <text:p>-4,0279473684</text:p>
          </table:table-cell>
          <table:table-cell table:formula="of:=[1EVV.H64]-AVERAGE([1EVV.H$1:.H$76])" office:value-type="float" office:value="9.50819736842105" calcext:value-type="float">
            <text:p>9,5081973684</text:p>
          </table:table-cell>
          <table:table-cell table:formula="of:=[1EVV.I64]-AVERAGE([1EVV.I$1:.I$76])" office:value-type="float" office:value="22.0169210526316" calcext:value-type="float">
            <text:p>22,0169210526</text:p>
          </table:table-cell>
          <table:table-cell/>
        </table:table-row>
        <table:table-row table:style-name="ro1">
          <table:table-cell table:formula="of:=[1EVV.G65]-AVERAGE([1EVV.G$1:.G$76])" office:value-type="float" office:value="-8.99294736842105" calcext:value-type="float">
            <text:p>-8,9929473684</text:p>
          </table:table-cell>
          <table:table-cell table:formula="of:=[1EVV.H65]-AVERAGE([1EVV.H$1:.H$76])" office:value-type="float" office:value="8.36119736842105" calcext:value-type="float">
            <text:p>8,3611973684</text:p>
          </table:table-cell>
          <table:table-cell table:formula="of:=[1EVV.I65]-AVERAGE([1EVV.I$1:.I$76])" office:value-type="float" office:value="20.4819210526316" calcext:value-type="float">
            <text:p>20,4819210526</text:p>
          </table:table-cell>
          <table:table-cell/>
        </table:table-row>
        <table:table-row table:style-name="ro1">
          <table:table-cell table:formula="of:=[1EVV.G66]-AVERAGE([1EVV.G$1:.G$76])" office:value-type="float" office:value="-12.9159473684211" calcext:value-type="float">
            <text:p>-12,9159473684</text:p>
          </table:table-cell>
          <table:table-cell table:formula="of:=[1EVV.H66]-AVERAGE([1EVV.H$1:.H$76])" office:value-type="float" office:value="5.86019736842105" calcext:value-type="float">
            <text:p>5,8601973684</text:p>
          </table:table-cell>
          <table:table-cell table:formula="of:=[1EVV.I66]-AVERAGE([1EVV.I$1:.I$76])" office:value-type="float" office:value="16.6209210526316" calcext:value-type="float">
            <text:p>16,6209210526</text:p>
          </table:table-cell>
          <table:table-cell/>
        </table:table-row>
        <table:table-row table:style-name="ro1">
          <table:table-cell table:formula="of:=[1EVV.G67]-AVERAGE([1EVV.G$1:.G$76])" office:value-type="float" office:value="-15.029947368421" calcext:value-type="float">
            <text:p>-15,0299473684</text:p>
          </table:table-cell>
          <table:table-cell table:formula="of:=[1EVV.H67]-AVERAGE([1EVV.H$1:.H$76])" office:value-type="float" office:value="2.30019736842105" calcext:value-type="float">
            <text:p>2,3001973684</text:p>
          </table:table-cell>
          <table:table-cell table:formula="of:=[1EVV.I67]-AVERAGE([1EVV.I$1:.I$76])" office:value-type="float" office:value="12.6789210526316" calcext:value-type="float">
            <text:p>12,6789210526</text:p>
          </table:table-cell>
          <table:table-cell/>
        </table:table-row>
        <table:table-row table:style-name="ro1">
          <table:table-cell table:formula="of:=[1EVV.G68]-AVERAGE([1EVV.G$1:.G$76])" office:value-type="float" office:value="-14.7819473684211" calcext:value-type="float">
            <text:p>-14,7819473684</text:p>
          </table:table-cell>
          <table:table-cell table:formula="of:=[1EVV.H68]-AVERAGE([1EVV.H$1:.H$76])" office:value-type="float" office:value="-2.90480263157895" calcext:value-type="float">
            <text:p>-2,9048026316</text:p>
          </table:table-cell>
          <table:table-cell table:formula="of:=[1EVV.I68]-AVERAGE([1EVV.I$1:.I$76])" office:value-type="float" office:value="10.0139210526316" calcext:value-type="float">
            <text:p>10,0139210526</text:p>
          </table:table-cell>
          <table:table-cell/>
        </table:table-row>
        <table:table-row table:style-name="ro1">
          <table:table-cell table:formula="of:=[1EVV.G69]-AVERAGE([1EVV.G$1:.G$76])" office:value-type="float" office:value="-13.0469473684211" calcext:value-type="float">
            <text:p>-13,0469473684</text:p>
          </table:table-cell>
          <table:table-cell table:formula="of:=[1EVV.H69]-AVERAGE([1EVV.H$1:.H$76])" office:value-type="float" office:value="-8.27380263157895" calcext:value-type="float">
            <text:p>-8,2738026316</text:p>
          </table:table-cell>
          <table:table-cell table:formula="of:=[1EVV.I69]-AVERAGE([1EVV.I$1:.I$76])" office:value-type="float" office:value="9.78492105263159" calcext:value-type="float">
            <text:p>9,7849210526</text:p>
          </table:table-cell>
          <table:table-cell/>
        </table:table-row>
        <table:table-row table:style-name="ro1">
          <table:table-cell table:formula="of:=[1EVV.G70]-AVERAGE([1EVV.G$1:.G$76])" office:value-type="float" office:value="-10.8919473684211" calcext:value-type="float">
            <text:p>-10,8919473684</text:p>
          </table:table-cell>
          <table:table-cell table:formula="of:=[1EVV.H70]-AVERAGE([1EVV.H$1:.H$76])" office:value-type="float" office:value="-12.7138026315789" calcext:value-type="float">
            <text:p>-12,7138026316</text:p>
          </table:table-cell>
          <table:table-cell table:formula="of:=[1EVV.I70]-AVERAGE([1EVV.I$1:.I$76])" office:value-type="float" office:value="12.7459210526316" calcext:value-type="float">
            <text:p>12,7459210526</text:p>
          </table:table-cell>
          <table:table-cell/>
        </table:table-row>
        <table:table-row table:style-name="ro1">
          <table:table-cell table:formula="of:=[1EVV.G71]-AVERAGE([1EVV.G$1:.G$76])" office:value-type="float" office:value="-9.70294736842105" calcext:value-type="float">
            <text:p>-9,7029473684</text:p>
          </table:table-cell>
          <table:table-cell table:formula="of:=[1EVV.H71]-AVERAGE([1EVV.H$1:.H$76])" office:value-type="float" office:value="-15.6738026315789" calcext:value-type="float">
            <text:p>-15,6738026316</text:p>
          </table:table-cell>
          <table:table-cell table:formula="of:=[1EVV.I71]-AVERAGE([1EVV.I$1:.I$76])" office:value-type="float" office:value="17.7589210526316" calcext:value-type="float">
            <text:p>17,7589210526</text:p>
          </table:table-cell>
          <table:table-cell/>
        </table:table-row>
        <table:table-row table:style-name="ro1">
          <table:table-cell table:formula="of:=[1EVV.G72]-AVERAGE([1EVV.G$1:.G$76])" office:value-type="float" office:value="-9.91994736842105" calcext:value-type="float">
            <text:p>-9,9199473684</text:p>
          </table:table-cell>
          <table:table-cell table:formula="of:=[1EVV.H72]-AVERAGE([1EVV.H$1:.H$76])" office:value-type="float" office:value="-15.8508026315789" calcext:value-type="float">
            <text:p>-15,8508026316</text:p>
          </table:table-cell>
          <table:table-cell table:formula="of:=[1EVV.I72]-AVERAGE([1EVV.I$1:.I$76])" office:value-type="float" office:value="24.1609210526316" calcext:value-type="float">
            <text:p>24,1609210526</text:p>
          </table:table-cell>
          <table:table-cell/>
        </table:table-row>
        <table:table-row table:style-name="ro1">
          <table:table-cell table:formula="of:=[1EVV.G73]-AVERAGE([1EVV.G$1:.G$76])" office:value-type="float" office:value="-12.5319473684211" calcext:value-type="float">
            <text:p>-12,5319473684</text:p>
          </table:table-cell>
          <table:table-cell table:formula="of:=[1EVV.H73]-AVERAGE([1EVV.H$1:.H$76])" office:value-type="float" office:value="-14.2918026315789" calcext:value-type="float">
            <text:p>-14,2918026316</text:p>
          </table:table-cell>
          <table:table-cell table:formula="of:=[1EVV.I73]-AVERAGE([1EVV.I$1:.I$76])" office:value-type="float" office:value="28.8559210526316" calcext:value-type="float">
            <text:p>28,8559210526</text:p>
          </table:table-cell>
          <table:table-cell/>
        </table:table-row>
        <table:table-row table:style-name="ro1">
          <table:table-cell table:formula="of:=[1EVV.G74]-AVERAGE([1EVV.G$1:.G$76])" office:value-type="float" office:value="-17.4389473684211" calcext:value-type="float">
            <text:p>-17,4389473684</text:p>
          </table:table-cell>
          <table:table-cell table:formula="of:=[1EVV.H74]-AVERAGE([1EVV.H$1:.H$76])" office:value-type="float" office:value="-12.3468026315789" calcext:value-type="float">
            <text:p>-12,3468026316</text:p>
          </table:table-cell>
          <table:table-cell table:formula="of:=[1EVV.I74]-AVERAGE([1EVV.I$1:.I$76])" office:value-type="float" office:value="31.0739210526316" calcext:value-type="float">
            <text:p>31,0739210526</text:p>
          </table:table-cell>
          <table:table-cell/>
        </table:table-row>
        <table:table-row table:style-name="ro1">
          <table:table-cell table:formula="of:=[1EVV.G75]-AVERAGE([1EVV.G$1:.G$76])" office:value-type="float" office:value="-23.016947368421" calcext:value-type="float">
            <text:p>-23,0169473684</text:p>
          </table:table-cell>
          <table:table-cell table:formula="of:=[1EVV.H75]-AVERAGE([1EVV.H$1:.H$76])" office:value-type="float" office:value="-11.4298026315789" calcext:value-type="float">
            <text:p>-11,4298026316</text:p>
          </table:table-cell>
          <table:table-cell table:formula="of:=[1EVV.I75]-AVERAGE([1EVV.I$1:.I$76])" office:value-type="float" office:value="30.6449210526316" calcext:value-type="float">
            <text:p>30,6449210526</text:p>
          </table:table-cell>
          <table:table-cell/>
        </table:table-row>
        <table:table-row table:style-name="ro1">
          <table:table-cell table:formula="of:=[1EVV.G76]-AVERAGE([1EVV.G$1:.G$76])" office:value-type="float" office:value="-27.252947368421" calcext:value-type="float">
            <text:p>-27,2529473684</text:p>
          </table:table-cell>
          <table:table-cell table:formula="of:=[1EVV.H76]-AVERAGE([1EVV.H$1:.H$76])" office:value-type="float" office:value="-14.0698026315789" calcext:value-type="float">
            <text:p>-14,0698026316</text:p>
          </table:table-cell>
          <table:table-cell table:formula="of:=[1EVV.I76]-AVERAGE([1EVV.I$1:.I$76])" office:value-type="float" office:value="28.9859210526316" calcext:value-type="float">
            <text:p>28,9859210526</text:p>
          </table:table-cell>
          <table:table-cell/>
        </table:table-row>
      </table:table>
      <table:table table:name="C = XY^T" table:style-name="ta1">
        <table:table-column table:style-name="co1" table:number-columns-repeated="3" table:default-cell-style-name="Default"/>
        <table:table-row table:style-name="ro1">
          <table:table-cell table:number-matrix-columns-spanned="3" table:number-matrix-rows-spanned="3" table:formula="of:=MMULT(['X (3xN)'.A1:.BX3];['Y = 1EVV - centroid'.A1:.C76])" office:value-type="float" office:value="6636.87706210526" calcext:value-type="float">
            <text:p>6636,8770621053</text:p>
          </table:table-cell>
          <table:table-cell office:value-type="float" office:value="1981.67438089474" calcext:value-type="float">
            <text:p>1981,6743808947</text:p>
          </table:table-cell>
          <table:table-cell office:value-type="float" office:value="-6112.8572091579" calcext:value-type="float">
            <text:p>-6112,8572091579</text:p>
          </table:table-cell>
        </table:table-row>
        <table:table-row table:style-name="ro1">
          <table:table-cell office:value-type="float" office:value="2190.74923321053" calcext:value-type="float">
            <text:p>2190,7492332105</text:p>
          </table:table-cell>
          <table:table-cell office:value-type="float" office:value="8890.22347128947" calcext:value-type="float">
            <text:p>8890,2234712895</text:p>
          </table:table-cell>
          <table:table-cell office:value-type="float" office:value="4478.37083368421" calcext:value-type="float">
            <text:p>4478,3708336842</text:p>
          </table:table-cell>
        </table:table-row>
        <table:table-row table:style-name="ro1">
          <table:table-cell office:value-type="float" office:value="-6001.37044568421" calcext:value-type="float">
            <text:p>-6001,3704456842</text:p>
          </table:table-cell>
          <table:table-cell office:value-type="float" office:value="4356.28622843421" calcext:value-type="float">
            <text:p>4356,2862284342</text:p>
          </table:table-cell>
          <table:table-cell office:value-type="float" office:value="25824.6869940263" calcext:value-type="float">
            <text:p>25824,68699402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t(C)</text:p>
          </table:table-cell>
          <table:table-cell office:value-type="float" office:value="844408046880.076" calcext:value-type="float">
            <text:p>844408046880,076</text:p>
          </table:table-cell>
          <table:table-cell/>
        </table:table-row>
        <table:table-row table:style-name="ro1">
          <table:table-cell office:value-type="string" calcext:value-type="string">
            <text:p>sign(det(C))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C = VSW^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V^T</text:p>
          </table:table-cell>
          <table:table-cell table:number-columns-repeated="2"/>
        </table:table-row>
        <table:table-row table:style-name="ro1">
          <table:table-cell office:value-type="float" office:value="-0.249832918140503" calcext:value-type="float">
            <text:p>-0,2498329181</text:p>
          </table:table-cell>
          <table:table-cell office:value-type="float" office:value="-0.539299713220921" calcext:value-type="float">
            <text:p>-0,5392997132</text:p>
          </table:table-cell>
          <table:table-cell office:value-type="float" office:value="0.804201052183615" calcext:value-type="float">
            <text:p>0,8042010522</text:p>
          </table:table-cell>
          <table:table-cell/>
          <table:table-cell office:value-type="float" office:value="-0.249832918140503" calcext:value-type="float">
            <text:p>-0,2498329181</text:p>
          </table:table-cell>
          <table:table-cell office:value-type="float" office:value="0.190868384016222" calcext:value-type="float">
            <text:p>0,190868384</text:p>
          </table:table-cell>
          <table:table-cell office:value-type="float" office:value="0.94929066833949" calcext:value-type="float">
            <text:p>0,9492906683</text:p>
          </table:table-cell>
        </table:table-row>
        <table:table-row table:style-name="ro1">
          <table:table-cell office:value-type="float" office:value="0.190868384016222" calcext:value-type="float">
            <text:p>0,190868384</text:p>
          </table:table-cell>
          <table:table-cell office:value-type="float" office:value="-0.841671340130214" calcext:value-type="float">
            <text:p>-0,8416713401</text:p>
          </table:table-cell>
          <table:table-cell office:value-type="float" office:value="-0.505132274940381" calcext:value-type="float">
            <text:p>-0,5051322749</text:p>
          </table:table-cell>
          <table:table-cell/>
          <table:table-cell office:value-type="float" office:value="-0.539299713220921" calcext:value-type="float">
            <text:p>-0,5392997132</text:p>
          </table:table-cell>
          <table:table-cell office:value-type="float" office:value="-0.841671340130214" calcext:value-type="float">
            <text:p>-0,8416713401</text:p>
          </table:table-cell>
          <table:table-cell office:value-type="float" office:value="0.027297884959126" calcext:value-type="float">
            <text:p>0,027297885</text:p>
          </table:table-cell>
        </table:table-row>
        <table:table-row table:style-name="ro1">
          <table:table-cell office:value-type="float" office:value="0.94929066833949" calcext:value-type="float">
            <text:p>0,9492906683</text:p>
          </table:table-cell>
          <table:table-cell office:value-type="float" office:value="0.027297884959126" calcext:value-type="float">
            <text:p>0,027297885</text:p>
          </table:table-cell>
          <table:table-cell office:value-type="float" office:value="0.313212471782849" calcext:value-type="float">
            <text:p>0,3132124718</text:p>
          </table:table-cell>
          <table:table-cell/>
          <table:table-cell office:value-type="float" office:value="0.804201052183615" calcext:value-type="float">
            <text:p>0,8042010522</text:p>
          </table:table-cell>
          <table:table-cell office:value-type="float" office:value="-0.505132274940381" calcext:value-type="float">
            <text:p>-0,5051322749</text:p>
          </table:table-cell>
          <table:table-cell office:value-type="float" office:value="0.313212471782849" calcext:value-type="float">
            <text:p>0,31321247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28285.3621264024" calcext:value-type="float">
            <text:p>28285,3621264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18.0265711772" calcext:value-type="float">
            <text:p>10118,02657117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50.49446673957" calcext:value-type="float">
            <text:p>2950,494466739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^T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float" office:value="-0.245250901444146" calcext:value-type="float">
            <text:p>-0,2452509014</text:p>
          </table:table-cell>
          <table:table-cell office:value-type="float" office:value="0.188689716452719" calcext:value-type="float">
            <text:p>0,1886897165</text:p>
          </table:table-cell>
          <table:table-cell office:value-type="float" office:value="0.950919652886524" calcext:value-type="float">
            <text:p>0,9509196529</text:p>
          </table:table-cell>
          <table:table-cell/>
          <table:table-cell office:value-type="float" office:value="-0.245250901444146" calcext:value-type="float">
            <text:p>-0,2452509014</text:p>
          </table:table-cell>
          <table:table-cell office:value-type="float" office:value="-0.552180943586389" calcext:value-type="float">
            <text:p>-0,5521809436</text:p>
          </table:table-cell>
          <table:table-cell office:value-type="float" office:value="0.796836370204623" calcext:value-type="float">
            <text:p>0,7968363702</text:p>
          </table:table-cell>
        </table:table-row>
        <table:table-row table:style-name="ro1">
          <table:table-cell office:value-type="float" office:value="-0.552180943586389" calcext:value-type="float">
            <text:p>-0,5521809436</text:p>
          </table:table-cell>
          <table:table-cell office:value-type="float" office:value="-0.833408102738077" calcext:value-type="float">
            <text:p>-0,8334081027</text:p>
          </table:table-cell>
          <table:table-cell office:value-type="float" office:value="0.022959525922019" calcext:value-type="float">
            <text:p>0,0229595259</text:p>
          </table:table-cell>
          <table:table-cell/>
          <table:table-cell office:value-type="float" office:value="0.188689716452719" calcext:value-type="float">
            <text:p>0,1886897165</text:p>
          </table:table-cell>
          <table:table-cell office:value-type="float" office:value="-0.833408102738077" calcext:value-type="float">
            <text:p>-0,8334081027</text:p>
          </table:table-cell>
          <table:table-cell office:value-type="float" office:value="-0.519448866776617" calcext:value-type="float">
            <text:p>-0,5194488668</text:p>
          </table:table-cell>
        </table:table-row>
        <table:table-row table:style-name="ro1">
          <table:table-cell office:value-type="float" office:value="0.796836370204623" calcext:value-type="float">
            <text:p>0,7968363702</text:p>
          </table:table-cell>
          <table:table-cell office:value-type="float" office:value="-0.519448866776617" calcext:value-type="float">
            <text:p>-0,5194488668</text:p>
          </table:table-cell>
          <table:table-cell office:value-type="float" office:value="0.308584954143279" calcext:value-type="float">
            <text:p>0,3085849541</text:p>
          </table:table-cell>
          <table:table-cell/>
          <table:table-cell office:value-type="float" office:value="0.950919652886524" calcext:value-type="float">
            <text:p>0,9509196529</text:p>
          </table:table-cell>
          <table:table-cell office:value-type="float" office:value="0.022959525922019" calcext:value-type="float">
            <text:p>0,0229595259</text:p>
          </table:table-cell>
          <table:table-cell office:value-type="float" office:value="0.308584954143279" calcext:value-type="float">
            <text:p>0,3085849541</text:p>
          </table:table-cell>
        </table:table-row>
      </table:table>
      <table:table table:name="U = WV^t" table:style-name="ta1">
        <table:table-column table:style-name="co1" table:number-columns-repeated="3" table:default-cell-style-name="Default"/>
        <table:table-row table:style-name="ro1">
          <table:table-cell table:number-matrix-columns-spanned="3" table:number-matrix-rows-spanned="3" table:formula="of:=MMULT(['C = VSW^T'.E12:.G14];['C = VSW^T'.E2:.G4])" office:value-type="float" office:value="0.999879420243308" calcext:value-type="float">
            <text:p>0,9998794202</text:p>
          </table:table-cell>
          <table:table-cell office:value-type="float" office:value="0.0154364631088594" calcext:value-type="float">
            <text:p>0,0154364631</text:p>
          </table:table-cell>
          <table:table-cell office:value-type="float" office:value="0.00169132510084466" calcext:value-type="float">
            <text:p>0,0016913251</text:p>
          </table:table-cell>
        </table:table-row>
        <table:table-row table:style-name="ro1">
          <table:table-cell office:value-type="float" office:value="-0.0154254768991919" calcext:value-type="float">
            <text:p>-0,0154254769</text:p>
          </table:table-cell>
          <table:table-cell office:value-type="float" office:value="0.999861003756822" calcext:value-type="float">
            <text:p>0,9998610038</text:p>
          </table:table-cell>
          <table:table-cell office:value-type="float" office:value="-0.00632675500026103" calcext:value-type="float">
            <text:p>-0,006326755</text:p>
          </table:table-cell>
        </table:table-row>
        <table:table-row table:style-name="ro1">
          <table:table-cell office:value-type="float" office:value="-0.00178875273317006" calcext:value-type="float">
            <text:p>-0,0017887527</text:p>
          </table:table-cell>
          <table:table-cell office:value-type="float" office:value="0.0062999026254098" calcext:value-type="float">
            <text:p>0,0062999026</text:p>
          </table:table-cell>
          <table:table-cell office:value-type="float" office:value="0.999978555565353" calcext:value-type="float">
            <text:p>0,9999785556</text:p>
          </table:table-cell>
        </table:table-row>
      </table:table>
      <table:table table:name="Y x U" table:style-name="ta1">
        <table:table-column table:style-name="co1" table:number-columns-repeated="3" table:default-cell-style-name="Default"/>
        <table:table-row table:style-name="ro1">
          <table:table-cell table:number-matrix-columns-spanned="3" table:number-matrix-rows-spanned="76" table:formula="of:=MMULT(['Y = 1EVV - centroid'.A1:.C76];['U = WV^t'.A1:.C3])" office:value-type="float" office:value="-17.3250023797093" calcext:value-type="float">
            <text:p>-17,3250023797</text:p>
          </table:table-cell>
          <table:table-cell office:value-type="float" office:value="-0.220757113279514" calcext:value-type="float">
            <text:p>-0,2207571133</text:p>
          </table:table-cell>
          <table:table-cell office:value-type="float" office:value="20.9147701610121" calcext:value-type="float">
            <text:p>20,914770161</text:p>
          </table:table-cell>
        </table:table-row>
        <table:table-row table:style-name="ro1">
          <table:table-cell office:value-type="float" office:value="-12.4302939530038" calcext:value-type="float">
            <text:p>-12,430293953</text:p>
          </table:table-cell>
          <table:table-cell office:value-type="float" office:value="0.241525712975142" calcext:value-type="float">
            <text:p>0,241525713</text:p>
          </table:table-cell>
          <table:table-cell office:value-type="float" office:value="26.0857241354822" calcext:value-type="float">
            <text:p>26,0857241355</text:p>
          </table:table-cell>
        </table:table-row>
        <table:table-row table:style-name="ro1">
          <table:table-cell office:value-type="float" office:value="-7.39366666107128" calcext:value-type="float">
            <text:p>-7,3936666611</text:p>
          </table:table-cell>
          <table:table-cell office:value-type="float" office:value="-0.192064906004592" calcext:value-type="float">
            <text:p>-0,192064906</text:p>
          </table:table-cell>
          <table:table-cell office:value-type="float" office:value="25.8924608505736" calcext:value-type="float">
            <text:p>25,8924608506</text:p>
          </table:table-cell>
        </table:table-row>
        <table:table-row table:style-name="ro1">
          <table:table-cell office:value-type="float" office:value="-2.29207808104505" calcext:value-type="float">
            <text:p>-2,292078081</text:p>
          </table:table-cell>
          <table:table-cell office:value-type="float" office:value="-1.74149762725842" calcext:value-type="float">
            <text:p>-1,7414976273</text:p>
          </table:table-cell>
          <table:table-cell office:value-type="float" office:value="22.9032835051399" calcext:value-type="float">
            <text:p>22,9032835051</text:p>
          </table:table-cell>
        </table:table-row>
        <table:table-row table:style-name="ro1">
          <table:table-cell office:value-type="float" office:value="1.21528262520133" calcext:value-type="float">
            <text:p>1,2152826252</text:p>
          </table:table-cell>
          <table:table-cell office:value-type="float" office:value="-3.69006334289353" calcext:value-type="float">
            <text:p>-3,6900633429</text:p>
          </table:table-cell>
          <table:table-cell office:value-type="float" office:value="18.2567334378179" calcext:value-type="float">
            <text:p>18,2567334378</text:p>
          </table:table-cell>
        </table:table-row>
        <table:table-row table:style-name="ro1">
          <table:table-cell office:value-type="float" office:value="2.02062423780053" calcext:value-type="float">
            <text:p>2,0206242378</text:p>
          </table:table-cell>
          <table:table-cell office:value-type="float" office:value="-4.20924039697088" calcext:value-type="float">
            <text:p>-4,209240397</text:p>
          </table:table-cell>
          <table:table-cell office:value-type="float" office:value="12.7993277287345" calcext:value-type="float">
            <text:p>12,7993277287</text:p>
          </table:table-cell>
        </table:table-row>
        <table:table-row table:style-name="ro1">
          <table:table-cell office:value-type="float" office:value="0.35045761651044" calcext:value-type="float">
            <text:p>0,3504576165</text:p>
          </table:table-cell>
          <table:table-cell office:value-type="float" office:value="-2.51418408054207" calcext:value-type="float">
            <text:p>-2,5141840805</text:p>
          </table:table-cell>
          <table:table-cell office:value-type="float" office:value="7.35954487081976" calcext:value-type="float">
            <text:p>7,3595448708</text:p>
          </table:table-cell>
        </table:table-row>
        <table:table-row table:style-name="ro1">
          <table:table-cell office:value-type="float" office:value="-3.10855946345532" calcext:value-type="float">
            <text:p>-3,1085594635</text:p>
          </table:table-cell>
          <table:table-cell office:value-type="float" office:value="-0.611107900714007" calcext:value-type="float">
            <text:p>-0,6111079007</text:p>
          </table:table-cell>
          <table:table-cell office:value-type="float" office:value="2.1702570685991" calcext:value-type="float">
            <text:p>2,1702570686</text:p>
          </table:table-cell>
        </table:table-row>
        <table:table-row table:style-name="ro1">
          <table:table-cell office:value-type="float" office:value="-2.28442919178943" calcext:value-type="float">
            <text:p>-2,2844291918</text:p>
          </table:table-cell>
          <table:table-cell office:value-type="float" office:value="0.685677204105516" calcext:value-type="float">
            <text:p>0,6856772041</text:p>
          </table:table-cell>
          <table:table-cell office:value-type="float" office:value="-2.58854043573349" calcext:value-type="float">
            <text:p>-2,5885404357</text:p>
          </table:table-cell>
        </table:table-row>
        <table:table-row table:style-name="ro1">
          <table:table-cell office:value-type="float" office:value="-5.51766650021647" calcext:value-type="float">
            <text:p>-5,5176665002</text:p>
          </table:table-cell>
          <table:table-cell office:value-type="float" office:value="1.35704031693699" calcext:value-type="float">
            <text:p>1,3570403169</text:p>
          </table:table-cell>
          <table:table-cell office:value-type="float" office:value="-7.62366139536542" calcext:value-type="float">
            <text:p>-7,6236613954</text:p>
          </table:table-cell>
        </table:table-row>
        <table:table-row table:style-name="ro1">
          <table:table-cell office:value-type="float" office:value="-7.57239506865961" calcext:value-type="float">
            <text:p>-7,5723950687</text:p>
          </table:table-cell>
          <table:table-cell office:value-type="float" office:value="-3.63723613847254" calcext:value-type="float">
            <text:p>-3,6372361385</text:p>
          </table:table-cell>
          <table:table-cell office:value-type="float" office:value="-4.91881533746017" calcext:value-type="float">
            <text:p>-4,9188153375</text:p>
          </table:table-cell>
        </table:table-row>
        <table:table-row table:style-name="ro1">
          <table:table-cell office:value-type="float" office:value="-5.93947836007792" calcext:value-type="float">
            <text:p>-5,9394783601</text:p>
          </table:table-cell>
          <table:table-cell office:value-type="float" office:value="-8.29246568670277" calcext:value-type="float">
            <text:p>-8,2924656867</text:p>
          </table:table-cell>
          <table:table-cell office:value-type="float" office:value="-1.879501784021" calcext:value-type="float">
            <text:p>-1,879501784</text:p>
          </table:table-cell>
        </table:table-row>
        <table:table-row table:style-name="ro1">
          <table:table-cell office:value-type="float" office:value="-1.3709925033663" calcext:value-type="float">
            <text:p>-1,3709925034</text:p>
          </table:table-cell>
          <table:table-cell office:value-type="float" office:value="-9.82859642455242" calcext:value-type="float">
            <text:p>-9,8285964246</text:p>
          </table:table-cell>
          <table:table-cell office:value-type="float" office:value="1.53642083413934" calcext:value-type="float">
            <text:p>1,5364208341</text:p>
          </table:table-cell>
        </table:table-row>
        <table:table-row table:style-name="ro1">
          <table:table-cell office:value-type="float" office:value="4.61571118566195" calcext:value-type="float">
            <text:p>4,6157111857</text:p>
          </table:table-cell>
          <table:table-cell office:value-type="float" office:value="-7.14352069299605" calcext:value-type="float">
            <text:p>-7,143520693</text:p>
          </table:table-cell>
          <table:table-cell office:value-type="float" office:value="3.64725911680871" calcext:value-type="float">
            <text:p>3,6472591168</text:p>
          </table:table-cell>
        </table:table-row>
        <table:table-row table:style-name="ro1">
          <table:table-cell office:value-type="float" office:value="9.63476418433716" calcext:value-type="float">
            <text:p>9,6347641843</text:p>
          </table:table-cell>
          <table:table-cell office:value-type="float" office:value="-4.37114350412876" calcext:value-type="float">
            <text:p>-4,3711435041</text:p>
          </table:table-cell>
          <table:table-cell office:value-type="float" office:value="4.68579352603051" calcext:value-type="float">
            <text:p>4,685793526</text:p>
          </table:table-cell>
        </table:table-row>
        <table:table-row table:style-name="ro1">
          <table:table-cell office:value-type="float" office:value="11.4411643809996" calcext:value-type="float">
            <text:p>11,441164381</text:p>
          </table:table-cell>
          <table:table-cell office:value-type="float" office:value="0.619795893380141" calcext:value-type="float">
            <text:p>0,6197958934</text:p>
          </table:table-cell>
          <table:table-cell office:value-type="float" office:value="6.32661748364798" calcext:value-type="float">
            <text:p>6,3266174836</text:p>
          </table:table-cell>
        </table:table-row>
        <table:table-row table:style-name="ro1">
          <table:table-cell office:value-type="float" office:value="17.9434922058199" calcext:value-type="float">
            <text:p>17,9434922058</text:p>
          </table:table-cell>
          <table:table-cell office:value-type="float" office:value="2.70631422137928" calcext:value-type="float">
            <text:p>2,7063142214</text:p>
          </table:table-cell>
          <table:table-cell office:value-type="float" office:value="6.47310681940506" calcext:value-type="float">
            <text:p>6,4731068194</text:p>
          </table:table-cell>
        </table:table-row>
        <table:table-row table:style-name="ro1">
          <table:table-cell office:value-type="float" office:value="15.0106355034593" calcext:value-type="float">
            <text:p>15,0106355035</text:p>
          </table:table-cell>
          <table:table-cell office:value-type="float" office:value="7.59273318341706" calcext:value-type="float">
            <text:p>7,5927331834</text:p>
          </table:table-cell>
          <table:table-cell office:value-type="float" office:value="9.47314103435258" calcext:value-type="float">
            <text:p>9,4731410344</text:p>
          </table:table-cell>
        </table:table-row>
        <table:table-row table:style-name="ro1">
          <table:table-cell office:value-type="float" office:value="14.5543707053467" calcext:value-type="float">
            <text:p>14,5543707053</text:p>
          </table:table-cell>
          <table:table-cell office:value-type="float" office:value="10.1541522783746" calcext:value-type="float">
            <text:p>10,1541522784</text:p>
          </table:table-cell>
          <table:table-cell office:value-type="float" office:value="3.95706990954006" calcext:value-type="float">
            <text:p>3,9570699095</text:p>
          </table:table-cell>
        </table:table-row>
        <table:table-row table:style-name="ro1">
          <table:table-cell office:value-type="float" office:value="11.8240018910812" calcext:value-type="float">
            <text:p>11,8240018911</text:p>
          </table:table-cell>
          <table:table-cell office:value-type="float" office:value="12.6057030569948" calcext:value-type="float">
            <text:p>12,605703057</text:p>
          </table:table-cell>
          <table:table-cell office:value-type="float" office:value="-1.83938287797856" calcext:value-type="float">
            <text:p>-1,839382878</text:p>
          </table:table-cell>
        </table:table-row>
        <table:table-row table:style-name="ro1">
          <table:table-cell office:value-type="float" office:value="9.84833601307259" calcext:value-type="float">
            <text:p>9,8483360131</text:p>
          </table:table-cell>
          <table:table-cell office:value-type="float" office:value="11.608248573527" calcext:value-type="float">
            <text:p>11,6082485735</text:p>
          </table:table-cell>
          <table:table-cell office:value-type="float" office:value="-6.08172396420473" calcext:value-type="float">
            <text:p>-6,0817239642</text:p>
          </table:table-cell>
        </table:table-row>
        <table:table-row table:style-name="ro1">
          <table:table-cell office:value-type="float" office:value="8.90897254402527" calcext:value-type="float">
            <text:p>8,908972544</text:p>
          </table:table-cell>
          <table:table-cell office:value-type="float" office:value="5.81738707574219" calcext:value-type="float">
            <text:p>5,8173870757</text:p>
          </table:table-cell>
          <table:table-cell office:value-type="float" office:value="-8.06796498343987" calcext:value-type="float">
            <text:p>-8,0679649834</text:p>
          </table:table-cell>
        </table:table-row>
        <table:table-row table:style-name="ro1">
          <table:table-cell office:value-type="float" office:value="8.58675445252008" calcext:value-type="float">
            <text:p>8,5867544525</text:p>
          </table:table-cell>
          <table:table-cell office:value-type="float" office:value="-0.636437653325025" calcext:value-type="float">
            <text:p>-0,6364376533</text:p>
          </table:table-cell>
          <table:table-cell office:value-type="float" office:value="-9.95792341366718" calcext:value-type="float">
            <text:p>-9,9579234137</text:p>
          </table:table-cell>
        </table:table-row>
        <table:table-row table:style-name="ro1">
          <table:table-cell office:value-type="float" office:value="8.51615942122322" calcext:value-type="float">
            <text:p>8,5161594212</text:p>
          </table:table-cell>
          <table:table-cell office:value-type="float" office:value="-6.06506208153197" calcext:value-type="float">
            <text:p>-6,0650620815</text:p>
          </table:table-cell>
          <table:table-cell office:value-type="float" office:value="-11.5038830376649" calcext:value-type="float">
            <text:p>-11,5038830377</text:p>
          </table:table-cell>
        </table:table-row>
        <table:table-row table:style-name="ro1">
          <table:table-cell office:value-type="float" office:value="5.63706240412501" calcext:value-type="float">
            <text:p>5,6370624041</text:p>
          </table:table-cell>
          <table:table-cell office:value-type="float" office:value="-10.3676693924874" calcext:value-type="float">
            <text:p>-10,3676693925</text:p>
          </table:table-cell>
          <table:table-cell office:value-type="float" office:value="-13.1789629443704" calcext:value-type="float">
            <text:p>-13,1789629444</text:p>
          </table:table-cell>
        </table:table-row>
        <table:table-row table:style-name="ro1">
          <table:table-cell office:value-type="float" office:value="0.191148915259722" calcext:value-type="float">
            <text:p>0,1911489153</text:p>
          </table:table-cell>
          <table:table-cell office:value-type="float" office:value="-11.5442348534099" calcext:value-type="float">
            <text:p>-11,5442348534</text:p>
          </table:table-cell>
          <table:table-cell office:value-type="float" office:value="-15.2963374950722" calcext:value-type="float">
            <text:p>-15,2963374951</text:p>
          </table:table-cell>
        </table:table-row>
        <table:table-row table:style-name="ro1">
          <table:table-cell office:value-type="float" office:value="-4.12973855117206" calcext:value-type="float">
            <text:p>-4,1297385512</text:p>
          </table:table-cell>
          <table:table-cell office:value-type="float" office:value="-9.4728380631394" calcext:value-type="float">
            <text:p>-9,4728380631</text:p>
          </table:table-cell>
          <table:table-cell office:value-type="float" office:value="-18.0211745250044" calcext:value-type="float">
            <text:p>-18,021174525</text:p>
          </table:table-cell>
        </table:table-row>
        <table:table-row table:style-name="ro1">
          <table:table-cell office:value-type="float" office:value="-5.05102876568471" calcext:value-type="float">
            <text:p>-5,0510287657</text:p>
          </table:table-cell>
          <table:table-cell office:value-type="float" office:value="-5.80913001783508" calcext:value-type="float">
            <text:p>-5,8091300178</text:p>
          </table:table-cell>
          <table:table-cell office:value-type="float" office:value="-22.3819970046997" calcext:value-type="float">
            <text:p>-22,3819970047</text:p>
          </table:table-cell>
        </table:table-row>
        <table:table-row table:style-name="ro1">
          <table:table-cell office:value-type="float" office:value="-2.76190363206044" calcext:value-type="float">
            <text:p>-2,7619036321</text:p>
          </table:table-cell>
          <table:table-cell office:value-type="float" office:value="-3.47119031604574" calcext:value-type="float">
            <text:p>-3,471190316</text:p>
          </table:table-cell>
          <table:table-cell office:value-type="float" office:value="-27.0757317728142" calcext:value-type="float">
            <text:p>-27,0757317728</text:p>
          </table:table-cell>
        </table:table-row>
        <table:table-row table:style-name="ro1">
          <table:table-cell office:value-type="float" office:value="2.0701750618614" calcext:value-type="float">
            <text:p>2,0701750619</text:p>
          </table:table-cell>
          <table:table-cell office:value-type="float" office:value="-2.76734947838276" calcext:value-type="float">
            <text:p>-2,7673494784</text:p>
          </table:table-cell>
          <table:table-cell office:value-type="float" office:value="-30.8366031573452" calcext:value-type="float">
            <text:p>-30,8366031573</text:p>
          </table:table-cell>
        </table:table-row>
        <table:table-row table:style-name="ro1">
          <table:table-cell office:value-type="float" office:value="6.93306259601397" calcext:value-type="float">
            <text:p>6,933062596</text:p>
          </table:table-cell>
          <table:table-cell office:value-type="float" office:value="-4.2765276618101" calcext:value-type="float">
            <text:p>-4,2765276618</text:p>
          </table:table-cell>
          <table:table-cell office:value-type="float" office:value="-33.2044477554662" calcext:value-type="float">
            <text:p>-33,2044477555</text:p>
          </table:table-cell>
        </table:table-row>
        <table:table-row table:style-name="ro1">
          <table:table-cell office:value-type="float" office:value="10.5561093609713" calcext:value-type="float">
            <text:p>10,556109361</text:p>
          </table:table-cell>
          <table:table-cell office:value-type="float" office:value="-8.17998957941797" calcext:value-type="float">
            <text:p>-8,1799895794</text:p>
          </table:table-cell>
          <table:table-cell office:value-type="float" office:value="-34.5964054404256" calcext:value-type="float">
            <text:p>-34,5964054404</text:p>
          </table:table-cell>
        </table:table-row>
        <table:table-row table:style-name="ro1">
          <table:table-cell office:value-type="float" office:value="9.8275156181068" calcext:value-type="float">
            <text:p>9,8275156181</text:p>
          </table:table-cell>
          <table:table-cell office:value-type="float" office:value="-13.8418521654792" calcext:value-type="float">
            <text:p>-13,8418521655</text:p>
          </table:table-cell>
          <table:table-cell office:value-type="float" office:value="-35.8350660938813" calcext:value-type="float">
            <text:p>-35,8350660939</text:p>
          </table:table-cell>
        </table:table-row>
        <table:table-row table:style-name="ro1">
          <table:table-cell office:value-type="float" office:value="6.56386731618473" calcext:value-type="float">
            <text:p>6,5638673162</text:p>
          </table:table-cell>
          <table:table-cell office:value-type="float" office:value="-16.8204391494868" calcext:value-type="float">
            <text:p>-16,8204391495</text:p>
          </table:table-cell>
          <table:table-cell office:value-type="float" office:value="-38.6531995790203" calcext:value-type="float">
            <text:p>-38,653199579</text:p>
          </table:table-cell>
        </table:table-row>
        <table:table-row table:style-name="ro1">
          <table:table-cell office:value-type="float" office:value="2.01957890761526" calcext:value-type="float">
            <text:p>2,0195789076</text:p>
          </table:table-cell>
          <table:table-cell office:value-type="float" office:value="-13.2282150459356" calcext:value-type="float">
            <text:p>-13,2282150459</text:p>
          </table:table-cell>
          <table:table-cell office:value-type="float" office:value="-37.8909425032204" calcext:value-type="float">
            <text:p>-37,8909425032</text:p>
          </table:table-cell>
        </table:table-row>
        <table:table-row table:style-name="ro1">
          <table:table-cell office:value-type="float" office:value="-0.616323056220071" calcext:value-type="float">
            <text:p>-0,6163230562</text:p>
          </table:table-cell>
          <table:table-cell office:value-type="float" office:value="-12.7820227198567" calcext:value-type="float">
            <text:p>-12,7820227199</text:p>
          </table:table-cell>
          <table:table-cell office:value-type="float" office:value="-33.3403708638329" calcext:value-type="float">
            <text:p>-33,3403708638</text:p>
          </table:table-cell>
        </table:table-row>
        <table:table-row table:style-name="ro1">
          <table:table-cell office:value-type="float" office:value="-1.51260604119005" calcext:value-type="float">
            <text:p>-1,5126060412</text:p>
          </table:table-cell>
          <table:table-cell office:value-type="float" office:value="-13.2348850653288" calcext:value-type="float">
            <text:p>-13,2348850653</text:p>
          </table:table-cell>
          <table:table-cell office:value-type="float" office:value="-27.3299922146207" calcext:value-type="float">
            <text:p>-27,3299922146</text:p>
          </table:table-cell>
        </table:table-row>
        <table:table-row table:style-name="ro1">
          <table:table-cell office:value-type="float" office:value="0.592199094762009" calcext:value-type="float">
            <text:p>0,5921990948</text:p>
          </table:table-cell>
          <table:table-cell office:value-type="float" office:value="-15.729272887549" calcext:value-type="float">
            <text:p>-15,7292728875</text:p>
          </table:table-cell>
          <table:table-cell office:value-type="float" office:value="-22.0363993201841" calcext:value-type="float">
            <text:p>-22,0363993202</text:p>
          </table:table-cell>
        </table:table-row>
        <table:table-row table:style-name="ro1">
          <table:table-cell office:value-type="float" office:value="5.45633575633782" calcext:value-type="float">
            <text:p>5,4563357563</text:p>
          </table:table-cell>
          <table:table-cell office:value-type="float" office:value="-15.8548436475898" calcext:value-type="float">
            <text:p>-15,8548436476</text:p>
          </table:table-cell>
          <table:table-cell office:value-type="float" office:value="-19.4418518602719" calcext:value-type="float">
            <text:p>-19,4418518603</text:p>
          </table:table-cell>
        </table:table-row>
        <table:table-row table:style-name="ro1">
          <table:table-cell office:value-type="float" office:value="10.6492014413561" calcext:value-type="float">
            <text:p>10,6492014414</text:p>
          </table:table-cell>
          <table:table-cell office:value-type="float" office:value="-12.8548933004732" calcext:value-type="float">
            <text:p>-12,8548933005</text:p>
          </table:table-cell>
          <table:table-cell office:value-type="float" office:value="-18.5834440945835" calcext:value-type="float">
            <text:p>-18,5834440946</text:p>
          </table:table-cell>
        </table:table-row>
        <table:table-row table:style-name="ro1">
          <table:table-cell office:value-type="float" office:value="13.4442606103214" calcext:value-type="float">
            <text:p>13,4442606103</text:p>
          </table:table-cell>
          <table:table-cell office:value-type="float" office:value="-7.58410239869263" calcext:value-type="float">
            <text:p>-7,5841023987</text:p>
          </table:table-cell>
          <table:table-cell office:value-type="float" office:value="-19.2246636448865" calcext:value-type="float">
            <text:p>-19,2246636449</text:p>
          </table:table-cell>
        </table:table-row>
        <table:table-row table:style-name="ro1">
          <table:table-cell office:value-type="float" office:value="12.6812940034752" calcext:value-type="float">
            <text:p>12,6812940035</text:p>
          </table:table-cell>
          <table:table-cell office:value-type="float" office:value="-2.35364035694407" calcext:value-type="float">
            <text:p>-2,3536403569</text:p>
          </table:table-cell>
          <table:table-cell office:value-type="float" office:value="-19.1449780962272" calcext:value-type="float">
            <text:p>-19,1449780962</text:p>
          </table:table-cell>
        </table:table-row>
        <table:table-row table:style-name="ro1">
          <table:table-cell office:value-type="float" office:value="9.23171785945656" calcext:value-type="float">
            <text:p>9,2317178595</text:p>
          </table:table-cell>
          <table:table-cell office:value-type="float" office:value="2.77270463037975" calcext:value-type="float">
            <text:p>2,7727046304</text:p>
          </table:table-cell>
          <table:table-cell office:value-type="float" office:value="-18.5374309807231" calcext:value-type="float">
            <text:p>-18,5374309807</text:p>
          </table:table-cell>
        </table:table-row>
        <table:table-row table:style-name="ro1">
          <table:table-cell office:value-type="float" office:value="4.80728446563077" calcext:value-type="float">
            <text:p>4,8072844656</text:p>
          </table:table-cell>
          <table:table-cell office:value-type="float" office:value="6.29089775841895" calcext:value-type="float">
            <text:p>6,2908977584</text:p>
          </table:table-cell>
          <table:table-cell office:value-type="float" office:value="-17.5964892942105" calcext:value-type="float">
            <text:p>-17,5964892942</text:p>
          </table:table-cell>
        </table:table-row>
        <table:table-row table:style-name="ro1">
          <table:table-cell office:value-type="float" office:value="-0.575949277879718" calcext:value-type="float">
            <text:p>-0,5759492779</text:p>
          </table:table-cell>
          <table:table-cell office:value-type="float" office:value="7.80956321010883" calcext:value-type="float">
            <text:p>7,8095632101</text:p>
          </table:table-cell>
          <table:table-cell office:value-type="float" office:value="-15.1476334984207" calcext:value-type="float">
            <text:p>-15,1476334984</text:p>
          </table:table-cell>
        </table:table-row>
        <table:table-row table:style-name="ro1">
          <table:table-cell office:value-type="float" office:value="-3.19625566653139" calcext:value-type="float">
            <text:p>-3,1962556665</text:p>
          </table:table-cell>
          <table:table-cell office:value-type="float" office:value="7.11773794322589" calcext:value-type="float">
            <text:p>7,1177379432</text:p>
          </table:table-cell>
          <table:table-cell office:value-type="float" office:value="-10.6128649012711" calcext:value-type="float">
            <text:p>-10,6128649013</text:p>
          </table:table-cell>
        </table:table-row>
        <table:table-row table:style-name="ro1">
          <table:table-cell office:value-type="float" office:value="-5.55170047697363" calcext:value-type="float">
            <text:p>-5,551700477</text:p>
          </table:table-cell>
          <table:table-cell office:value-type="float" office:value="7.56225102764269" calcext:value-type="float">
            <text:p>7,5622510276</text:p>
          </table:table-cell>
          <table:table-cell office:value-type="float" office:value="-5.11476069502486" calcext:value-type="float">
            <text:p>-5,114760695</text:p>
          </table:table-cell>
        </table:table-row>
        <table:table-row table:style-name="ro1">
          <table:table-cell office:value-type="float" office:value="-1.88329664782641" calcext:value-type="float">
            <text:p>-1,8832966478</text:p>
          </table:table-cell>
          <table:table-cell office:value-type="float" office:value="9.71721573787108" calcext:value-type="float">
            <text:p>9,7172157379</text:p>
          </table:table-cell>
          <table:table-cell office:value-type="float" office:value="-0.518676335054048" calcext:value-type="float">
            <text:p>-0,5186763351</text:p>
          </table:table-cell>
        </table:table-row>
        <table:table-row table:style-name="ro1">
          <table:table-cell office:value-type="float" office:value="-1.56624564441395" calcext:value-type="float">
            <text:p>-1,5662456444</text:p>
          </table:table-cell>
          <table:table-cell office:value-type="float" office:value="4.55106110562009" calcext:value-type="float">
            <text:p>4,5510611056</text:p>
          </table:table-cell>
          <table:table-cell office:value-type="float" office:value="4.64554780579295" calcext:value-type="float">
            <text:p>4,6455478058</text:p>
          </table:table-cell>
        </table:table-row>
        <table:table-row table:style-name="ro1">
          <table:table-cell office:value-type="float" office:value="-4.76762440771895" calcext:value-type="float">
            <text:p>-4,7676244077</text:p>
          </table:table-cell>
          <table:table-cell office:value-type="float" office:value="8.90947451314024" calcext:value-type="float">
            <text:p>8,9094745131</text:p>
          </table:table-cell>
          <table:table-cell office:value-type="float" office:value="3.88534744864463" calcext:value-type="float">
            <text:p>3,8853474486</text:p>
          </table:table-cell>
        </table:table-row>
        <table:table-row table:style-name="ro1">
          <table:table-cell office:value-type="float" office:value="-6.33628934024011" calcext:value-type="float">
            <text:p>-6,3362893402</text:p>
          </table:table-cell>
          <table:table-cell office:value-type="float" office:value="14.0206296849441" calcext:value-type="float">
            <text:p>14,0206296849</text:p>
          </table:table-cell>
          <table:table-cell office:value-type="float" office:value="5.40937439696973" calcext:value-type="float">
            <text:p>5,409374397</text:p>
          </table:table-cell>
        </table:table-row>
        <table:table-row table:style-name="ro1">
          <table:table-cell office:value-type="float" office:value="-5.51982089420928" calcext:value-type="float">
            <text:p>-5,5198208942</text:p>
          </table:table-cell>
          <table:table-cell office:value-type="float" office:value="18.7416634141364" calcext:value-type="float">
            <text:p>18,7416634141</text:p>
          </table:table-cell>
          <table:table-cell office:value-type="float" office:value="8.2201530799087" calcext:value-type="float">
            <text:p>8,2201530799</text:p>
          </table:table-cell>
        </table:table-row>
        <table:table-row table:style-name="ro1">
          <table:table-cell office:value-type="float" office:value="-1.95459505255176" calcext:value-type="float">
            <text:p>-1,9545950526</text:p>
          </table:table-cell>
          <table:table-cell office:value-type="float" office:value="21.7966964965657" calcext:value-type="float">
            <text:p>21,7966964966</text:p>
          </table:table-cell>
          <table:table-cell office:value-type="float" office:value="11.7943606233007" calcext:value-type="float">
            <text:p>11,7943606233</text:p>
          </table:table-cell>
        </table:table-row>
        <table:table-row table:style-name="ro1">
          <table:table-cell office:value-type="float" office:value="3.35440788014824" calcext:value-type="float">
            <text:p>3,3544078801</text:p>
          </table:table-cell>
          <table:table-cell office:value-type="float" office:value="22.4665010718008" calcext:value-type="float">
            <text:p>22,4665010718</text:p>
          </table:table-cell>
          <table:table-cell office:value-type="float" office:value="14.9267045845503" calcext:value-type="float">
            <text:p>14,9267045846</text:p>
          </table:table-cell>
        </table:table-row>
        <table:table-row table:style-name="ro1">
          <table:table-cell office:value-type="float" office:value="8.60120004388989" calcext:value-type="float">
            <text:p>8,6012000439</text:p>
          </table:table-cell>
          <table:table-cell office:value-type="float" office:value="22.5684475357624" calcext:value-type="float">
            <text:p>22,5684475358</text:p>
          </table:table-cell>
          <table:table-cell office:value-type="float" office:value="15.0844509283588" calcext:value-type="float">
            <text:p>15,0844509284</text:p>
          </table:table-cell>
        </table:table-row>
        <table:table-row table:style-name="ro1">
          <table:table-cell office:value-type="float" office:value="12.5705068832454" calcext:value-type="float">
            <text:p>12,5705068832</text:p>
          </table:table-cell>
          <table:table-cell office:value-type="float" office:value="23.4873135791164" calcext:value-type="float">
            <text:p>23,4873135791</text:p>
          </table:table-cell>
          <table:table-cell office:value-type="float" office:value="11.5296860402942" calcext:value-type="float">
            <text:p>11,5296860403</text:p>
          </table:table-cell>
        </table:table-row>
        <table:table-row table:style-name="ro1">
          <table:table-cell office:value-type="float" office:value="9.08114440523777" calcext:value-type="float">
            <text:p>9,0811444052</text:p>
          </table:table-cell>
          <table:table-cell office:value-type="float" office:value="22.6364686947251" calcext:value-type="float">
            <text:p>22,6364686947</text:p>
          </table:table-cell>
          <table:table-cell office:value-type="float" office:value="7.43571688069155" calcext:value-type="float">
            <text:p>7,4357168807</text:p>
          </table:table-cell>
        </table:table-row>
        <table:table-row table:style-name="ro1">
          <table:table-cell office:value-type="float" office:value="6.55245732576956" calcext:value-type="float">
            <text:p>6,5524573258</text:p>
          </table:table-cell>
          <table:table-cell office:value-type="float" office:value="18.0015873843984" calcext:value-type="float">
            <text:p>18,0015873844</text:p>
          </table:table-cell>
          <table:table-cell office:value-type="float" office:value="5.0283413608952" calcext:value-type="float">
            <text:p>5,0283413609</text:p>
          </table:table-cell>
        </table:table-row>
        <table:table-row table:style-name="ro1">
          <table:table-cell office:value-type="float" office:value="5.38475139975608" calcext:value-type="float">
            <text:p>5,3847513998</text:p>
          </table:table-cell>
          <table:table-cell office:value-type="float" office:value="11.7970274846765" calcext:value-type="float">
            <text:p>11,7970274847</text:p>
          </table:table-cell>
          <table:table-cell office:value-type="float" office:value="2.86529436161027" calcext:value-type="float">
            <text:p>2,8652943616</text:p>
          </table:table-cell>
        </table:table-row>
        <table:table-row table:style-name="ro1">
          <table:table-cell office:value-type="float" office:value="4.17807589514528" calcext:value-type="float">
            <text:p>4,1780758951</text:p>
          </table:table-cell>
          <table:table-cell office:value-type="float" office:value="9.65714526566196" calcext:value-type="float">
            <text:p>9,6571452657</text:p>
          </table:table-cell>
          <table:table-cell office:value-type="float" office:value="7.92772552808729" calcext:value-type="float">
            <text:p>7,9277255281</text:p>
          </table:table-cell>
        </table:table-row>
        <table:table-row table:style-name="ro1">
          <table:table-cell office:value-type="float" office:value="7.27120526379258" calcext:value-type="float">
            <text:p>7,2712052638</text:p>
          </table:table-cell>
          <table:table-cell office:value-type="float" office:value="5.80609004838194" calcext:value-type="float">
            <text:p>5,8060900484</text:p>
          </table:table-cell>
          <table:table-cell office:value-type="float" office:value="12.4746171500937" calcext:value-type="float">
            <text:p>12,4746171501</text:p>
          </table:table-cell>
        </table:table-row>
        <table:table-row table:style-name="ro1">
          <table:table-cell office:value-type="float" office:value="5.66479732882061" calcext:value-type="float">
            <text:p>5,6647973288</text:p>
          </table:table-cell>
          <table:table-cell office:value-type="float" office:value="7.67865049100976" calcext:value-type="float">
            <text:p>7,678650491</text:p>
          </table:table-cell>
          <table:table-cell office:value-type="float" office:value="17.3870520794505" calcext:value-type="float">
            <text:p>17,3870520795</text:p>
          </table:table-cell>
        </table:table-row>
        <table:table-row table:style-name="ro1">
          <table:table-cell office:value-type="float" office:value="1.61544300558509" calcext:value-type="float">
            <text:p>1,6154430056</text:p>
          </table:table-cell>
          <table:table-cell office:value-type="float" office:value="9.15984364888586" calcext:value-type="float">
            <text:p>9,1598436489</text:p>
          </table:table-cell>
          <table:table-cell office:value-type="float" office:value="20.9355535087802" calcext:value-type="float">
            <text:p>20,9355535088</text:p>
          </table:table-cell>
        </table:table-row>
        <table:table-row table:style-name="ro1">
          <table:table-cell office:value-type="float" office:value="-4.21351298607582" calcext:value-type="float">
            <text:p>-4,2135129861</text:p>
          </table:table-cell>
          <table:table-cell office:value-type="float" office:value="9.5834029624933" calcext:value-type="float">
            <text:p>9,5834029625</text:p>
          </table:table-cell>
          <table:table-cell office:value-type="float" office:value="21.9494803084737" calcext:value-type="float">
            <text:p>21,9494803085</text:p>
          </table:table-cell>
        </table:table-row>
        <table:table-row table:style-name="ro1">
          <table:table-cell office:value-type="float" office:value="-9.15747555013505" calcext:value-type="float">
            <text:p>-9,1574755501</text:p>
          </table:table-cell>
          <table:table-cell office:value-type="float" office:value="8.35025000131873" calcext:value-type="float">
            <text:p>8,3502500013</text:p>
          </table:table-cell>
          <table:table-cell office:value-type="float" office:value="20.4133725845405" calcext:value-type="float">
            <text:p>20,4133725845</text:p>
          </table:table-cell>
        </table:table-row>
        <table:table-row table:style-name="ro1">
          <table:table-cell office:value-type="float" office:value="-13.0345170237219" calcext:value-type="float">
            <text:p>-13,0345170237</text:p>
          </table:table-cell>
          <table:table-cell office:value-type="float" office:value="5.76471646211016" calcext:value-type="float">
            <text:p>5,7647164621</text:p>
          </table:table-cell>
          <table:table-cell office:value-type="float" office:value="16.5616435273877" calcext:value-type="float">
            <text:p>16,5616435274</text:p>
          </table:table-cell>
        </table:table-row>
        <table:table-row table:style-name="ro1">
          <table:table-cell office:value-type="float" office:value="-15.086296157081" calcext:value-type="float">
            <text:p>-15,0862961571</text:p>
          </table:table-cell>
          <table:table-cell office:value-type="float" office:value="2.14774438957438" calcext:value-type="float">
            <text:p>2,1477443896</text:p>
          </table:table-cell>
          <table:table-cell office:value-type="float" office:value="12.6386758478868" calcext:value-type="float">
            <text:p>12,6386758479</text:p>
          </table:table-cell>
        </table:table-row>
        <table:table-row table:style-name="ro1">
          <table:table-cell office:value-type="float" office:value="-14.7532694275664" calcext:value-type="float">
            <text:p>-14,7532694276</text:p>
          </table:table-cell>
          <table:table-cell office:value-type="float" office:value="-3.06949313262559" calcext:value-type="float">
            <text:p>-3,0694931326</text:p>
          </table:table-cell>
          <table:table-cell office:value-type="float" office:value="10.0070832057066" calcext:value-type="float">
            <text:p>10,0070832057</text:p>
          </table:table-cell>
        </table:table-row>
        <table:table-row table:style-name="ro1">
          <table:table-cell office:value-type="float" office:value="-12.9352496235966" calcext:value-type="float">
            <text:p>-12,9352496236</text:p>
          </table:table-cell>
          <table:table-cell office:value-type="float" office:value="-8.41240727600332" calcext:value-type="float">
            <text:p>-8,412407276</text:p>
          </table:table-cell>
          <table:table-cell office:value-type="float" office:value="9.81499091312845" calcext:value-type="float">
            <text:p>9,8149909131</text:p>
          </table:table-cell>
        </table:table-row>
        <table:table-row table:style-name="ro1">
          <table:table-cell office:value-type="float" office:value="-10.7173168523828" calcext:value-type="float">
            <text:p>-10,7173168524</text:p>
          </table:table-cell>
          <table:table-cell office:value-type="float" office:value="-12.7998705430102" calcext:value-type="float">
            <text:p>-12,799870543</text:p>
          </table:table-cell>
          <table:table-cell office:value-type="float" office:value="12.8076630139509" calcext:value-type="float">
            <text:p>12,807663014</text:p>
          </table:table-cell>
        </table:table-row>
        <table:table-row table:style-name="ro1">
          <table:table-cell office:value-type="float" office:value="-9.4917678275433" calcext:value-type="float">
            <text:p>-9,4917678275</text:p>
          </table:table-cell>
          <table:table-cell office:value-type="float" office:value="-15.7095237476328" calcext:value-type="float">
            <text:p>-15,7095237476</text:p>
          </table:table-cell>
          <table:table-cell office:value-type="float" office:value="17.8412936933457" calcext:value-type="float">
            <text:p>17,8412936933</text:p>
          </table:table-cell>
        </table:table-row>
        <table:table-row table:style-name="ro1">
          <table:table-cell office:value-type="float" office:value="-9.71746294732269" calcext:value-type="float">
            <text:p>-9,7174629473</text:p>
          </table:table-cell>
          <table:table-cell office:value-type="float" office:value="-15.8495168811845" calcext:value-type="float">
            <text:p>-15,8495168812</text:p>
          </table:table-cell>
          <table:table-cell office:value-type="float" office:value="24.2439092241633" calcext:value-type="float">
            <text:p>24,2439092242</text:p>
          </table:table-cell>
        </table:table-row>
        <table:table-row table:style-name="ro1">
          <table:table-cell office:value-type="float" office:value="-12.3615945055663" calcext:value-type="float">
            <text:p>-12,3615945056</text:p>
          </table:table-cell>
          <table:table-cell office:value-type="float" office:value="-14.3014755751416" calcext:value-type="float">
            <text:p>-14,3014755751</text:p>
          </table:table-cell>
          <table:table-cell office:value-type="float" office:value="28.9245273903338" calcext:value-type="float">
            <text:p>28,9245273903</text:p>
          </table:table-cell>
        </table:table-row>
        <table:table-row table:style-name="ro1">
          <table:table-cell office:value-type="float" office:value="-17.3019728268313" calcext:value-type="float">
            <text:p>-17,3019728268</text:p>
          </table:table-cell>
          <table:table-cell office:value-type="float" office:value="-12.4185194632866" calcext:value-type="float">
            <text:p>-12,4185194633</text:p>
          </table:table-cell>
          <table:table-cell office:value-type="float" office:value="31.1218749558324" calcext:value-type="float">
            <text:p>31,1218749558</text:p>
          </table:table-cell>
        </table:table-row>
        <table:table-row table:style-name="ro1">
          <table:table-cell office:value-type="float" office:value="-22.8926780203425" calcext:value-type="float">
            <text:p>-22,8926780203</text:p>
          </table:table-cell>
          <table:table-cell office:value-type="float" office:value="-11.5904541722891" calcext:value-type="float">
            <text:p>-11,5904541723</text:p>
          </table:table-cell>
          <table:table-cell office:value-type="float" office:value="30.6776483097471" calcext:value-type="float">
            <text:p>30,6776483097</text:p>
          </table:table-cell>
        </table:table-row>
        <table:table-row table:style-name="ro1">
          <table:table-cell office:value-type="float" office:value="-27.0844764446949" calcext:value-type="float">
            <text:p>-27,0844764447</text:p>
          </table:table-cell>
          <table:table-cell office:value-type="float" office:value="-14.3059276183918" calcext:value-type="float">
            <text:p>-14,3059276184</text:p>
          </table:table-cell>
          <table:table-cell office:value-type="float" office:value="29.0282220661377" calcext:value-type="float">
            <text:p>29,0282220661</text:p>
          </table:table-cell>
        </table:table-row>
      </table:table>
      <table:table table:name="RMSD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ist(y – x)</text:p>
          </table:table-cell>
          <table:table-cell office:value-type="string" calcext:value-type="string">
            <text:p>dist^2(y -x)</text:p>
          </table:table-cell>
          <table:table-cell/>
          <table:table-cell table:style-name="ce1" office:value-type="string" calcext:value-type="string">
            <text:p>RMSD</text:p>
          </table:table-cell>
          <table:table-cell table:style-name="ce1" table:formula="of:=SQRT(AVERAGE([.B2:.B77]))" office:value-type="float" office:value="0.593454596655255" calcext:value-type="float">
            <text:p>0,5934545967</text:p>
          </table:table-cell>
        </table:table-row>
        <table:table-row table:style-name="ro1">
          <table:table-cell table:formula="of:=SQRT(POWER(['Y x U'.A1]-['X = 1EHZ - centroid'.A1];2) + POWER(['Y x U'.B1]-['X = 1EHZ - centroid'.B1];2) + POWER(['Y x U'.C1]-['X = 1EHZ - centroid'.C1];2))" office:value-type="float" office:value="1.13742846009099" calcext:value-type="float">
            <text:p>1,1374284601</text:p>
          </table:table-cell>
          <table:table-cell table:formula="of:=[.A2]*[.A2]" office:value-type="float" office:value="1.29374350182496" calcext:value-type="float">
            <text:p>1,2937435018</text:p>
          </table:table-cell>
          <table:table-cell table:number-columns-repeated="3"/>
        </table:table-row>
        <table:table-row table:style-name="ro1">
          <table:table-cell table:formula="of:=SQRT(POWER(['Y x U'.A2]-['X = 1EHZ - centroid'.A2];2) + POWER(['Y x U'.B2]-['X = 1EHZ - centroid'.B2];2) + POWER(['Y x U'.C2]-['X = 1EHZ - centroid'.C2];2))" office:value-type="float" office:value="1.22789175704767" calcext:value-type="float">
            <text:p>1,227891757</text:p>
          </table:table-cell>
          <table:table-cell table:formula="of:=[.A3]*[.A3]" office:value-type="float" office:value="1.5077181670256" calcext:value-type="float">
            <text:p>1,507718167</text:p>
          </table:table-cell>
          <table:table-cell table:number-columns-repeated="3"/>
        </table:table-row>
        <table:table-row table:style-name="ro1">
          <table:table-cell table:formula="of:=SQRT(POWER(['Y x U'.A3]-['X = 1EHZ - centroid'.A3];2) + POWER(['Y x U'.B3]-['X = 1EHZ - centroid'.B3];2) + POWER(['Y x U'.C3]-['X = 1EHZ - centroid'.C3];2))" office:value-type="float" office:value="0.509472685651934" calcext:value-type="float">
            <text:p>0,5094726857</text:p>
          </table:table-cell>
          <table:table-cell table:formula="of:=[.A4]*[.A4]" office:value-type="float" office:value="0.259562417425394" calcext:value-type="float">
            <text:p>0,2595624174</text:p>
          </table:table-cell>
          <table:table-cell table:number-columns-repeated="3"/>
        </table:table-row>
        <table:table-row table:style-name="ro1">
          <table:table-cell table:formula="of:=SQRT(POWER(['Y x U'.A4]-['X = 1EHZ - centroid'.A4];2) + POWER(['Y x U'.B4]-['X = 1EHZ - centroid'.B4];2) + POWER(['Y x U'.C4]-['X = 1EHZ - centroid'.C4];2))" office:value-type="float" office:value="0.496029953736843" calcext:value-type="float">
            <text:p>0,4960299537</text:p>
          </table:table-cell>
          <table:table-cell table:formula="of:=[.A5]*[.A5]" office:value-type="float" office:value="0.246045715004174" calcext:value-type="float">
            <text:p>0,246045715</text:p>
          </table:table-cell>
          <table:table-cell table:number-columns-repeated="3"/>
        </table:table-row>
        <table:table-row table:style-name="ro1">
          <table:table-cell table:formula="of:=SQRT(POWER(['Y x U'.A5]-['X = 1EHZ - centroid'.A5];2) + POWER(['Y x U'.B5]-['X = 1EHZ - centroid'.B5];2) + POWER(['Y x U'.C5]-['X = 1EHZ - centroid'.C5];2))" office:value-type="float" office:value="0.568692867977551" calcext:value-type="float">
            <text:p>0,568692868</text:p>
          </table:table-cell>
          <table:table-cell table:formula="of:=[.A6]*[.A6]" office:value-type="float" office:value="0.323411578088533" calcext:value-type="float">
            <text:p>0,3234115781</text:p>
          </table:table-cell>
          <table:table-cell table:number-columns-repeated="3"/>
        </table:table-row>
        <table:table-row table:style-name="ro1">
          <table:table-cell table:formula="of:=SQRT(POWER(['Y x U'.A6]-['X = 1EHZ - centroid'.A6];2) + POWER(['Y x U'.B6]-['X = 1EHZ - centroid'.B6];2) + POWER(['Y x U'.C6]-['X = 1EHZ - centroid'.C6];2))" office:value-type="float" office:value="0.540105074098618" calcext:value-type="float">
            <text:p>0,5401050741</text:p>
          </table:table-cell>
          <table:table-cell table:formula="of:=[.A7]*[.A7]" office:value-type="float" office:value="0.291713491067074" calcext:value-type="float">
            <text:p>0,2917134911</text:p>
          </table:table-cell>
          <table:table-cell table:number-columns-repeated="3"/>
        </table:table-row>
        <table:table-row table:style-name="ro1">
          <table:table-cell table:formula="of:=SQRT(POWER(['Y x U'.A7]-['X = 1EHZ - centroid'.A7];2) + POWER(['Y x U'.B7]-['X = 1EHZ - centroid'.B7];2) + POWER(['Y x U'.C7]-['X = 1EHZ - centroid'.C7];2))" office:value-type="float" office:value="0.365476949649674" calcext:value-type="float">
            <text:p>0,3654769496</text:p>
          </table:table-cell>
          <table:table-cell table:formula="of:=[.A8]*[.A8]" office:value-type="float" office:value="0.13357340072523" calcext:value-type="float">
            <text:p>0,1335734007</text:p>
          </table:table-cell>
          <table:table-cell table:number-columns-repeated="3"/>
        </table:table-row>
        <table:table-row table:style-name="ro1">
          <table:table-cell table:formula="of:=SQRT(POWER(['Y x U'.A8]-['X = 1EHZ - centroid'.A8];2) + POWER(['Y x U'.B8]-['X = 1EHZ - centroid'.B8];2) + POWER(['Y x U'.C8]-['X = 1EHZ - centroid'.C8];2))" office:value-type="float" office:value="0.231828647307769" calcext:value-type="float">
            <text:p>0,2318286473</text:p>
          </table:table-cell>
          <table:table-cell table:formula="of:=[.A9]*[.A9]" office:value-type="float" office:value="0.05374452171255" calcext:value-type="float">
            <text:p>0,0537445217</text:p>
          </table:table-cell>
          <table:table-cell table:number-columns-repeated="3"/>
        </table:table-row>
        <table:table-row table:style-name="ro1">
          <table:table-cell table:formula="of:=SQRT(POWER(['Y x U'.A9]-['X = 1EHZ - centroid'.A9];2) + POWER(['Y x U'.B9]-['X = 1EHZ - centroid'.B9];2) + POWER(['Y x U'.C9]-['X = 1EHZ - centroid'.C9];2))" office:value-type="float" office:value="0.226807837319076" calcext:value-type="float">
            <text:p>0,2268078373</text:p>
          </table:table-cell>
          <table:table-cell table:formula="of:=[.A10]*[.A10]" office:value-type="float" office:value="0.0514417950693563" calcext:value-type="float">
            <text:p>0,0514417951</text:p>
          </table:table-cell>
          <table:table-cell table:number-columns-repeated="3"/>
        </table:table-row>
        <table:table-row table:style-name="ro1">
          <table:table-cell table:formula="of:=SQRT(POWER(['Y x U'.A10]-['X = 1EHZ - centroid'.A10];2) + POWER(['Y x U'.B10]-['X = 1EHZ - centroid'.B10];2) + POWER(['Y x U'.C10]-['X = 1EHZ - centroid'.C10];2))" office:value-type="float" office:value="0.178775601719146" calcext:value-type="float">
            <text:p>0,1787756017</text:p>
          </table:table-cell>
          <table:table-cell table:formula="of:=[.A11]*[.A11]" office:value-type="float" office:value="0.0319607157700428" calcext:value-type="float">
            <text:p>0,0319607158</text:p>
          </table:table-cell>
          <table:table-cell table:number-columns-repeated="3"/>
        </table:table-row>
        <table:table-row table:style-name="ro1">
          <table:table-cell table:formula="of:=SQRT(POWER(['Y x U'.A11]-['X = 1EHZ - centroid'.A11];2) + POWER(['Y x U'.B11]-['X = 1EHZ - centroid'.B11];2) + POWER(['Y x U'.C11]-['X = 1EHZ - centroid'.C11];2))" office:value-type="float" office:value="0.24507833829893" calcext:value-type="float">
            <text:p>0,2450783383</text:p>
          </table:table-cell>
          <table:table-cell table:formula="of:=[.A12]*[.A12]" office:value-type="float" office:value="0.0600633919033646" calcext:value-type="float">
            <text:p>0,0600633919</text:p>
          </table:table-cell>
          <table:table-cell table:number-columns-repeated="3"/>
        </table:table-row>
        <table:table-row table:style-name="ro1">
          <table:table-cell table:formula="of:=SQRT(POWER(['Y x U'.A12]-['X = 1EHZ - centroid'.A12];2) + POWER(['Y x U'.B12]-['X = 1EHZ - centroid'.B12];2) + POWER(['Y x U'.C12]-['X = 1EHZ - centroid'.C12];2))" office:value-type="float" office:value="0.384111269139705" calcext:value-type="float">
            <text:p>0,3841112691</text:p>
          </table:table-cell>
          <table:table-cell table:formula="of:=[.A13]*[.A13]" office:value-type="float" office:value="0.147541467080115" calcext:value-type="float">
            <text:p>0,1475414671</text:p>
          </table:table-cell>
          <table:table-cell table:number-columns-repeated="3"/>
        </table:table-row>
        <table:table-row table:style-name="ro1">
          <table:table-cell table:formula="of:=SQRT(POWER(['Y x U'.A13]-['X = 1EHZ - centroid'.A13];2) + POWER(['Y x U'.B13]-['X = 1EHZ - centroid'.B13];2) + POWER(['Y x U'.C13]-['X = 1EHZ - centroid'.C13];2))" office:value-type="float" office:value="0.327269437116631" calcext:value-type="float">
            <text:p>0,3272694371</text:p>
          </table:table-cell>
          <table:table-cell table:formula="of:=[.A14]*[.A14]" office:value-type="float" office:value="0.107105284470636" calcext:value-type="float">
            <text:p>0,1071052845</text:p>
          </table:table-cell>
          <table:table-cell table:number-columns-repeated="3"/>
        </table:table-row>
        <table:table-row table:style-name="ro1">
          <table:table-cell table:formula="of:=SQRT(POWER(['Y x U'.A14]-['X = 1EHZ - centroid'.A14];2) + POWER(['Y x U'.B14]-['X = 1EHZ - centroid'.B14];2) + POWER(['Y x U'.C14]-['X = 1EHZ - centroid'.C14];2))" office:value-type="float" office:value="0.331933916396454" calcext:value-type="float">
            <text:p>0,3319339164</text:p>
          </table:table-cell>
          <table:table-cell table:formula="of:=[.A15]*[.A15]" office:value-type="float" office:value="0.110180124854288" calcext:value-type="float">
            <text:p>0,1101801249</text:p>
          </table:table-cell>
          <table:table-cell table:number-columns-repeated="3"/>
        </table:table-row>
        <table:table-row table:style-name="ro1">
          <table:table-cell table:formula="of:=SQRT(POWER(['Y x U'.A15]-['X = 1EHZ - centroid'.A15];2) + POWER(['Y x U'.B15]-['X = 1EHZ - centroid'.B15];2) + POWER(['Y x U'.C15]-['X = 1EHZ - centroid'.C15];2))" office:value-type="float" office:value="0.43390472435526" calcext:value-type="float">
            <text:p>0,4339047244</text:p>
          </table:table-cell>
          <table:table-cell table:formula="of:=[.A16]*[.A16]" office:value-type="float" office:value="0.188273309817814" calcext:value-type="float">
            <text:p>0,1882733098</text:p>
          </table:table-cell>
          <table:table-cell table:number-columns-repeated="3"/>
        </table:table-row>
        <table:table-row table:style-name="ro1">
          <table:table-cell table:formula="of:=SQRT(POWER(['Y x U'.A16]-['X = 1EHZ - centroid'.A16];2) + POWER(['Y x U'.B16]-['X = 1EHZ - centroid'.B16];2) + POWER(['Y x U'.C16]-['X = 1EHZ - centroid'.C16];2))" office:value-type="float" office:value="0.762532504837769" calcext:value-type="float">
            <text:p>0,7625325048</text:p>
          </table:table-cell>
          <table:table-cell table:formula="of:=[.A17]*[.A17]" office:value-type="float" office:value="0.581455820934162" calcext:value-type="float">
            <text:p>0,5814558209</text:p>
          </table:table-cell>
          <table:table-cell table:number-columns-repeated="3"/>
        </table:table-row>
        <table:table-row table:style-name="ro1">
          <table:table-cell table:formula="of:=SQRT(POWER(['Y x U'.A17]-['X = 1EHZ - centroid'.A17];2) + POWER(['Y x U'.B17]-['X = 1EHZ - centroid'.B17];2) + POWER(['Y x U'.C17]-['X = 1EHZ - centroid'.C17];2))" office:value-type="float" office:value="2.77413176319578" calcext:value-type="float">
            <text:p>2,7741317632</text:p>
          </table:table-cell>
          <table:table-cell table:formula="of:=[.A18]*[.A18]" office:value-type="float" office:value="7.69580703957174" calcext:value-type="float">
            <text:p>7,6958070396</text:p>
          </table:table-cell>
          <table:table-cell table:number-columns-repeated="3"/>
        </table:table-row>
        <table:table-row table:style-name="ro1">
          <table:table-cell table:formula="of:=SQRT(POWER(['Y x U'.A18]-['X = 1EHZ - centroid'.A18];2) + POWER(['Y x U'.B18]-['X = 1EHZ - centroid'.B18];2) + POWER(['Y x U'.C18]-['X = 1EHZ - centroid'.C18];2))" office:value-type="float" office:value="0.617497840770784" calcext:value-type="float">
            <text:p>0,6174978408</text:p>
          </table:table-cell>
          <table:table-cell table:formula="of:=[.A19]*[.A19]" office:value-type="float" office:value="0.381303583356581" calcext:value-type="float">
            <text:p>0,3813035834</text:p>
          </table:table-cell>
          <table:table-cell table:number-columns-repeated="3"/>
        </table:table-row>
        <table:table-row table:style-name="ro1">
          <table:table-cell table:formula="of:=SQRT(POWER(['Y x U'.A19]-['X = 1EHZ - centroid'.A19];2) + POWER(['Y x U'.B19]-['X = 1EHZ - centroid'.B19];2) + POWER(['Y x U'.C19]-['X = 1EHZ - centroid'.C19];2))" office:value-type="float" office:value="0.106129175092325" calcext:value-type="float">
            <text:p>0,1061291751</text:p>
          </table:table-cell>
          <table:table-cell table:formula="of:=[.A20]*[.A20]" office:value-type="float" office:value="0.0112634018057773" calcext:value-type="float">
            <text:p>0,0112634018</text:p>
          </table:table-cell>
          <table:table-cell table:number-columns-repeated="3"/>
        </table:table-row>
        <table:table-row table:style-name="ro1">
          <table:table-cell table:formula="of:=SQRT(POWER(['Y x U'.A20]-['X = 1EHZ - centroid'.A20];2) + POWER(['Y x U'.B20]-['X = 1EHZ - centroid'.B20];2) + POWER(['Y x U'.C20]-['X = 1EHZ - centroid'.C20];2))" office:value-type="float" office:value="0.345124854907448" calcext:value-type="float">
            <text:p>0,3451248549</text:p>
          </table:table-cell>
          <table:table-cell table:formula="of:=[.A21]*[.A21]" office:value-type="float" office:value="0.119111165474887" calcext:value-type="float">
            <text:p>0,1191111655</text:p>
          </table:table-cell>
          <table:table-cell table:number-columns-repeated="3"/>
        </table:table-row>
        <table:table-row table:style-name="ro1">
          <table:table-cell table:formula="of:=SQRT(POWER(['Y x U'.A21]-['X = 1EHZ - centroid'.A21];2) + POWER(['Y x U'.B21]-['X = 1EHZ - centroid'.B21];2) + POWER(['Y x U'.C21]-['X = 1EHZ - centroid'.C21];2))" office:value-type="float" office:value="0.463789849349877" calcext:value-type="float">
            <text:p>0,4637898493</text:p>
          </table:table-cell>
          <table:table-cell table:formula="of:=[.A22]*[.A22]" office:value-type="float" office:value="0.215101024359982" calcext:value-type="float">
            <text:p>0,2151010244</text:p>
          </table:table-cell>
          <table:table-cell table:number-columns-repeated="3"/>
        </table:table-row>
        <table:table-row table:style-name="ro1">
          <table:table-cell table:formula="of:=SQRT(POWER(['Y x U'.A22]-['X = 1EHZ - centroid'.A22];2) + POWER(['Y x U'.B22]-['X = 1EHZ - centroid'.B22];2) + POWER(['Y x U'.C22]-['X = 1EHZ - centroid'.C22];2))" office:value-type="float" office:value="0.172644078718727" calcext:value-type="float">
            <text:p>0,1726440787</text:p>
          </table:table-cell>
          <table:table-cell table:formula="of:=[.A23]*[.A23]" office:value-type="float" office:value="0.0298059779166381" calcext:value-type="float">
            <text:p>0,0298059779</text:p>
          </table:table-cell>
          <table:table-cell table:number-columns-repeated="3"/>
        </table:table-row>
        <table:table-row table:style-name="ro1">
          <table:table-cell table:formula="of:=SQRT(POWER(['Y x U'.A23]-['X = 1EHZ - centroid'.A23];2) + POWER(['Y x U'.B23]-['X = 1EHZ - centroid'.B23];2) + POWER(['Y x U'.C23]-['X = 1EHZ - centroid'.C23];2))" office:value-type="float" office:value="0.269269737812446" calcext:value-type="float">
            <text:p>0,2692697378</text:p>
          </table:table-cell>
          <table:table-cell table:formula="of:=[.A24]*[.A24]" office:value-type="float" office:value="0.0725061917015834" calcext:value-type="float">
            <text:p>0,0725061917</text:p>
          </table:table-cell>
          <table:table-cell table:number-columns-repeated="3"/>
        </table:table-row>
        <table:table-row table:style-name="ro1">
          <table:table-cell table:formula="of:=SQRT(POWER(['Y x U'.A24]-['X = 1EHZ - centroid'.A24];2) + POWER(['Y x U'.B24]-['X = 1EHZ - centroid'.B24];2) + POWER(['Y x U'.C24]-['X = 1EHZ - centroid'.C24];2))" office:value-type="float" office:value="0.165555874360216" calcext:value-type="float">
            <text:p>0,1655558744</text:p>
          </table:table-cell>
          <table:table-cell table:formula="of:=[.A25]*[.A25]" office:value-type="float" office:value="0.0274087475351757" calcext:value-type="float">
            <text:p>0,0274087475</text:p>
          </table:table-cell>
          <table:table-cell table:number-columns-repeated="3"/>
        </table:table-row>
        <table:table-row table:style-name="ro1">
          <table:table-cell table:formula="of:=SQRT(POWER(['Y x U'.A25]-['X = 1EHZ - centroid'.A25];2) + POWER(['Y x U'.B25]-['X = 1EHZ - centroid'.B25];2) + POWER(['Y x U'.C25]-['X = 1EHZ - centroid'.C25];2))" office:value-type="float" office:value="0.363341988384865" calcext:value-type="float">
            <text:p>0,3633419884</text:p>
          </table:table-cell>
          <table:table-cell table:formula="of:=[.A26]*[.A26]" office:value-type="float" office:value="0.132017400523467" calcext:value-type="float">
            <text:p>0,1320174005</text:p>
          </table:table-cell>
          <table:table-cell table:number-columns-repeated="3"/>
        </table:table-row>
        <table:table-row table:style-name="ro1">
          <table:table-cell table:formula="of:=SQRT(POWER(['Y x U'.A26]-['X = 1EHZ - centroid'.A26];2) + POWER(['Y x U'.B26]-['X = 1EHZ - centroid'.B26];2) + POWER(['Y x U'.C26]-['X = 1EHZ - centroid'.C26];2))" office:value-type="float" office:value="0.541379974320617" calcext:value-type="float">
            <text:p>0,5413799743</text:p>
          </table:table-cell>
          <table:table-cell table:formula="of:=[.A27]*[.A27]" office:value-type="float" office:value="0.293092276595392" calcext:value-type="float">
            <text:p>0,2930922766</text:p>
          </table:table-cell>
          <table:table-cell table:number-columns-repeated="3"/>
        </table:table-row>
        <table:table-row table:style-name="ro1">
          <table:table-cell table:formula="of:=SQRT(POWER(['Y x U'.A27]-['X = 1EHZ - centroid'.A27];2) + POWER(['Y x U'.B27]-['X = 1EHZ - centroid'.B27];2) + POWER(['Y x U'.C27]-['X = 1EHZ - centroid'.C27];2))" office:value-type="float" office:value="0.438016287334999" calcext:value-type="float">
            <text:p>0,4380162873</text:p>
          </table:table-cell>
          <table:table-cell table:formula="of:=[.A28]*[.A28]" office:value-type="float" office:value="0.191858267970737" calcext:value-type="float">
            <text:p>0,191858268</text:p>
          </table:table-cell>
          <table:table-cell table:number-columns-repeated="3"/>
        </table:table-row>
        <table:table-row table:style-name="ro1">
          <table:table-cell table:formula="of:=SQRT(POWER(['Y x U'.A28]-['X = 1EHZ - centroid'.A28];2) + POWER(['Y x U'.B28]-['X = 1EHZ - centroid'.B28];2) + POWER(['Y x U'.C28]-['X = 1EHZ - centroid'.C28];2))" office:value-type="float" office:value="0.635456832620083" calcext:value-type="float">
            <text:p>0,6354568326</text:p>
          </table:table-cell>
          <table:table-cell table:formula="of:=[.A29]*[.A29]" office:value-type="float" office:value="0.403805386123549" calcext:value-type="float">
            <text:p>0,4038053861</text:p>
          </table:table-cell>
          <table:table-cell table:number-columns-repeated="3"/>
        </table:table-row>
        <table:table-row table:style-name="ro1">
          <table:table-cell table:formula="of:=SQRT(POWER(['Y x U'.A29]-['X = 1EHZ - centroid'.A29];2) + POWER(['Y x U'.B29]-['X = 1EHZ - centroid'.B29];2) + POWER(['Y x U'.C29]-['X = 1EHZ - centroid'.C29];2))" office:value-type="float" office:value="0.49663478448438" calcext:value-type="float">
            <text:p>0,4966347845</text:p>
          </table:table-cell>
          <table:table-cell table:formula="of:=[.A30]*[.A30]" office:value-type="float" office:value="0.246646109159846" calcext:value-type="float">
            <text:p>0,2466461092</text:p>
          </table:table-cell>
          <table:table-cell table:number-columns-repeated="3"/>
        </table:table-row>
        <table:table-row table:style-name="ro1">
          <table:table-cell table:formula="of:=SQRT(POWER(['Y x U'.A30]-['X = 1EHZ - centroid'.A30];2) + POWER(['Y x U'.B30]-['X = 1EHZ - centroid'.B30];2) + POWER(['Y x U'.C30]-['X = 1EHZ - centroid'.C30];2))" office:value-type="float" office:value="0.189693967306676" calcext:value-type="float">
            <text:p>0,1896939673</text:p>
          </table:table-cell>
          <table:table-cell table:formula="of:=[.A31]*[.A31]" office:value-type="float" office:value="0.0359838012325462" calcext:value-type="float">
            <text:p>0,0359838012</text:p>
          </table:table-cell>
          <table:table-cell table:number-columns-repeated="3"/>
        </table:table-row>
        <table:table-row table:style-name="ro1">
          <table:table-cell table:formula="of:=SQRT(POWER(['Y x U'.A31]-['X = 1EHZ - centroid'.A31];2) + POWER(['Y x U'.B31]-['X = 1EHZ - centroid'.B31];2) + POWER(['Y x U'.C31]-['X = 1EHZ - centroid'.C31];2))" office:value-type="float" office:value="0.59726314545816" calcext:value-type="float">
            <text:p>0,5972631455</text:p>
          </table:table-cell>
          <table:table-cell table:formula="of:=[.A32]*[.A32]" office:value-type="float" office:value="0.356723264922575" calcext:value-type="float">
            <text:p>0,3567232649</text:p>
          </table:table-cell>
          <table:table-cell table:number-columns-repeated="3"/>
        </table:table-row>
        <table:table-row table:style-name="ro1">
          <table:table-cell table:formula="of:=SQRT(POWER(['Y x U'.A32]-['X = 1EHZ - centroid'.A32];2) + POWER(['Y x U'.B32]-['X = 1EHZ - centroid'.B32];2) + POWER(['Y x U'.C32]-['X = 1EHZ - centroid'.C32];2))" office:value-type="float" office:value="0.467742700686848" calcext:value-type="float">
            <text:p>0,4677427007</text:p>
          </table:table-cell>
          <table:table-cell table:formula="of:=[.A33]*[.A33]" office:value-type="float" office:value="0.218783234045827" calcext:value-type="float">
            <text:p>0,218783234</text:p>
          </table:table-cell>
          <table:table-cell table:number-columns-repeated="3"/>
        </table:table-row>
        <table:table-row table:style-name="ro1">
          <table:table-cell table:formula="of:=SQRT(POWER(['Y x U'.A33]-['X = 1EHZ - centroid'.A33];2) + POWER(['Y x U'.B33]-['X = 1EHZ - centroid'.B33];2) + POWER(['Y x U'.C33]-['X = 1EHZ - centroid'.C33];2))" office:value-type="float" office:value="0.223738152204727" calcext:value-type="float">
            <text:p>0,2237381522</text:p>
          </table:table-cell>
          <table:table-cell table:formula="of:=[.A34]*[.A34]" office:value-type="float" office:value="0.0500587607519855" calcext:value-type="float">
            <text:p>0,0500587608</text:p>
          </table:table-cell>
          <table:table-cell table:number-columns-repeated="3"/>
        </table:table-row>
        <table:table-row table:style-name="ro1">
          <table:table-cell table:formula="of:=SQRT(POWER(['Y x U'.A34]-['X = 1EHZ - centroid'.A34];2) + POWER(['Y x U'.B34]-['X = 1EHZ - centroid'.B34];2) + POWER(['Y x U'.C34]-['X = 1EHZ - centroid'.C34];2))" office:value-type="float" office:value="0.51261218957296" calcext:value-type="float">
            <text:p>0,5126121896</text:p>
          </table:table-cell>
          <table:table-cell table:formula="of:=[.A35]*[.A35]" office:value-type="float" office:value="0.262771256898784" calcext:value-type="float">
            <text:p>0,2627712569</text:p>
          </table:table-cell>
          <table:table-cell table:number-columns-repeated="3"/>
        </table:table-row>
        <table:table-row table:style-name="ro1">
          <table:table-cell table:formula="of:=SQRT(POWER(['Y x U'.A35]-['X = 1EHZ - centroid'.A35];2) + POWER(['Y x U'.B35]-['X = 1EHZ - centroid'.B35];2) + POWER(['Y x U'.C35]-['X = 1EHZ - centroid'.C35];2))" office:value-type="float" office:value="0.80334192635223" calcext:value-type="float">
            <text:p>0,8033419264</text:p>
          </table:table-cell>
          <table:table-cell table:formula="of:=[.A36]*[.A36]" office:value-type="float" office:value="0.645358250635311" calcext:value-type="float">
            <text:p>0,6453582506</text:p>
          </table:table-cell>
          <table:table-cell table:number-columns-repeated="3"/>
        </table:table-row>
        <table:table-row table:style-name="ro1">
          <table:table-cell table:formula="of:=SQRT(POWER(['Y x U'.A36]-['X = 1EHZ - centroid'.A36];2) + POWER(['Y x U'.B36]-['X = 1EHZ - centroid'.B36];2) + POWER(['Y x U'.C36]-['X = 1EHZ - centroid'.C36];2))" office:value-type="float" office:value="0.72997933315768" calcext:value-type="float">
            <text:p>0,7299793332</text:p>
          </table:table-cell>
          <table:table-cell table:formula="of:=[.A37]*[.A37]" office:value-type="float" office:value="0.532869826837331" calcext:value-type="float">
            <text:p>0,5328698268</text:p>
          </table:table-cell>
          <table:table-cell table:number-columns-repeated="3"/>
        </table:table-row>
        <table:table-row table:style-name="ro1">
          <table:table-cell table:formula="of:=SQRT(POWER(['Y x U'.A37]-['X = 1EHZ - centroid'.A37];2) + POWER(['Y x U'.B37]-['X = 1EHZ - centroid'.B37];2) + POWER(['Y x U'.C37]-['X = 1EHZ - centroid'.C37];2))" office:value-type="float" office:value="1.72044205451215" calcext:value-type="float">
            <text:p>1,7204420545</text:p>
          </table:table-cell>
          <table:table-cell table:formula="of:=[.A38]*[.A38]" office:value-type="float" office:value="2.95992086293398" calcext:value-type="float">
            <text:p>2,9599208629</text:p>
          </table:table-cell>
          <table:table-cell table:number-columns-repeated="3"/>
        </table:table-row>
        <table:table-row table:style-name="ro1">
          <table:table-cell table:formula="of:=SQRT(POWER(['Y x U'.A38]-['X = 1EHZ - centroid'.A38];2) + POWER(['Y x U'.B38]-['X = 1EHZ - centroid'.B38];2) + POWER(['Y x U'.C38]-['X = 1EHZ - centroid'.C38];2))" office:value-type="float" office:value="1.3300575638226" calcext:value-type="float">
            <text:p>1,3300575638</text:p>
          </table:table-cell>
          <table:table-cell table:formula="of:=[.A39]*[.A39]" office:value-type="float" office:value="1.7690531230817" calcext:value-type="float">
            <text:p>1,7690531231</text:p>
          </table:table-cell>
          <table:table-cell table:number-columns-repeated="3"/>
        </table:table-row>
        <table:table-row table:style-name="ro1">
          <table:table-cell table:formula="of:=SQRT(POWER(['Y x U'.A39]-['X = 1EHZ - centroid'.A39];2) + POWER(['Y x U'.B39]-['X = 1EHZ - centroid'.B39];2) + POWER(['Y x U'.C39]-['X = 1EHZ - centroid'.C39];2))" office:value-type="float" office:value="0.813908161407375" calcext:value-type="float">
            <text:p>0,8139081614</text:p>
          </table:table-cell>
          <table:table-cell table:formula="of:=[.A40]*[.A40]" office:value-type="float" office:value="0.662446495205533" calcext:value-type="float">
            <text:p>0,6624464952</text:p>
          </table:table-cell>
          <table:table-cell table:number-columns-repeated="3"/>
        </table:table-row>
        <table:table-row table:style-name="ro1">
          <table:table-cell table:formula="of:=SQRT(POWER(['Y x U'.A40]-['X = 1EHZ - centroid'.A40];2) + POWER(['Y x U'.B40]-['X = 1EHZ - centroid'.B40];2) + POWER(['Y x U'.C40]-['X = 1EHZ - centroid'.C40];2))" office:value-type="float" office:value="0.454583917707732" calcext:value-type="float">
            <text:p>0,4545839177</text:p>
          </table:table-cell>
          <table:table-cell table:formula="of:=[.A41]*[.A41]" office:value-type="float" office:value="0.20664653823851" calcext:value-type="float">
            <text:p>0,2066465382</text:p>
          </table:table-cell>
          <table:table-cell table:number-columns-repeated="3"/>
        </table:table-row>
        <table:table-row table:style-name="ro1">
          <table:table-cell table:formula="of:=SQRT(POWER(['Y x U'.A41]-['X = 1EHZ - centroid'.A41];2) + POWER(['Y x U'.B41]-['X = 1EHZ - centroid'.B41];2) + POWER(['Y x U'.C41]-['X = 1EHZ - centroid'.C41];2))" office:value-type="float" office:value="0.372537279276763" calcext:value-type="float">
            <text:p>0,3725372793</text:p>
          </table:table-cell>
          <table:table-cell table:formula="of:=[.A42]*[.A42]" office:value-type="float" office:value="0.138784024450933" calcext:value-type="float">
            <text:p>0,1387840245</text:p>
          </table:table-cell>
          <table:table-cell table:number-columns-repeated="3"/>
        </table:table-row>
        <table:table-row table:style-name="ro1">
          <table:table-cell table:formula="of:=SQRT(POWER(['Y x U'.A42]-['X = 1EHZ - centroid'.A42];2) + POWER(['Y x U'.B42]-['X = 1EHZ - centroid'.B42];2) + POWER(['Y x U'.C42]-['X = 1EHZ - centroid'.C42];2))" office:value-type="float" office:value="0.403762440773608" calcext:value-type="float">
            <text:p>0,4037624408</text:p>
          </table:table-cell>
          <table:table-cell table:formula="of:=[.A43]*[.A43]" office:value-type="float" office:value="0.163024108579462" calcext:value-type="float">
            <text:p>0,1630241086</text:p>
          </table:table-cell>
          <table:table-cell table:number-columns-repeated="3"/>
        </table:table-row>
        <table:table-row table:style-name="ro1">
          <table:table-cell table:formula="of:=SQRT(POWER(['Y x U'.A43]-['X = 1EHZ - centroid'.A43];2) + POWER(['Y x U'.B43]-['X = 1EHZ - centroid'.B43];2) + POWER(['Y x U'.C43]-['X = 1EHZ - centroid'.C43];2))" office:value-type="float" office:value="0.520734202168632" calcext:value-type="float">
            <text:p>0,5207342022</text:p>
          </table:table-cell>
          <table:table-cell table:formula="of:=[.A44]*[.A44]" office:value-type="float" office:value="0.271164109308201" calcext:value-type="float">
            <text:p>0,2711641093</text:p>
          </table:table-cell>
          <table:table-cell table:number-columns-repeated="3"/>
        </table:table-row>
        <table:table-row table:style-name="ro1">
          <table:table-cell table:formula="of:=SQRT(POWER(['Y x U'.A44]-['X = 1EHZ - centroid'.A44];2) + POWER(['Y x U'.B44]-['X = 1EHZ - centroid'.B44];2) + POWER(['Y x U'.C44]-['X = 1EHZ - centroid'.C44];2))" office:value-type="float" office:value="0.315031567325216" calcext:value-type="float">
            <text:p>0,3150315673</text:p>
          </table:table-cell>
          <table:table-cell table:formula="of:=[.A45]*[.A45]" office:value-type="float" office:value="0.0992448884113822" calcext:value-type="float">
            <text:p>0,0992448884</text:p>
          </table:table-cell>
          <table:table-cell table:number-columns-repeated="3"/>
        </table:table-row>
        <table:table-row table:style-name="ro1">
          <table:table-cell table:formula="of:=SQRT(POWER(['Y x U'.A45]-['X = 1EHZ - centroid'.A45];2) + POWER(['Y x U'.B45]-['X = 1EHZ - centroid'.B45];2) + POWER(['Y x U'.C45]-['X = 1EHZ - centroid'.C45];2))" office:value-type="float" office:value="0.275175795594827" calcext:value-type="float">
            <text:p>0,2751757956</text:p>
          </table:table-cell>
          <table:table-cell table:formula="of:=[.A46]*[.A46]" office:value-type="float" office:value="0.0757217184812459" calcext:value-type="float">
            <text:p>0,0757217185</text:p>
          </table:table-cell>
          <table:table-cell table:number-columns-repeated="3"/>
        </table:table-row>
        <table:table-row table:style-name="ro1">
          <table:table-cell table:formula="of:=SQRT(POWER(['Y x U'.A46]-['X = 1EHZ - centroid'.A46];2) + POWER(['Y x U'.B46]-['X = 1EHZ - centroid'.B46];2) + POWER(['Y x U'.C46]-['X = 1EHZ - centroid'.C46];2))" office:value-type="float" office:value="0.356938666467682" calcext:value-type="float">
            <text:p>0,3569386665</text:p>
          </table:table-cell>
          <table:table-cell table:formula="of:=[.A47]*[.A47]" office:value-type="float" office:value="0.127405211619727" calcext:value-type="float">
            <text:p>0,1274052116</text:p>
          </table:table-cell>
          <table:table-cell table:number-columns-repeated="3"/>
        </table:table-row>
        <table:table-row table:style-name="ro1">
          <table:table-cell table:formula="of:=SQRT(POWER(['Y x U'.A47]-['X = 1EHZ - centroid'.A47];2) + POWER(['Y x U'.B47]-['X = 1EHZ - centroid'.B47];2) + POWER(['Y x U'.C47]-['X = 1EHZ - centroid'.C47];2))" office:value-type="float" office:value="0.273481792575003" calcext:value-type="float">
            <text:p>0,2734817926</text:p>
          </table:table-cell>
          <table:table-cell table:formula="of:=[.A48]*[.A48]" office:value-type="float" office:value="0.074792290870037" calcext:value-type="float">
            <text:p>0,0747922909</text:p>
          </table:table-cell>
          <table:table-cell table:number-columns-repeated="3"/>
        </table:table-row>
        <table:table-row table:style-name="ro1">
          <table:table-cell table:formula="of:=SQRT(POWER(['Y x U'.A48]-['X = 1EHZ - centroid'.A48];2) + POWER(['Y x U'.B48]-['X = 1EHZ - centroid'.B48];2) + POWER(['Y x U'.C48]-['X = 1EHZ - centroid'.C48];2))" office:value-type="float" office:value="0.0997129717844054" calcext:value-type="float">
            <text:p>0,0997129718</text:p>
          </table:table-cell>
          <table:table-cell table:formula="of:=[.A49]*[.A49]" office:value-type="float" office:value="0.00994267674207763" calcext:value-type="float">
            <text:p>0,0099426767</text:p>
          </table:table-cell>
          <table:table-cell table:number-columns-repeated="3"/>
        </table:table-row>
        <table:table-row table:style-name="ro1">
          <table:table-cell table:formula="of:=SQRT(POWER(['Y x U'.A49]-['X = 1EHZ - centroid'.A49];2) + POWER(['Y x U'.B49]-['X = 1EHZ - centroid'.B49];2) + POWER(['Y x U'.C49]-['X = 1EHZ - centroid'.C49];2))" office:value-type="float" office:value="0.063475453454756" calcext:value-type="float">
            <text:p>0,0634754535</text:p>
          </table:table-cell>
          <table:table-cell table:formula="of:=[.A50]*[.A50]" office:value-type="float" office:value="0.00402913319128689" calcext:value-type="float">
            <text:p>0,0040291332</text:p>
          </table:table-cell>
          <table:table-cell table:number-columns-repeated="3"/>
        </table:table-row>
        <table:table-row table:style-name="ro1">
          <table:table-cell table:formula="of:=SQRT(POWER(['Y x U'.A50]-['X = 1EHZ - centroid'.A50];2) + POWER(['Y x U'.B50]-['X = 1EHZ - centroid'.B50];2) + POWER(['Y x U'.C50]-['X = 1EHZ - centroid'.C50];2))" office:value-type="float" office:value="0.0589875657866434" calcext:value-type="float">
            <text:p>0,0589875658</text:p>
          </table:table-cell>
          <table:table-cell table:formula="of:=[.A51]*[.A51]" office:value-type="float" office:value="0.00347953291743359" calcext:value-type="float">
            <text:p>0,0034795329</text:p>
          </table:table-cell>
          <table:table-cell table:number-columns-repeated="3"/>
        </table:table-row>
        <table:table-row table:style-name="ro1">
          <table:table-cell table:formula="of:=SQRT(POWER(['Y x U'.A51]-['X = 1EHZ - centroid'.A51];2) + POWER(['Y x U'.B51]-['X = 1EHZ - centroid'.B51];2) + POWER(['Y x U'.C51]-['X = 1EHZ - centroid'.C51];2))" office:value-type="float" office:value="0.133928248944204" calcext:value-type="float">
            <text:p>0,1339282489</text:p>
          </table:table-cell>
          <table:table-cell table:formula="of:=[.A52]*[.A52]" office:value-type="float" office:value="0.0179367758652608" calcext:value-type="float">
            <text:p>0,0179367759</text:p>
          </table:table-cell>
          <table:table-cell table:number-columns-repeated="3"/>
        </table:table-row>
        <table:table-row table:style-name="ro1">
          <table:table-cell table:formula="of:=SQRT(POWER(['Y x U'.A52]-['X = 1EHZ - centroid'.A52];2) + POWER(['Y x U'.B52]-['X = 1EHZ - centroid'.B52];2) + POWER(['Y x U'.C52]-['X = 1EHZ - centroid'.C52];2))" office:value-type="float" office:value="0.211929933961244" calcext:value-type="float">
            <text:p>0,211929934</text:p>
          </table:table-cell>
          <table:table-cell table:formula="of:=[.A53]*[.A53]" office:value-type="float" office:value="0.0449142969088172" calcext:value-type="float">
            <text:p>0,0449142969</text:p>
          </table:table-cell>
          <table:table-cell table:number-columns-repeated="3"/>
        </table:table-row>
        <table:table-row table:style-name="ro1">
          <table:table-cell table:formula="of:=SQRT(POWER(['Y x U'.A53]-['X = 1EHZ - centroid'.A53];2) + POWER(['Y x U'.B53]-['X = 1EHZ - centroid'.B53];2) + POWER(['Y x U'.C53]-['X = 1EHZ - centroid'.C53];2))" office:value-type="float" office:value="0.226404821027486" calcext:value-type="float">
            <text:p>0,226404821</text:p>
          </table:table-cell>
          <table:table-cell table:formula="of:=[.A54]*[.A54]" office:value-type="float" office:value="0.0512591429844879" calcext:value-type="float">
            <text:p>0,051259143</text:p>
          </table:table-cell>
          <table:table-cell table:number-columns-repeated="3"/>
        </table:table-row>
        <table:table-row table:style-name="ro1">
          <table:table-cell table:formula="of:=SQRT(POWER(['Y x U'.A54]-['X = 1EHZ - centroid'.A54];2) + POWER(['Y x U'.B54]-['X = 1EHZ - centroid'.B54];2) + POWER(['Y x U'.C54]-['X = 1EHZ - centroid'.C54];2))" office:value-type="float" office:value="0.211945500656629" calcext:value-type="float">
            <text:p>0,2119455007</text:p>
          </table:table-cell>
          <table:table-cell table:formula="of:=[.A55]*[.A55]" office:value-type="float" office:value="0.0449208952485892" calcext:value-type="float">
            <text:p>0,0449208952</text:p>
          </table:table-cell>
          <table:table-cell table:number-columns-repeated="3"/>
        </table:table-row>
        <table:table-row table:style-name="ro1">
          <table:table-cell table:formula="of:=SQRT(POWER(['Y x U'.A55]-['X = 1EHZ - centroid'.A55];2) + POWER(['Y x U'.B55]-['X = 1EHZ - centroid'.B55];2) + POWER(['Y x U'.C55]-['X = 1EHZ - centroid'.C55];2))" office:value-type="float" office:value="0.174774144132831" calcext:value-type="float">
            <text:p>0,1747741441</text:p>
          </table:table-cell>
          <table:table-cell table:formula="of:=[.A56]*[.A56]" office:value-type="float" office:value="0.0305460014573637" calcext:value-type="float">
            <text:p>0,0305460015</text:p>
          </table:table-cell>
          <table:table-cell table:number-columns-repeated="3"/>
        </table:table-row>
        <table:table-row table:style-name="ro1">
          <table:table-cell table:formula="of:=SQRT(POWER(['Y x U'.A56]-['X = 1EHZ - centroid'.A56];2) + POWER(['Y x U'.B56]-['X = 1EHZ - centroid'.B56];2) + POWER(['Y x U'.C56]-['X = 1EHZ - centroid'.C56];2))" office:value-type="float" office:value="0.169592438084616" calcext:value-type="float">
            <text:p>0,1695924381</text:p>
          </table:table-cell>
          <table:table-cell table:formula="of:=[.A57]*[.A57]" office:value-type="float" office:value="0.0287615950554844" calcext:value-type="float">
            <text:p>0,0287615951</text:p>
          </table:table-cell>
          <table:table-cell table:number-columns-repeated="3"/>
        </table:table-row>
        <table:table-row table:style-name="ro1">
          <table:table-cell table:formula="of:=SQRT(POWER(['Y x U'.A57]-['X = 1EHZ - centroid'.A57];2) + POWER(['Y x U'.B57]-['X = 1EHZ - centroid'.B57];2) + POWER(['Y x U'.C57]-['X = 1EHZ - centroid'.C57];2))" office:value-type="float" office:value="0.15782511115018" calcext:value-type="float">
            <text:p>0,1578251112</text:p>
          </table:table-cell>
          <table:table-cell table:formula="of:=[.A58]*[.A58]" office:value-type="float" office:value="0.0249087657095668" calcext:value-type="float">
            <text:p>0,0249087657</text:p>
          </table:table-cell>
          <table:table-cell table:number-columns-repeated="3"/>
        </table:table-row>
        <table:table-row table:style-name="ro1">
          <table:table-cell table:formula="of:=SQRT(POWER(['Y x U'.A58]-['X = 1EHZ - centroid'.A58];2) + POWER(['Y x U'.B58]-['X = 1EHZ - centroid'.B58];2) + POWER(['Y x U'.C58]-['X = 1EHZ - centroid'.C58];2))" office:value-type="float" office:value="0.222448024538471" calcext:value-type="float">
            <text:p>0,2224480245</text:p>
          </table:table-cell>
          <table:table-cell table:formula="of:=[.A59]*[.A59]" office:value-type="float" office:value="0.0494831236210683" calcext:value-type="float">
            <text:p>0,0494831236</text:p>
          </table:table-cell>
          <table:table-cell table:number-columns-repeated="3"/>
        </table:table-row>
        <table:table-row table:style-name="ro1">
          <table:table-cell table:formula="of:=SQRT(POWER(['Y x U'.A59]-['X = 1EHZ - centroid'.A59];2) + POWER(['Y x U'.B59]-['X = 1EHZ - centroid'.B59];2) + POWER(['Y x U'.C59]-['X = 1EHZ - centroid'.C59];2))" office:value-type="float" office:value="0.152528979704097" calcext:value-type="float">
            <text:p>0,1525289797</text:p>
          </table:table-cell>
          <table:table-cell table:formula="of:=[.A60]*[.A60]" office:value-type="float" office:value="0.0232650896495728" calcext:value-type="float">
            <text:p>0,0232650896</text:p>
          </table:table-cell>
          <table:table-cell table:number-columns-repeated="3"/>
        </table:table-row>
        <table:table-row table:style-name="ro1">
          <table:table-cell table:formula="of:=SQRT(POWER(['Y x U'.A60]-['X = 1EHZ - centroid'.A60];2) + POWER(['Y x U'.B60]-['X = 1EHZ - centroid'.B60];2) + POWER(['Y x U'.C60]-['X = 1EHZ - centroid'.C60];2))" office:value-type="float" office:value="0.0869190976978179" calcext:value-type="float">
            <text:p>0,0869190977</text:p>
          </table:table-cell>
          <table:table-cell table:formula="of:=[.A61]*[.A61]" office:value-type="float" office:value="0.00755492954460282" calcext:value-type="float">
            <text:p>0,0075549295</text:p>
          </table:table-cell>
          <table:table-cell table:number-columns-repeated="3"/>
        </table:table-row>
        <table:table-row table:style-name="ro1">
          <table:table-cell table:formula="of:=SQRT(POWER(['Y x U'.A61]-['X = 1EHZ - centroid'.A61];2) + POWER(['Y x U'.B61]-['X = 1EHZ - centroid'.B61];2) + POWER(['Y x U'.C61]-['X = 1EHZ - centroid'.C61];2))" office:value-type="float" office:value="0.252572451071364" calcext:value-type="float">
            <text:p>0,2525724511</text:p>
          </table:table-cell>
          <table:table-cell table:formula="of:=[.A62]*[.A62]" office:value-type="float" office:value="0.0637928430401967" calcext:value-type="float">
            <text:p>0,063792843</text:p>
          </table:table-cell>
          <table:table-cell table:number-columns-repeated="3"/>
        </table:table-row>
        <table:table-row table:style-name="ro1">
          <table:table-cell table:formula="of:=SQRT(POWER(['Y x U'.A62]-['X = 1EHZ - centroid'.A62];2) + POWER(['Y x U'.B62]-['X = 1EHZ - centroid'.B62];2) + POWER(['Y x U'.C62]-['X = 1EHZ - centroid'.C62];2))" office:value-type="float" office:value="0.257414120901559" calcext:value-type="float">
            <text:p>0,2574141209</text:p>
          </table:table-cell>
          <table:table-cell table:formula="of:=[.A63]*[.A63]" office:value-type="float" office:value="0.0662620296395226" calcext:value-type="float">
            <text:p>0,0662620296</text:p>
          </table:table-cell>
          <table:table-cell table:number-columns-repeated="3"/>
        </table:table-row>
        <table:table-row table:style-name="ro1">
          <table:table-cell table:formula="of:=SQRT(POWER(['Y x U'.A63]-['X = 1EHZ - centroid'.A63];2) + POWER(['Y x U'.B63]-['X = 1EHZ - centroid'.B63];2) + POWER(['Y x U'.C63]-['X = 1EHZ - centroid'.C63];2))" office:value-type="float" office:value="0.243365791714637" calcext:value-type="float">
            <text:p>0,2433657917</text:p>
          </table:table-cell>
          <table:table-cell table:formula="of:=[.A64]*[.A64]" office:value-type="float" office:value="0.0592269085768919" calcext:value-type="float">
            <text:p>0,0592269086</text:p>
          </table:table-cell>
          <table:table-cell table:number-columns-repeated="3"/>
        </table:table-row>
        <table:table-row table:style-name="ro1">
          <table:table-cell table:formula="of:=SQRT(POWER(['Y x U'.A64]-['X = 1EHZ - centroid'.A64];2) + POWER(['Y x U'.B64]-['X = 1EHZ - centroid'.B64];2) + POWER(['Y x U'.C64]-['X = 1EHZ - centroid'.C64];2))" office:value-type="float" office:value="0.251375452853547" calcext:value-type="float">
            <text:p>0,2513754529</text:p>
          </table:table-cell>
          <table:table-cell table:formula="of:=[.A65]*[.A65]" office:value-type="float" office:value="0.0631896182973256" calcext:value-type="float">
            <text:p>0,0631896183</text:p>
          </table:table-cell>
          <table:table-cell table:number-columns-repeated="3"/>
        </table:table-row>
        <table:table-row table:style-name="ro1">
          <table:table-cell table:formula="of:=SQRT(POWER(['Y x U'.A65]-['X = 1EHZ - centroid'.A65];2) + POWER(['Y x U'.B65]-['X = 1EHZ - centroid'.B65];2) + POWER(['Y x U'.C65]-['X = 1EHZ - centroid'.C65];2))" office:value-type="float" office:value="0.120527037157855" calcext:value-type="float">
            <text:p>0,1205270372</text:p>
          </table:table-cell>
          <table:table-cell table:formula="of:=[.A66]*[.A66]" office:value-type="float" office:value="0.014526766686051" calcext:value-type="float">
            <text:p>0,0145267667</text:p>
          </table:table-cell>
          <table:table-cell table:number-columns-repeated="3"/>
        </table:table-row>
        <table:table-row table:style-name="ro1">
          <table:table-cell table:formula="of:=SQRT(POWER(['Y x U'.A66]-['X = 1EHZ - centroid'.A66];2) + POWER(['Y x U'.B66]-['X = 1EHZ - centroid'.B66];2) + POWER(['Y x U'.C66]-['X = 1EHZ - centroid'.C66];2))" office:value-type="float" office:value="0.160857688682052" calcext:value-type="float">
            <text:p>0,1608576887</text:p>
          </table:table-cell>
          <table:table-cell table:formula="of:=[.A67]*[.A67]" office:value-type="float" office:value="0.0258751960081321" calcext:value-type="float">
            <text:p>0,025875196</text:p>
          </table:table-cell>
          <table:table-cell table:number-columns-repeated="3"/>
        </table:table-row>
        <table:table-row table:style-name="ro1">
          <table:table-cell table:formula="of:=SQRT(POWER(['Y x U'.A67]-['X = 1EHZ - centroid'.A67];2) + POWER(['Y x U'.B67]-['X = 1EHZ - centroid'.B67];2) + POWER(['Y x U'.C67]-['X = 1EHZ - centroid'.C67];2))" office:value-type="float" office:value="0.25375549029223" calcext:value-type="float">
            <text:p>0,2537554903</text:p>
          </table:table-cell>
          <table:table-cell table:formula="of:=[.A68]*[.A68]" office:value-type="float" office:value="0.0643918488534501" calcext:value-type="float">
            <text:p>0,0643918489</text:p>
          </table:table-cell>
          <table:table-cell table:number-columns-repeated="3"/>
        </table:table-row>
        <table:table-row table:style-name="ro1">
          <table:table-cell table:formula="of:=SQRT(POWER(['Y x U'.A68]-['X = 1EHZ - centroid'.A68];2) + POWER(['Y x U'.B68]-['X = 1EHZ - centroid'.B68];2) + POWER(['Y x U'.C68]-['X = 1EHZ - centroid'.C68];2))" office:value-type="float" office:value="0.12666375299908" calcext:value-type="float">
            <text:p>0,126663753</text:p>
          </table:table-cell>
          <table:table-cell table:formula="of:=[.A69]*[.A69]" office:value-type="float" office:value="0.0160437063238118" calcext:value-type="float">
            <text:p>0,0160437063</text:p>
          </table:table-cell>
          <table:table-cell table:number-columns-repeated="3"/>
        </table:table-row>
        <table:table-row table:style-name="ro1">
          <table:table-cell table:formula="of:=SQRT(POWER(['Y x U'.A69]-['X = 1EHZ - centroid'.A69];2) + POWER(['Y x U'.B69]-['X = 1EHZ - centroid'.B69];2) + POWER(['Y x U'.C69]-['X = 1EHZ - centroid'.C69];2))" office:value-type="float" office:value="0.151587870597056" calcext:value-type="float">
            <text:p>0,1515878706</text:p>
          </table:table-cell>
          <table:table-cell table:formula="of:=[.A70]*[.A70]" office:value-type="float" office:value="0.0229788825121497" calcext:value-type="float">
            <text:p>0,0229788825</text:p>
          </table:table-cell>
          <table:table-cell table:number-columns-repeated="3"/>
        </table:table-row>
        <table:table-row table:style-name="ro1">
          <table:table-cell table:formula="of:=SQRT(POWER(['Y x U'.A70]-['X = 1EHZ - centroid'.A70];2) + POWER(['Y x U'.B70]-['X = 1EHZ - centroid'.B70];2) + POWER(['Y x U'.C70]-['X = 1EHZ - centroid'.C70];2))" office:value-type="float" office:value="0.23131941727261" calcext:value-type="float">
            <text:p>0,2313194173</text:p>
          </table:table-cell>
          <table:table-cell table:formula="of:=[.A71]*[.A71]" office:value-type="float" office:value="0.0535086728073398" calcext:value-type="float">
            <text:p>0,0535086728</text:p>
          </table:table-cell>
          <table:table-cell table:number-columns-repeated="3"/>
        </table:table-row>
        <table:table-row table:style-name="ro1">
          <table:table-cell table:formula="of:=SQRT(POWER(['Y x U'.A71]-['X = 1EHZ - centroid'.A71];2) + POWER(['Y x U'.B71]-['X = 1EHZ - centroid'.B71];2) + POWER(['Y x U'.C71]-['X = 1EHZ - centroid'.C71];2))" office:value-type="float" office:value="0.382554174524291" calcext:value-type="float">
            <text:p>0,3825541745</text:p>
          </table:table-cell>
          <table:table-cell table:formula="of:=[.A72]*[.A72]" office:value-type="float" office:value="0.146347696445961" calcext:value-type="float">
            <text:p>0,1463476964</text:p>
          </table:table-cell>
          <table:table-cell table:number-columns-repeated="3"/>
        </table:table-row>
        <table:table-row table:style-name="ro1">
          <table:table-cell table:formula="of:=SQRT(POWER(['Y x U'.A72]-['X = 1EHZ - centroid'.A72];2) + POWER(['Y x U'.B72]-['X = 1EHZ - centroid'.B72];2) + POWER(['Y x U'.C72]-['X = 1EHZ - centroid'.C72];2))" office:value-type="float" office:value="0.96792306891502" calcext:value-type="float">
            <text:p>0,9679230689</text:p>
          </table:table-cell>
          <table:table-cell table:formula="of:=[.A73]*[.A73]" office:value-type="float" office:value="0.93687506733787" calcext:value-type="float">
            <text:p>0,9368750673</text:p>
          </table:table-cell>
          <table:table-cell table:number-columns-repeated="3"/>
        </table:table-row>
        <table:table-row table:style-name="ro1">
          <table:table-cell table:formula="of:=SQRT(POWER(['Y x U'.A73]-['X = 1EHZ - centroid'.A73];2) + POWER(['Y x U'.B73]-['X = 1EHZ - centroid'.B73];2) + POWER(['Y x U'.C73]-['X = 1EHZ - centroid'.C73];2))" office:value-type="float" office:value="0.611678985292924" calcext:value-type="float">
            <text:p>0,6116789853</text:p>
          </table:table-cell>
          <table:table-cell table:formula="of:=[.A74]*[.A74]" office:value-type="float" office:value="0.374151181048981" calcext:value-type="float">
            <text:p>0,374151181</text:p>
          </table:table-cell>
          <table:table-cell table:number-columns-repeated="3"/>
        </table:table-row>
        <table:table-row table:style-name="ro1">
          <table:table-cell table:formula="of:=SQRT(POWER(['Y x U'.A74]-['X = 1EHZ - centroid'.A74];2) + POWER(['Y x U'.B74]-['X = 1EHZ - centroid'.B74];2) + POWER(['Y x U'.C74]-['X = 1EHZ - centroid'.C74];2))" office:value-type="float" office:value="0.250939124642927" calcext:value-type="float">
            <text:p>0,2509391246</text:p>
          </table:table-cell>
          <table:table-cell table:formula="of:=[.A75]*[.A75]" office:value-type="float" office:value="0.0629704442765586" calcext:value-type="float">
            <text:p>0,0629704443</text:p>
          </table:table-cell>
          <table:table-cell table:number-columns-repeated="3"/>
        </table:table-row>
        <table:table-row table:style-name="ro1">
          <table:table-cell table:formula="of:=SQRT(POWER(['Y x U'.A75]-['X = 1EHZ - centroid'.A75];2) + POWER(['Y x U'.B75]-['X = 1EHZ - centroid'.B75];2) + POWER(['Y x U'.C75]-['X = 1EHZ - centroid'.C75];2))" office:value-type="float" office:value="0.525298583027877" calcext:value-type="float">
            <text:p>0,525298583</text:p>
          </table:table-cell>
          <table:table-cell table:formula="of:=[.A76]*[.A76]" office:value-type="float" office:value="0.275938601331096" calcext:value-type="float">
            <text:p>0,2759386013</text:p>
          </table:table-cell>
          <table:table-cell table:number-columns-repeated="3"/>
        </table:table-row>
        <table:table-row table:style-name="ro1">
          <table:table-cell table:formula="of:=SQRT(POWER(['Y x U'.A76]-['X = 1EHZ - centroid'.A76];2) + POWER(['Y x U'.B76]-['X = 1EHZ - centroid'.B76];2) + POWER(['Y x U'.C76]-['X = 1EHZ - centroid'.C76];2))" office:value-type="float" office:value="0.566763413322047" calcext:value-type="float">
            <text:p>0,5667634133</text:p>
          </table:table-cell>
          <table:table-cell table:formula="of:=[.A77]*[.A77]" office:value-type="float" office:value="0.321220766680458" calcext:value-type="float">
            <text:p>0,3212207667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DemiLight" style:font-family-asian="'Noto Sans CJK JP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3:57:11.926937383</meta:creation-date>
    <dc:date>2015-05-06T14:25:02.992871294</dc:date>
    <meta:editing-duration>PT27M48S</meta:editing-duration>
    <meta:editing-cycles>10</meta:editing-cycles>
    <meta:generator>LibreOffice/4.4.1.2$Linux_X86_64 LibreOffice_project/40m0$Build-2</meta:generator>
    <meta:document-statistic meta:table-count="10" meta:cell-count="2964" meta:object-count="0"/>
  </office:meta>
</office:document-meta>
</file>